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99cm"/>
    </style:style>
    <style:style style:name="Table1.B" style:family="table-column">
      <style:table-column-properties style:column-width="2.565cm"/>
    </style:style>
    <style:style style:name="Table1.C" style:family="table-column">
      <style:table-column-properties style:column-width="3.11cm"/>
    </style:style>
    <style:style style:name="Table1.D" style:family="table-column">
      <style:table-column-properties style:column-width="2.697cm"/>
    </style:style>
    <style:style style:name="Table1.E" style:family="table-column">
      <style:table-column-properties style:column-width="2.708cm"/>
    </style:style>
    <style:style style:name="Table1.F" style:family="table-column">
      <style:table-column-properties style:column-width="3.52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126cm"/>
    </style:style>
    <style:style style:name="Table2.B" style:family="table-column">
      <style:table-column-properties style:column-width="2.207cm"/>
    </style:style>
    <style:style style:name="Table2.C" style:family="table-column">
      <style:table-column-properties style:column-width="2.371cm"/>
    </style:style>
    <style:style style:name="Table2.D" style:family="table-column">
      <style:table-column-properties style:column-width="3.293cm"/>
    </style:style>
    <style:style style:name="Table2.E" style:family="table-column">
      <style:table-column-properties style:column-width="5.00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228cm"/>
    </style:style>
    <style:style style:name="Table3.B" style:family="table-column">
      <style:table-column-properties style:column-width="1.69cm"/>
    </style:style>
    <style:style style:name="Table3.C" style:family="table-column">
      <style:table-column-properties style:column-width="3.381cm"/>
    </style:style>
    <style:style style:name="Table3.D" style:family="table-column">
      <style:table-column-properties style:column-width="5.479cm"/>
    </style:style>
    <style:style style:name="Table3.E" style:family="table-column">
      <style:table-column-properties style:column-width="3.22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939cm"/>
    </style:style>
    <style:style style:name="Table4.B" style:family="table-column">
      <style:table-column-properties style:column-width="2.701cm"/>
    </style:style>
    <style:style style:name="Table4.C" style:family="table-column">
      <style:table-column-properties style:column-width="3.145cm"/>
    </style:style>
    <style:style style:name="Table4.D" style:family="table-column">
      <style:table-column-properties style:column-width="5.168cm"/>
    </style:style>
    <style:style style:name="Table4.E" style:family="table-column">
      <style:table-column-properties style:column-width="3.04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905cm"/>
    </style:style>
    <style:style style:name="Table5.B" style:family="table-column">
      <style:table-column-properties style:column-width="2.676cm"/>
    </style:style>
    <style:style style:name="Table5.C" style:family="table-column">
      <style:table-column-properties style:column-width="3.133cm"/>
    </style:style>
    <style:style style:name="Table5.D" style:family="table-column">
      <style:table-column-properties style:column-width="5.179cm"/>
    </style:style>
    <style:style style:name="Table5.E" style:family="table-column">
      <style:table-column-properties style:column-width="3.108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845cm"/>
    </style:style>
    <style:style style:name="Table6.B" style:family="table-column">
      <style:table-column-properties style:column-width="2.713cm"/>
    </style:style>
    <style:style style:name="Table6.C" style:family="table-column">
      <style:table-column-properties style:column-width="3.157cm"/>
    </style:style>
    <style:style style:name="Table6.D" style:family="table-column">
      <style:table-column-properties style:column-width="5.158cm"/>
    </style:style>
    <style:style style:name="Table6.E" style:family="table-column">
      <style:table-column-properties style:column-width="3.127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933cm"/>
    </style:style>
    <style:style style:name="Table7.B" style:family="table-column">
      <style:table-column-properties style:column-width="2.212cm"/>
    </style:style>
    <style:style style:name="Table7.C" style:family="table-column">
      <style:table-column-properties style:column-width="2.916cm"/>
    </style:style>
    <style:style style:name="Table7.D" style:family="table-column">
      <style:table-column-properties style:column-width="5.373cm"/>
    </style:style>
    <style:style style:name="Table7.E" style:family="table-column">
      <style:table-column-properties style:column-width="3.56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228cm"/>
    </style:style>
    <style:style style:name="Table8.B" style:family="table-column">
      <style:table-column-properties style:column-width="1.69cm"/>
    </style:style>
    <style:style style:name="Table8.C" style:family="table-column">
      <style:table-column-properties style:column-width="3.381cm"/>
    </style:style>
    <style:style style:name="Table8.D" style:family="table-column">
      <style:table-column-properties style:column-width="5.479cm"/>
    </style:style>
    <style:style style:name="Table8.E" style:family="table-column">
      <style:table-column-properties style:column-width="3.223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2.939cm"/>
    </style:style>
    <style:style style:name="Table9.B" style:family="table-column">
      <style:table-column-properties style:column-width="2.701cm"/>
    </style:style>
    <style:style style:name="Table9.C" style:family="table-column">
      <style:table-column-properties style:column-width="3.145cm"/>
    </style:style>
    <style:style style:name="Table9.D" style:family="table-column">
      <style:table-column-properties style:column-width="5.168cm"/>
    </style:style>
    <style:style style:name="Table9.E" style:family="table-column">
      <style:table-column-properties style:column-width="3.048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2.905cm"/>
    </style:style>
    <style:style style:name="Table10.B" style:family="table-column">
      <style:table-column-properties style:column-width="2.676cm"/>
    </style:style>
    <style:style style:name="Table10.C" style:family="table-column">
      <style:table-column-properties style:column-width="3.133cm"/>
    </style:style>
    <style:style style:name="Table10.D" style:family="table-column">
      <style:table-column-properties style:column-width="5.179cm"/>
    </style:style>
    <style:style style:name="Table10.E" style:family="table-column">
      <style:table-column-properties style:column-width="3.108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2.845cm"/>
    </style:style>
    <style:style style:name="Table11.B" style:family="table-column">
      <style:table-column-properties style:column-width="2.713cm"/>
    </style:style>
    <style:style style:name="Table11.C" style:family="table-column">
      <style:table-column-properties style:column-width="3.157cm"/>
    </style:style>
    <style:style style:name="Table11.D" style:family="table-column">
      <style:table-column-properties style:column-width="5.158cm"/>
    </style:style>
    <style:style style:name="Table11.E" style:family="table-column">
      <style:table-column-properties style:column-width="3.127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933cm"/>
    </style:style>
    <style:style style:name="Table12.B" style:family="table-column">
      <style:table-column-properties style:column-width="2.212cm"/>
    </style:style>
    <style:style style:name="Table12.C" style:family="table-column">
      <style:table-column-properties style:column-width="2.916cm"/>
    </style:style>
    <style:style style:name="Table12.D" style:family="table-column">
      <style:table-column-properties style:column-width="5.373cm"/>
    </style:style>
    <style:style style:name="Table12.E" style:family="table-column">
      <style:table-column-properties style:column-width="3.567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842cm"/>
    </style:style>
    <style:style style:name="Table13.B" style:family="table-column">
      <style:table-column-properties style:column-width="3.761cm"/>
    </style:style>
    <style:style style:name="Table13.C" style:family="table-column">
      <style:table-column-properties style:column-width="5.713cm"/>
    </style:style>
    <style:style style:name="Table13.D" style:family="table-column">
      <style:table-column-properties style:column-width="4.685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3.812cm"/>
    </style:style>
    <style:style style:name="Table14.B" style:family="table-column">
      <style:table-column-properties style:column-width="1.757cm"/>
    </style:style>
    <style:style style:name="Table14.C" style:family="table-column">
      <style:table-column-properties style:column-width="3.297cm"/>
    </style:style>
    <style:style style:name="Table14.D" style:family="table-column">
      <style:table-column-properties style:column-width="8.13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2.376cm"/>
    </style:style>
    <style:style style:name="Table15.B" style:family="table-column">
      <style:table-column-properties style:column-width="3.582cm"/>
    </style:style>
    <style:style style:name="Table15.C" style:family="table-column">
      <style:table-column-properties style:column-width="5.588cm"/>
    </style:style>
    <style:style style:name="Table15.D" style:family="table-column">
      <style:table-column-properties style:column-width="5.454cm"/>
    </style:style>
    <style:style style:name="Table15.A1" style:family="table-cell">
      <style:table-cell-properties style:vertical-align="middle" fo:padding="0.049cm" fo:border="none"/>
    </style:style>
    <style:style style:name="Table15.D4" style:family="table-cell">
      <style:table-cell-properties fo:padding="0.049cm" fo:border="none"/>
    </style:style>
    <style:style style:name="Table16" style:family="table">
      <style:table-properties style:width="17cm" table:align="left"/>
    </style:style>
    <style:style style:name="Table16.A" style:family="table-column">
      <style:table-column-properties style:column-width="4.177cm"/>
    </style:style>
    <style:style style:name="Table16.B" style:family="table-column">
      <style:table-column-properties style:column-width="3.949cm"/>
    </style:style>
    <style:style style:name="Table16.C" style:family="table-column">
      <style:table-column-properties style:column-width="4.531cm"/>
    </style:style>
    <style:style style:name="Table16.D" style:family="table-column">
      <style:table-column-properties style:column-width="4.343cm"/>
    </style:style>
    <style:style style:name="Table16.A1" style:family="table-cell">
      <style:table-cell-properties style:vertical-align="middle" fo:padding="0.049cm" fo:border="none"/>
    </style:style>
    <style:style style:name="Table16.C1" style:family="table-cell">
      <style:table-cell-properties fo:padding="0.049cm" fo:border="none"/>
    </style:style>
    <style:style style:name="Table16.D1" style:family="table-cell">
      <style:table-cell-properties fo:padding="0.049cm" fo:border="none"/>
    </style:style>
    <style:style style:name="Table17" style:family="table">
      <style:table-properties style:width="17cm" table:align="left"/>
    </style:style>
    <style:style style:name="Table17.A" style:family="table-column">
      <style:table-column-properties style:column-width="3.339cm"/>
    </style:style>
    <style:style style:name="Table17.B" style:family="table-column">
      <style:table-column-properties style:column-width="4.239cm"/>
    </style:style>
    <style:style style:name="Table17.C" style:family="table-column">
      <style:table-column-properties style:column-width="5.066cm"/>
    </style:style>
    <style:style style:name="Table17.D" style:family="table-column">
      <style:table-column-properties style:column-width="4.357cm"/>
    </style:style>
    <style:style style:name="Table17.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cm" fo:margin-bottom="0cm" loext:contextual-spacing="false"/>
    </style:style>
    <style:style style:name="P5" style:family="paragraph" style:parent-style-name="Table_20_Contents">
      <style:text-properties fo:font-size="2pt" style:font-size-asian="2pt" style:font-size-complex="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You said:</text:h>
      <text:p text:style-name="Text_20_body">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text:p>
      <text:h text:style-name="Heading_20_6" text:outline-level="6">ChatGPT said:</text:h>
      <text:p text:style-name="Text_20_body">Great! You're diving into a powerful unifying idea in mathematics — <text:span text:style-name="Strong_20_Emphasis">simplification through equivalence, reduction, and limits</text:span>. These concepts appear across fields like algebra, topology, and analysis in surprisingly parallel ways. Let’s break it down first with an abstract-intuitive vs formal comparison across subjects, then follow with a focused table for how these techniques appear specifically in <text:span text:style-name="Emphasis">Michael Artin’s</text:span> <text:span text:style-name="Strong_20_Emphasis">Abstract Algebra</text:span>.</text:p>
      <text:p text:style-name="Horizontal_20_Line"/>
      <text:h text:style-name="Heading_20_3" text:outline-level="3"><text:span text:style-name="Strong_20_Emphasis">Cross-Disciplinary Summary Table: Quotienting, Collapsing, Limiting</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span text:style-name="Strong_20_Emphasis">Technique</text:span></text:p>
            </table:table-cell>
            <table:table-cell table:style-name="Table1.A1" office:value-type="string">
              <text:p text:style-name="Table_20_Heading"><text:span text:style-name="Strong_20_Emphasis">Intuition (Informal)</text:span></text:p>
            </table:table-cell>
            <table:table-cell table:style-name="Table1.A1" office:value-type="string">
              <text:p text:style-name="Table_20_Heading"><text:span text:style-name="Strong_20_Emphasis">Formal (Math)</text:span></text:p>
            </table:table-cell>
            <table:table-cell table:style-name="Table1.A1" office:value-type="string">
              <text:p text:style-name="Table_20_Heading"><text:span text:style-name="Strong_20_Emphasis">In Algebra</text:span></text:p>
            </table:table-cell>
            <table:table-cell table:style-name="Table1.A1" office:value-type="string">
              <text:p text:style-name="Table_20_Heading"><text:span text:style-name="Strong_20_Emphasis">In Topology</text:span></text:p>
            </table:table-cell>
            <table:table-cell table:style-name="Table1.A1" office:value-type="string">
              <text:p text:style-name="Table_20_Heading"><text:span text:style-name="Strong_20_Emphasis">In Analysis</text:span></text:p>
            </table:table-cell>
          </table:table-row>
        </table:table-header-rows>
        <table:table-row>
          <table:table-cell table:style-name="Table1.A1" office:value-type="string">
            <text:p text:style-name="Table_20_Contents"><text:span text:style-name="Strong_20_Emphasis">Quotienting</text:span></text:p>
          </table:table-cell>
          <table:table-cell table:style-name="Table1.A1" office:value-type="string">
            <text:p text:style-name="Table_20_Contents">"Identify things as equal"</text:p>
          </table:table-cell>
          <table:table-cell table:style-name="Table1.A1" office:value-type="string">
            <text:p text:style-name="Table_20_Contents">Form equivalence classes and form quotient structures</text:p>
          </table:table-cell>
          <table:table-cell table:style-name="Table1.A1" office:value-type="string">
            <text:p text:style-name="Table_20_Contents">Quotient group G/N, ring mod ideal</text:p>
          </table:table-cell>
          <table:table-cell table:style-name="Table1.A1" office:value-type="string">
            <text:p text:style-name="Table_20_Contents">Quotient space X/∼</text:p>
          </table:table-cell>
          <table:table-cell table:style-name="Table1.A1" office:value-type="string">
            <text:p text:style-name="Table_20_Contents">Factoring functions by periodicity, R/Z</text:p>
          </table:table-cell>
        </table:table-row>
        <table:table-row>
          <table:table-cell table:style-name="Table1.A1" office:value-type="string">
            <text:p text:style-name="Table_20_Contents"><text:span text:style-name="Strong_20_Emphasis">Collapsing</text:span></text:p>
          </table:table-cell>
          <table:table-cell table:style-name="Table1.A1" office:value-type="string">
            <text:p text:style-name="Table_20_Contents">"Shrink or crush part of the space"</text:p>
          </table:table-cell>
          <table:table-cell table:style-name="Table1.A1" office:value-type="string">
            <text:p text:style-name="Table_20_Contents">Mapping a subset to a point</text:p>
          </table:table-cell>
          <table:table-cell table:style-name="Table1.A1" office:value-type="string">
            <text:p text:style-name="Table_20_Contents">Mod out submodule</text:p>
          </table:table-cell>
          <table:table-cell table:style-name="Table1.A1" office:value-type="string">
            <text:p text:style-name="Table_20_Contents">Collapse subspace to a point (e.g., cone)</text:p>
          </table:table-cell>
          <table:table-cell table:style-name="Table1.A1" office:value-type="string">
            <text:p text:style-name="Table_20_Contents">Uniform convergence to a limit collapses variation</text:p>
          </table:table-cell>
        </table:table-row>
        <table:table-row>
          <table:table-cell table:style-name="Table1.A1" office:value-type="string">
            <text:p text:style-name="Table_20_Contents"><text:span text:style-name="Strong_20_Emphasis">Limiting</text:span></text:p>
          </table:table-cell>
          <table:table-cell table:style-name="Table1.A1" office:value-type="string">
            <text:p text:style-name="Table_20_Contents">"Approach a simpler structure"</text:p>
          </table:table-cell>
          <table:table-cell table:style-name="Table1.A1" office:value-type="string">
            <text:p text:style-name="Table_20_Contents">Limit of a sequence or diagram</text:p>
          </table:table-cell>
          <table:table-cell table:style-name="Table1.A1" office:value-type="string">
            <text:p text:style-name="Table_20_Contents">Direct/inverse limits, Zorn’s Lemma</text:p>
          </table:table-cell>
          <table:table-cell table:style-name="Table1.A1" office:value-type="string">
            <text:p text:style-name="Table_20_Contents">Inverse limit of topological spaces</text:p>
          </table:table-cell>
          <table:table-cell table:style-name="Table1.A1" office:value-type="string">
            <text:p text:style-name="Table_20_Contents">limn→∞​fn​(x), completeness</text:p>
          </table:table-cell>
        </table:table-row>
        <table:table-row>
          <table:table-cell table:style-name="Table1.A1" office:value-type="string">
            <text:p text:style-name="Table_20_Contents"><text:span text:style-name="Strong_20_Emphasis">Reduction</text:span></text:p>
          </table:table-cell>
          <table:table-cell table:style-name="Table1.A1" office:value-type="string">
            <text:p text:style-name="Table_20_Contents">"Simplify the system via structure"</text:p>
          </table:table-cell>
          <table:table-cell table:style-name="Table1.A1" office:value-type="string">
            <text:p text:style-name="Table_20_Contents">Reduce modulo prime or ideal</text:p>
          </table:table-cell>
          <table:table-cell table:style-name="Table1.A1" office:value-type="string">
            <text:p text:style-name="Table_20_Contents">Reduce mod p, Jordan-Hölder theorem</text:p>
          </table:table-cell>
          <table:table-cell table:style-name="Table1.A1" office:value-type="string">
            <text:p text:style-name="Table_20_Contents">Retraction to subspaces</text:p>
          </table:table-cell>
          <table:table-cell table:style-name="Table1.A1" office:value-type="string">
            <text:p text:style-name="Table_20_Contents">Reduce differential equations to simpler forms</text:p>
          </table:table-cell>
        </table:table-row>
        <table:table-row>
          <table:table-cell table:style-name="Table1.A1" office:value-type="string">
            <text:p text:style-name="Table_20_Contents"><text:span text:style-name="Strong_20_Emphasis">Contraction</text:span></text:p>
          </table:table-cell>
          <table:table-cell table:style-name="Table1.A1" office:value-type="string">
            <text:p text:style-name="Table_20_Contents">"Shrink geometry or algebraic data"</text:p>
          </table:table-cell>
          <table:table-cell table:style-name="Table1.A1" office:value-type="string">
            <text:p text:style-name="Table_20_Contents">Homotopy contraction or algebraic contraction</text:p>
          </table:table-cell>
          <table:table-cell table:style-name="Table1.A1" office:value-type="string">
            <text:p text:style-name="Table_20_Contents">Nilpotent elements, contraction mappings</text:p>
          </table:table-cell>
          <table:table-cell table:style-name="Table1.A1" office:value-type="string">
            <text:p text:style-name="Table_20_Contents">Homotopy contraction of spaces</text:p>
          </table:table-cell>
          <table:table-cell table:style-name="Table1.A1" office:value-type="string">
            <text:p text:style-name="Table_20_Contents">Contraction mapping theorem</text:p>
          </table:table-cell>
        </table:table-row>
      </table:table>
      <text:p text:style-name="Horizontal_20_Line"/>
      <text:h text:style-name="Heading_20_3" text:outline-level="3"><text:span text:style-name="Strong_20_Emphasis">Techniques in Artin’s </text:span><text:span text:style-name="Strong_20_Emphasis"><text:span text:style-name="Emphasis">Abstract Algebra</text:span></text:span><text:span text:style-name="Strong_20_Emphasis"> — Theorem Table</text:span></text:h>
      <text:p text:style-name="Text_20_body">Here's how those concepts (quotienting, limiting, collapsing) underpin key results in <text:span text:style-name="Emphasis">Artin's Abstract Algebra</text:span> — presented in table format by <text:span text:style-name="Strong_20_Emphasis">Theorem / Lemma / Corollary</text:span>, identifying the method use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ext:span text:style-name="Strong_20_Emphasis">Theorem / Result</text:span></text:p>
            </table:table-cell>
            <table:table-cell table:style-name="Table2.A1" office:value-type="string">
              <text:p text:style-name="Table_20_Heading"><text:span text:style-name="Strong_20_Emphasis">Chapter</text:span></text:p>
            </table:table-cell>
            <table:table-cell table:style-name="Table2.A1" office:value-type="string">
              <text:p text:style-name="Table_20_Heading"><text:span text:style-name="Strong_20_Emphasis">Type</text:span></text:p>
            </table:table-cell>
            <table:table-cell table:style-name="Table2.A1" office:value-type="string">
              <text:p text:style-name="Table_20_Heading"><text:span text:style-name="Strong_20_Emphasis">Technique Used</text:span></text:p>
            </table:table-cell>
            <table:table-cell table:style-name="Table2.A1" office:value-type="string">
              <text:p text:style-name="Table_20_Heading"><text:span text:style-name="Strong_20_Emphasis">Explanation</text:span></text:p>
            </table:table-cell>
          </table:table-row>
        </table:table-header-rows>
        <table:table-row>
          <table:table-cell table:style-name="Table2.A1" office:value-type="string">
            <text:p text:style-name="Table_20_Contents">First Isomorphism Theorem (Groups)</text:p>
          </table:table-cell>
          <table:table-cell table:style-name="Table2.A1" office:value-type="string">
            <text:p text:style-name="Table_20_Contents">Chapter 2</text:p>
          </table:table-cell>
          <table:table-cell table:style-name="Table2.A1" office:value-type="string">
            <text:p text:style-name="Table_20_Contents">Theorem</text:p>
          </table:table-cell>
          <table:table-cell table:style-name="Table2.A1" office:value-type="string">
            <text:p text:style-name="Table_20_Contents">Quotienting</text:p>
          </table:table-cell>
          <table:table-cell table:style-name="Table2.A1" office:value-type="string">
            <text:p text:style-name="Table_20_Contents">Forms G/ker(ϕ)≅Im(ϕ), collapses kernel to identity</text:p>
          </table:table-cell>
        </table:table-row>
        <text:soft-page-break/>
        <table:table-row>
          <table:table-cell table:style-name="Table2.A1" office:value-type="string">
            <text:p text:style-name="Table_20_Contents">Lagrange’s Theorem</text:p>
          </table:table-cell>
          <table:table-cell table:style-name="Table2.A1" office:value-type="string">
            <text:p text:style-name="Table_20_Contents">Chapter 2</text:p>
          </table:table-cell>
          <table:table-cell table:style-name="Table2.A1" office:value-type="string">
            <text:p text:style-name="Table_20_Contents">Theorem</text:p>
          </table:table-cell>
          <table:table-cell table:style-name="Table2.A1" office:value-type="string">
            <text:p text:style-name="Table_20_Contents">Quotienting (cosets)</text:p>
          </table:table-cell>
          <table:table-cell table:style-name="Table2.A1" office:value-type="string">
            <text:p text:style-name="Table_20_Contents">Coset partition forms a quotient set</text:p>
          </table:table-cell>
        </table:table-row>
        <table:table-row>
          <table:table-cell table:style-name="Table2.A1" office:value-type="string">
            <text:p text:style-name="Table_20_Contents">Fundamental Theorem of Finite Abelian Groups</text:p>
          </table:table-cell>
          <table:table-cell table:style-name="Table2.A1" office:value-type="string">
            <text:p text:style-name="Table_20_Contents">Chapter 11</text:p>
          </table:table-cell>
          <table:table-cell table:style-name="Table2.A1" office:value-type="string">
            <text:p text:style-name="Table_20_Contents">Theorem</text:p>
          </table:table-cell>
          <table:table-cell table:style-name="Table2.A1" office:value-type="string">
            <text:p text:style-name="Table_20_Contents">Decomposition, Collapse</text:p>
          </table:table-cell>
          <table:table-cell table:style-name="Table2.A1" office:value-type="string">
            <text:p text:style-name="Table_20_Contents">Collapses group structure into direct sum of cyclic components</text:p>
          </table:table-cell>
        </table:table-row>
        <table:table-row>
          <table:table-cell table:style-name="Table2.A1" office:value-type="string">
            <text:p text:style-name="Table_20_Contents">Structure Theorem for Finitely Generated Modules</text:p>
          </table:table-cell>
          <table:table-cell table:style-name="Table2.A1" office:value-type="string">
            <text:p text:style-name="Table_20_Contents">Chapter 12</text:p>
          </table:table-cell>
          <table:table-cell table:style-name="Table2.A1" office:value-type="string">
            <text:p text:style-name="Table_20_Contents">Theorem</text:p>
          </table:table-cell>
          <table:table-cell table:style-name="Table2.A1" office:value-type="string">
            <text:p text:style-name="Table_20_Contents">Quotient, Reduction</text:p>
          </table:table-cell>
          <table:table-cell table:style-name="Table2.A1" office:value-type="string">
            <text:p text:style-name="Table_20_Contents">Breaks module down by quotienting submodules</text:p>
          </table:table-cell>
        </table:table-row>
        <table:table-row>
          <table:table-cell table:style-name="Table2.A1" office:value-type="string">
            <text:p text:style-name="Table_20_Contents">Direct Product of Rings</text:p>
          </table:table-cell>
          <table:table-cell table:style-name="Table2.A1" office:value-type="string">
            <text:p text:style-name="Table_20_Contents">Chapter 10</text:p>
          </table:table-cell>
          <table:table-cell table:style-name="Table2.A1" office:value-type="string">
            <text:p text:style-name="Table_20_Contents">Construction</text:p>
          </table:table-cell>
          <table:table-cell table:style-name="Table2.A1" office:value-type="string">
            <text:p text:style-name="Table_20_Contents">Limiting/Reduction</text:p>
          </table:table-cell>
          <table:table-cell table:style-name="Table2.A1" office:value-type="string">
            <text:p text:style-name="Table_20_Contents">Structures collapsed into components</text:p>
          </table:table-cell>
        </table:table-row>
        <table:table-row>
          <table:table-cell table:style-name="Table2.A1" office:value-type="string">
            <text:p text:style-name="Table_20_Contents">Polynomial Factor Rings F[x]/(f(x))</text:p>
          </table:table-cell>
          <table:table-cell table:style-name="Table2.A1" office:value-type="string">
            <text:p text:style-name="Table_20_Contents">Chapter 7</text:p>
          </table:table-cell>
          <table:table-cell table:style-name="Table2.A1" office:value-type="string">
            <text:p text:style-name="Table_20_Contents">Construction</text:p>
          </table:table-cell>
          <table:table-cell table:style-name="Table2.A1" office:value-type="string">
            <text:p text:style-name="Table_20_Contents">Quotient Ring</text:p>
          </table:table-cell>
          <table:table-cell table:style-name="Table2.A1" office:value-type="string">
            <text:p text:style-name="Table_20_Contents">Collapses ideal generated by f(x)</text:p>
          </table:table-cell>
        </table:table-row>
        <table:table-row>
          <table:table-cell table:style-name="Table2.A1" office:value-type="string">
            <text:p text:style-name="Table_20_Contents">Chinese Remainder Theorem</text:p>
          </table:table-cell>
          <table:table-cell table:style-name="Table2.A1" office:value-type="string">
            <text:p text:style-name="Table_20_Contents">Chapter 10</text:p>
          </table:table-cell>
          <table:table-cell table:style-name="Table2.A1" office:value-type="string">
            <text:p text:style-name="Table_20_Contents">Theorem</text:p>
          </table:table-cell>
          <table:table-cell table:style-name="Table2.A1" office:value-type="string">
            <text:p text:style-name="Table_20_Contents">Quotienting, Modular</text:p>
          </table:table-cell>
          <table:table-cell table:style-name="Table2.A1" office:value-type="string">
            <text:p text:style-name="Table_20_Contents">Uses quotient rings and product structures</text:p>
          </table:table-cell>
        </table:table-row>
        <table:table-row>
          <table:table-cell table:style-name="Table2.A1" office:value-type="string">
            <text:p text:style-name="Table_20_Contents">Zorn’s Lemma Use in Maximal Ideals</text:p>
          </table:table-cell>
          <table:table-cell table:style-name="Table2.A1" office:value-type="string">
            <text:p text:style-name="Table_20_Contents">Appendix / Ch 11</text:p>
          </table:table-cell>
          <table:table-cell table:style-name="Table2.A1" office:value-type="string">
            <text:p text:style-name="Table_20_Contents">Lemma</text:p>
          </table:table-cell>
          <table:table-cell table:style-name="Table2.A1" office:value-type="string">
            <text:p text:style-name="Table_20_Contents">Limiting / Inductive</text:p>
          </table:table-cell>
          <table:table-cell table:style-name="Table2.A1" office:value-type="string">
            <text:p text:style-name="Table_20_Contents">Applies limiting process via chains</text:p>
          </table:table-cell>
        </table:table-row>
        <table:table-row>
          <table:table-cell table:style-name="Table2.A1" office:value-type="string">
            <text:p text:style-name="Table_20_Contents">Field Extension Tower Law</text:p>
          </table:table-cell>
          <table:table-cell table:style-name="Table2.A1" office:value-type="string">
            <text:p text:style-name="Table_20_Contents">Chapter 14</text:p>
          </table:table-cell>
          <table:table-cell table:style-name="Table2.A1" office:value-type="string">
            <text:p text:style-name="Table_20_Contents">Theorem</text:p>
          </table:table-cell>
          <table:table-cell table:style-name="Table2.A1" office:value-type="string">
            <text:p text:style-name="Table_20_Contents">Layered Quotients</text:p>
          </table:table-cell>
          <table:table-cell table:style-name="Table2.A1" office:value-type="string">
            <text:p text:style-name="Table_20_Contents">Each extension collapses intermediate field via quotient</text:p>
          </table:table-cell>
        </table:table-row>
        <table:table-row>
          <table:table-cell table:style-name="Table2.A1" office:value-type="string">
            <text:p text:style-name="Table_20_Contents">Sylow Theorems</text:p>
          </table:table-cell>
          <table:table-cell table:style-name="Table2.A1" office:value-type="string">
            <text:p text:style-name="Table_20_Contents">Chapter 5</text:p>
          </table:table-cell>
          <table:table-cell table:style-name="Table2.A1" office:value-type="string">
            <text:p text:style-name="Table_20_Contents">Theorem</text:p>
          </table:table-cell>
          <table:table-cell table:style-name="Table2.A1" office:value-type="string">
            <text:p text:style-name="Table_20_Contents">Reduction to subgroup</text:p>
          </table:table-cell>
          <table:table-cell table:style-name="Table2.A1" office:value-type="string">
            <text:p text:style-name="Table_20_Contents">Abstract decomposition and collapsing via subgroup normalizers</text:p>
          </table:table-cell>
        </table:table-row>
      </table:table>
      <text:p text:style-name="Horizontal_20_Line"/>
      <text:p text:style-name="Text_20_body">Would you like me to generate a <text:span text:style-name="Strong_20_Emphasis">complete listing</text:span> of all theorems in Artin categorized by these methods? Or should we do a <text:span text:style-name="Strong_20_Emphasis">deep dive</text:span> into a specific chapter (e.g., Groups, Rings, Modules, Galois Theory) and break down every lemma/theorem using this lens?</text:p>
      <text:p text:style-name="Text_20_body">Let me know how detailed you want this to get — I can go full Artin chapter-by-chapter if that helps.</text:p>
      <text:p text:style-name="Standard"/>
      <text:p text:style-name="Standard"/>
      <text:p text:style-name="Standard"/>
      <text:p text:style-name="Standard"/>
      <text:p text:style-name="Standard">You said: 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 ChatGPT said: Great! You're diving into a powerful unifying idea in mathematics — simplification through equivalence, reduction, and limits. These concepts appear across fields like algebra, topology, and analysis in surprisingly parallel ways. Let’s break it down first with an abstract-intuitive vs formal comparison across subjects, then follow with a focused table for how these techniques appear specifically in Michael Artin’s Abstract Algebra. Cross-Disciplinary Summary Table: Quotienting, Collapsing, Limiting Technique Intuition (Informal) Formal (Math) In Algebra In Topology In Analysis Quotienting "Identify things as equal" Form equivalence classes and form quotient structures Quotient group G/NG/N, ring mod ideal Quotient space X/∼X/∼ Factoring functions by periodicity, R/ZR/Z Collapsing "Shrink or crush part of the space" Mapping a subset to a point Mod out submodule Collapse subspace to a point (e.g., cone) Uniform convergence to a limit collapses <text:soft-page-break/>variation Limiting "Approach a simpler structure" Limit of a sequence or diagram Direct/inverse limits, Zorn’s Lemma Inverse limit of topological spaces lim⁡n→∞fn(x)limn→∞​fn​(x), completeness Reduction "Simplify the system via structure" Reduce modulo prime or ideal Reduce mod pp, Jordan-Hölder theorem Retraction to subspaces Reduce differential equations to simpler forms Contraction "Shrink geometry or algebraic data" Homotopy contraction or algebraic contraction Nilpotent elements, contraction mappings Homotopy contraction of spaces Contraction mapping theorem Techniques in Artin’s Abstract Algebra — Theorem Table Here's how those concepts (quotienting, limiting, collapsing) underpin key results in Artin's Abstract Algebra — presented in table format by Theorem / Lemma / Corollary, identifying the method used. Theorem / Result Chapter Type Technique Used Explanation First Isomorphism Theorem (Groups) Chapter 2 Theorem Quotienting Forms G/ker⁡(ϕ)≅Im(ϕ)G/ker(ϕ)≅Im(ϕ), collapses kernel to identity Lagrange’s Theorem Chapter 2 Theorem Quotienting (cosets) Coset partition forms a quotient set Fundamental Theorem of Finite Abelian Groups Chapter 11 Theorem Decomposition, Collapse Collapses group structure into direct sum of cyclic components Structure Theorem for Finitely Generated Modules Chapter 12 Theorem Quotient, Reduction Breaks module down by quotienting submodules Direct Product of Rings Chapter 10 Construction Limiting/Reduction Structures collapsed into components Polynomial Factor Rings F[x]/(f(x))F[x]/(f(x)) Chapter 7 Construction Quotient Ring Collapses ideal generated by f(x)f(x) Chinese Remainder Theorem Chapter 10 Theorem Quotienting, Modular Uses quotient rings and product structures Zorn’s Lemma Use in Maximal Ideals Appendix / Ch 11 Lemma Limiting / Inductive Applies limiting process via chains Field Extension Tower Law Chapter 14 Theorem Layered Quotients Each extension collapses intermediate field via quotient Sylow Theorems Chapter 5 Theorem Reduction to subgroup Abstract decomposition and collapsing via subgroup normalizers Would you like me to generate a complete listing of all theorems in Artin categorized by these methods? Or should we do a deep dive into a specific chapter (e.g., Groups, Rings, Modules, Galois Theory) and break down every lemma/theorem using this lens? Let me know how detailed you want this to get — I can go full Artin chapter-by-chapter if that helps. tell in arti abstarct algebar and stadard all therorems n real analysis and topolygy by mukers and category theory and algebraic geometry in tablee form cannonical and coreect way of doing with these </text:p>
      <text:p text:style-name="Standard"/>
      <text:p text:style-name="Standard"/>
      <text:p text:style-name="Standard"/>
      <text:p text:style-name="Standard"/>
      <text:p text:style-name="Standard"/>
      <text:p text:style-name="Standard"/>
      <text:h text:style-name="Heading_20_5" text:outline-level="5">You said:</text:h>
      <text:p text:style-name="Text_20_body">You said: 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 ChatGPT said: Great! You're diving into a powerful unifying idea in mathematics — simplification through equivalence, reduction, and limits. These concepts appear across fields like algebra, topology, and analysis in surprisingly parallel ways. Let’s break it down first with an abstract-intuitive vs formal comparison across subjects, then follow with a focused table for how these techniques appear specifically in Michael Artin’s Abstract Algebra. Cross-Disciplinary Summary Table: Quotienting, Collapsing, Limiting Technique Intuition (Informal) Formal (Math) In Algebra In Topology In Analysis Quotienting "Identify things as equal" Form equivalence classes and form quotient structures Quotient group G/NG/N, ring mod ideal Quotient space X/∼X/∼ Factoring functions by periodicity, R/ZR/Z Collapsing "Shrink or crush part of the space" Mapping a subset to a point Mod <text:soft-page-break/>out submodule Collapse subspace to a point (e.g., cone) Uniform convergence to a limit collapses variation Limiting "Approach a simpler structure" Limit of a sequence or diagram Direct/inverse limits, Zorn’s Lemma Inverse limit of topological spaces lim⁡n→∞fn(x)limn→∞​fn​(x), completeness Reduction "Simplify the system via structure" Reduce modulo prime or ideal Reduce mod pp, Jordan-Hölder theorem Retraction to subspaces Reduce differential equations to simpler forms Contraction "Shrink geometry or algebraic data" Homotopy contraction or algebraic contraction Nilpotent elements, contraction mappings Homotopy contraction of spaces Contraction mapping theorem Techniques in Artin’s Abstract Algebra — Theorem Table Here's how those concepts (quotienting, limiting, collapsing) underpin key results in Artin's Abstract Algebra — presented in table format by Theorem / Lemma / Corollary, identifying the method used. Theorem / Result Chapter Type Technique Used Explanation First Isomorphism Theorem (Groups) Chapter 2 Theorem Quotienting Forms G/ker⁡(ϕ)≅Im(ϕ)G/ker(ϕ)≅Im(ϕ), collapses kernel to identity Lagrange’s Theorem Chapter 2 Theorem Quotienting (cosets) Coset partition forms a quotient set Fundamental Theorem of Finite Abelian Groups Chapter 11 Theorem Decomposition, Collapse Collapses group structure into direct sum of cyclic components Structure Theorem for Finitely Generated Modules Chapter 12 Theorem Quotient, Reduction Breaks module down by quotienting submodules Direct Product of Rings Chapter 10 Construction Limiting/Reduction Structures collapsed into components Polynomial Factor Rings F[x]/(f(x))F[x]/(f(x)) Chapter 7 Construction Quotient Ring Collapses ideal generated by f(x)f(x) Chinese Remainder Theorem Chapter 10 Theorem Quotienting, Modular Uses quotient rings and product structures Zorn’s Lemma Use in Maximal Ideals Appendix / Ch 11 Lemma Limiting / Inductive Applies limiting process via chains Field Extension Tower Law Chapter 14 Theorem Layered Quotients Each extension collapses intermediate field via quotient Sylow Theorems Chapter 5 Theorem Reduction to subgroup Abstract decomposition and collapsing via subgroup normalizers Would you like me to generate a complete listing of all theorems in Artin categorized by these methods? Or should we do a deep dive into a specific chapter (e.g., Groups, Rings, Modules, Galois Theory) and break down every lemma/theorem using this lens? Let me know how detailed you want this to get — I can go full Artin chapter-by-chapter if that helps. tell in arti abstarct algebar and stadard all therorems n real analysis and topolygy by mukers and category theory and algebraic geometry in tablee form cannonical and coreect way of doing with these </text:p>
      <text:h text:style-name="Heading_20_6" text:outline-level="6">ChatGPT said:</text:h>
      <text:p text:style-name="Text_20_body">Below is a comprehensive, multi‐table “catalog” that organizes many of the central theorems and ideas across several major areas of mathematics—in Artin’s Abstract Algebra, Real Analysis, Topology (in the style of Munkres), Category Theory, and Algebraic Geometry—through the lens of “quotienting, collapsing, limiting, reduction, and contraction” techniques. In each table the columns include: the theorem or result, its field, the key technique(s) used (with an informal intuition versus the formal formulation), and a brief explanation or reference note. (Keep in mind that many of these ideas appear implicitly in proofs and constructions; this tabulation is a conceptual guide rather than an exhaustive textbook indexing.)</text:p>
      <text:p text:style-name="Horizontal_20_Line"/>
      <text:h text:style-name="Heading_20_3" text:outline-level="3">1. Artin’s Abstract Algebra</text:h>
      <text:p text:style-name="Text_20_body"><text:span text:style-name="Emphasis">(Inspired by Michael Artin’s approach, many proofs and constructions in groups, rings, modules, and fields rely on collapsing structures (by “modding out” substructures) and taking limits in a categorical sense.)</text:span></text:p>
      <table:table table:name="Table3" table:style-name="Table3">
        <table:table-column table:style-name="Table3.A"/>
        <table:table-column table:style-name="Table3.B"/>
        <table:table-column table:style-name="Table3.C"/>
        <table:table-column table:style-name="Table3.D"/>
        <table:table-column table:style-name="Table3.E"/>
        <table:table-header-rows>
          <text:soft-page-break/>
          <table:table-row>
            <table:table-cell table:style-name="Table3.A1" office:value-type="string">
              <text:p text:style-name="Table_20_Heading"><text:span text:style-name="Strong_20_Emphasis">Theorem/Result</text:span></text:p>
            </table:table-cell>
            <table:table-cell table:style-name="Table3.A1" office:value-type="string">
              <text:p text:style-name="Table_20_Heading"><text:span text:style-name="Strong_20_Emphasis">Field</text:span></text:p>
            </table:table-cell>
            <table:table-cell table:style-name="Table3.A1" office:value-type="string">
              <text:p text:style-name="Table_20_Heading"><text:span text:style-name="Strong_20_Emphasis">Key Technique(s)</text:span></text:p>
            </table:table-cell>
            <table:table-cell table:style-name="Table3.A1" office:value-type="string">
              <text:p text:style-name="Table_20_Heading"><text:span text:style-name="Strong_20_Emphasis">Informal vs. Formal Explanation</text:span></text:p>
            </table:table-cell>
            <table:table-cell table:style-name="Table3.A1" office:value-type="string">
              <text:p text:style-name="Table_20_Heading"><text:span text:style-name="Strong_20_Emphasis">Reference/Notes</text:span></text:p>
            </table:table-cell>
          </table:table-row>
        </table:table-header-rows>
        <table:table-row>
          <table:table-cell table:style-name="Table3.A1" office:value-type="string">
            <text:p text:style-name="Table_20_Contents">First Isomorphism Theorem</text:p>
          </table:table-cell>
          <table:table-cell table:style-name="Table3.A1" office:value-type="string">
            <text:p text:style-name="Table_20_Contents">Group Theory</text:p>
          </table:table-cell>
          <table:table-cell table:style-name="Table3.A1" office:value-type="string">
            <text:p text:style-name="Table_20_Contents"><text:span text:style-name="Strong_20_Emphasis">Quotienting, Collapsing</text:span></text:p>
          </table:table-cell>
          <table:table-cell table:style-name="Table3.A1" office:value-type="string">
            <text:p text:style-name="Table_20_Contents">Informally “collapse the kernel to a point” to identify the structure of the image. Formally, G/kerφ≅Imφ.</text:p>
          </table:table-cell>
          <table:table-cell table:style-name="Table3.A1" office:value-type="string">
            <text:p text:style-name="Table_20_Contents">Artin’s Abstract Algebra (Chapter on Groups)</text:p>
          </table:table-cell>
        </table:table-row>
        <table:table-row>
          <table:table-cell table:style-name="Table3.A1" office:value-type="string">
            <text:p text:style-name="Table_20_Contents">Lagrange’s Theorem</text:p>
          </table:table-cell>
          <table:table-cell table:style-name="Table3.A1" office:value-type="string">
            <text:p text:style-name="Table_20_Contents">Group Theory</text:p>
          </table:table-cell>
          <table:table-cell table:style-name="Table3.A1" office:value-type="string">
            <text:p text:style-name="Table_20_Contents"><text:span text:style-name="Strong_20_Emphasis">Quotienting (via Cosets)</text:span></text:p>
          </table:table-cell>
          <table:table-cell table:style-name="Table3.A1" office:value-type="string">
            <text:p text:style-name="Table_20_Contents">Partitions a finite group into cosets; each coset is an “equivalence class” under the subgroup relation.</text:p>
          </table:table-cell>
          <table:table-cell table:style-name="Table3.A1" office:value-type="string">
            <text:p text:style-name="Table_20_Contents">Standard result in group theory</text:p>
          </table:table-cell>
        </table:table-row>
        <table:table-row>
          <table:table-cell table:style-name="Table3.A1" office:value-type="string">
            <text:p text:style-name="Table_20_Contents">Fundamental Theorem of Finite Abelian Groups</text:p>
          </table:table-cell>
          <table:table-cell table:style-name="Table3.A1" office:value-type="string">
            <text:p text:style-name="Table_20_Contents">Abelian Groups</text:p>
          </table:table-cell>
          <table:table-cell table:style-name="Table3.A1" office:value-type="string">
            <text:p text:style-name="Table_20_Contents"><text:span text:style-name="Strong_20_Emphasis">Decomposition, Reduction</text:span></text:p>
          </table:table-cell>
          <table:table-cell table:style-name="Table3.A1" office:value-type="string">
            <text:p text:style-name="Table_20_Contents">Breaks an abelian group into a direct sum of cyclic groups by “reducing” the group’s structure to its simplest cyclic factors.</text:p>
          </table:table-cell>
          <table:table-cell table:style-name="Table3.A1" office:value-type="string">
            <text:p text:style-name="Table_20_Contents">Artin; many texts on finite abelian groups</text:p>
          </table:table-cell>
        </table:table-row>
        <table:table-row>
          <table:table-cell table:style-name="Table3.A1" office:value-type="string">
            <text:p text:style-name="Table_20_Contents">Jordan–Hölder Theorem</text:p>
          </table:table-cell>
          <table:table-cell table:style-name="Table3.A1" office:value-type="string">
            <text:p text:style-name="Table_20_Contents">Group Theory</text:p>
          </table:table-cell>
          <table:table-cell table:style-name="Table3.A1" office:value-type="string">
            <text:p text:style-name="Table_20_Contents"><text:span text:style-name="Strong_20_Emphasis">Reduction, Collapsing</text:span></text:p>
          </table:table-cell>
          <table:table-cell table:style-name="Table3.A1" office:value-type="string">
            <text:p text:style-name="Table_20_Contents">Decomposes a group into a series of simple subquotients; different series “collapse” to yield isomorphic factors up to order.</text:p>
          </table:table-cell>
          <table:table-cell table:style-name="Table3.A1" office:value-type="string">
            <text:p text:style-name="Table_20_Contents">Discussed in Artin and many advanced algebra texts</text:p>
          </table:table-cell>
        </table:table-row>
        <table:table-row>
          <table:table-cell table:style-name="Table3.A1" office:value-type="string">
            <text:p text:style-name="Table_20_Contents">Structure Theorem for Finitely Generated Modules</text:p>
          </table:table-cell>
          <table:table-cell table:style-name="Table3.A1" office:value-type="string">
            <text:p text:style-name="Table_20_Contents">Module Theory</text:p>
          </table:table-cell>
          <table:table-cell table:style-name="Table3.A1" office:value-type="string">
            <text:p text:style-name="Table_20_Contents"><text:span text:style-name="Strong_20_Emphasis">Quotienting, Reduction</text:span></text:p>
          </table:table-cell>
          <table:table-cell table:style-name="Table3.A1" office:value-type="string">
            <text:p text:style-name="Table_20_Contents">Expresses a module as a quotient of a free module by a well-chosen submodule—collapsing redundant information to yield invariants (e.g., invariant factors).</text:p>
          </table:table-cell>
          <table:table-cell table:style-name="Table3.A1" office:value-type="string">
            <text:p text:style-name="Table_20_Contents">Artin’s treatment of module theory; see also texts on modules</text:p>
          </table:table-cell>
        </table:table-row>
        <table:table-row>
          <table:table-cell table:style-name="Table3.A1" office:value-type="string">
            <text:p text:style-name="Table_20_Contents">Chinese Remainder Theorem</text:p>
          </table:table-cell>
          <table:table-cell table:style-name="Table3.A1" office:value-type="string">
            <text:p text:style-name="Table_20_Contents">Ring Theory</text:p>
          </table:table-cell>
          <table:table-cell table:style-name="Table3.A1" office:value-type="string">
            <text:p text:style-name="Table_20_Contents"><text:span text:style-name="Strong_20_Emphasis">Quotienting, Modular Techniques</text:span></text:p>
          </table:table-cell>
          <table:table-cell table:style-name="Table3.A1" office:value-type="string">
            <text:p text:style-name="Table_20_Contents">Relates a ring to a product of quotient rings. Informally “splits” the ring along ideals, thereby reducing a complex structure to simpler components.</text:p>
          </table:table-cell>
          <table:table-cell table:style-name="Table3.A1" office:value-type="string">
            <text:p text:style-name="Table_20_Contents">Classical theorem; Artin and many algebra texts</text:p>
          </table:table-cell>
        </table:table-row>
      </table:table>
      <text:p text:style-name="Horizontal_20_Line"/>
      <text:h text:style-name="Heading_20_3" text:outline-level="3">2. Real Analysis</text:h>
      <text:p text:style-name="Text_20_body"><text:span text:style-name="Emphasis">(Key results here often rely on limiting processes—taking sequences, limits of functions, and covering arguments—which in turn “collapse” more complex behavior into a manageable form.)</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text:span text:style-name="Strong_20_Emphasis">Theorem/Result</text:span></text:p>
            </table:table-cell>
            <table:table-cell table:style-name="Table4.A1" office:value-type="string">
              <text:p text:style-name="Table_20_Heading"><text:span text:style-name="Strong_20_Emphasis">Focus Area</text:span></text:p>
            </table:table-cell>
            <table:table-cell table:style-name="Table4.A1" office:value-type="string">
              <text:p text:style-name="Table_20_Heading"><text:span text:style-name="Strong_20_Emphasis">Key Technique(s)</text:span></text:p>
            </table:table-cell>
            <table:table-cell table:style-name="Table4.A1" office:value-type="string">
              <text:p text:style-name="Table_20_Heading"><text:span text:style-name="Strong_20_Emphasis">Intuition vs. Formal Structure</text:span></text:p>
            </table:table-cell>
            <table:table-cell table:style-name="Table4.A1" office:value-type="string">
              <text:p text:style-name="Table_20_Heading"><text:span text:style-name="Strong_20_Emphasis">Reference/Notes</text:span></text:p>
            </table:table-cell>
          </table:table-row>
        </table:table-header-rows>
        <table:table-row>
          <table:table-cell table:style-name="Table4.A1" office:value-type="string">
            <text:p text:style-name="Table_20_Contents">Bolzano–Weierstrass Theorem</text:p>
          </table:table-cell>
          <table:table-cell table:style-name="Table4.A1" office:value-type="string">
            <text:p text:style-name="Table_20_Contents">Sequences/Compactness</text:p>
          </table:table-cell>
          <table:table-cell table:style-name="Table4.A1" office:value-type="string">
            <text:p text:style-name="Table_20_Contents"><text:span text:style-name="Strong_20_Emphasis">Limiting</text:span></text:p>
          </table:table-cell>
          <table:table-cell table:style-name="Table4.A1" office:value-type="string">
            <text:p text:style-name="Table_20_Contents">Every bounded sequence “clusters” around a limit point. Formally, any bounded sequence in Rn has a convergent subsequence.</text:p>
          </table:table-cell>
          <table:table-cell table:style-name="Table4.A1" office:value-type="string">
            <text:p text:style-name="Table_20_Contents">Standard in analysis texts</text:p>
          </table:table-cell>
        </table:table-row>
        <table:table-row>
          <table:table-cell table:style-name="Table4.A1" office:value-type="string">
            <text:p text:style-name="Table_20_Contents">Intermediate Value Theorem</text:p>
          </table:table-cell>
          <table:table-cell table:style-name="Table4.A1" office:value-type="string">
            <text:p text:style-name="Table_20_Contents">Continuity</text:p>
          </table:table-cell>
          <table:table-cell table:style-name="Table4.A1" office:value-type="string">
            <text:p text:style-name="Table_20_Contents"><text:span text:style-name="Strong_20_Emphasis">Reduction (via connectedness)</text:span></text:p>
          </table:table-cell>
          <table:table-cell table:style-name="Table4.A1" office:value-type="string">
            <text:p text:style-name="Table_20_Contents">A continuous function “collapses” the interval between values—if it takes two values it must take every value in between.</text:p>
          </table:table-cell>
          <table:table-cell table:style-name="Table4.A1" office:value-type="string">
            <text:p text:style-name="Table_20_Contents">Often used to argue the existence of roots</text:p>
          </table:table-cell>
        </table:table-row>
        <text:soft-page-break/>
        <table:table-row>
          <table:table-cell table:style-name="Table4.A1" office:value-type="string">
            <text:p text:style-name="Table_20_Contents">Heine–Borel Theorem</text:p>
          </table:table-cell>
          <table:table-cell table:style-name="Table4.A1" office:value-type="string">
            <text:p text:style-name="Table_20_Contents">Compactness</text:p>
          </table:table-cell>
          <table:table-cell table:style-name="Table4.A1" office:value-type="string">
            <text:p text:style-name="Table_20_Contents"><text:span text:style-name="Strong_20_Emphasis">Covering/Reduction</text:span></text:p>
          </table:table-cell>
          <table:table-cell table:style-name="Table4.A1" office:value-type="string">
            <text:p text:style-name="Table_20_Contents">Characterizes compact sets as those that can be “reduced” to a finite subcover from any open cover.</text:p>
          </table:table-cell>
          <table:table-cell table:style-name="Table4.A1" office:value-type="string">
            <text:p text:style-name="Table_20_Contents">A cornerstone in real analysis</text:p>
          </table:table-cell>
        </table:table-row>
        <table:table-row>
          <table:table-cell table:style-name="Table4.A1" office:value-type="string">
            <text:p text:style-name="Table_20_Contents">Monotone Convergence Theorem</text:p>
          </table:table-cell>
          <table:table-cell table:style-name="Table4.A1" office:value-type="string">
            <text:p text:style-name="Table_20_Contents">Sequences</text:p>
          </table:table-cell>
          <table:table-cell table:style-name="Table4.A1" office:value-type="string">
            <text:p text:style-name="Table_20_Contents"><text:span text:style-name="Strong_20_Emphasis">Limiting</text:span></text:p>
          </table:table-cell>
          <table:table-cell table:style-name="Table4.A1" office:value-type="string">
            <text:p text:style-name="Table_20_Contents">Any monotonic bounded sequence converges, as its limit “collapses” the infinite tail into a single value.</text:p>
          </table:table-cell>
          <table:table-cell table:style-name="Table4.A1" office:value-type="string">
            <text:p text:style-name="Table_20_Contents">Classical result in introductory analysis</text:p>
          </table:table-cell>
        </table:table-row>
        <table:table-row>
          <table:table-cell table:style-name="Table4.A1" office:value-type="string">
            <text:p text:style-name="Table_20_Contents">Dominated Convergence Theorem</text:p>
          </table:table-cell>
          <table:table-cell table:style-name="Table4.A1" office:value-type="string">
            <text:p text:style-name="Table_20_Contents">Integration/Measure</text:p>
          </table:table-cell>
          <table:table-cell table:style-name="Table4.A1" office:value-type="string">
            <text:p text:style-name="Table_20_Contents"><text:span text:style-name="Strong_20_Emphasis">Limiting, Reduction</text:span></text:p>
          </table:table-cell>
          <table:table-cell table:style-name="Table4.A1" office:value-type="string">
            <text:p text:style-name="Table_20_Contents">Enables “passing the limit” under the integral sign by collapsing function differences using an integrable dominating function.</text:p>
          </table:table-cell>
          <table:table-cell table:style-name="Table4.A1" office:value-type="string">
            <text:p text:style-name="Table_20_Contents">Key result in Lebesgue integration theory</text:p>
          </table:table-cell>
        </table:table-row>
      </table:table>
      <text:p text:style-name="Horizontal_20_Line"/>
      <text:h text:style-name="Heading_20_3" text:outline-level="3">3. Topology (Munkres Approach)</text:h>
      <text:p text:style-name="Text_20_body"><text:span text:style-name="Emphasis">(Munkres’ texts emphasize constructing new spaces by “gluing” or “collapsing” parts, as well as using limits and coverings for characterizing spac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text:span text:style-name="Strong_20_Emphasis">Theorem/Result</text:span></text:p>
            </table:table-cell>
            <table:table-cell table:style-name="Table5.A1" office:value-type="string">
              <text:p text:style-name="Table_20_Heading"><text:span text:style-name="Strong_20_Emphasis">Focus Area</text:span></text:p>
            </table:table-cell>
            <table:table-cell table:style-name="Table5.A1" office:value-type="string">
              <text:p text:style-name="Table_20_Heading"><text:span text:style-name="Strong_20_Emphasis">Key Technique(s)</text:span></text:p>
            </table:table-cell>
            <table:table-cell table:style-name="Table5.A1" office:value-type="string">
              <text:p text:style-name="Table_20_Heading"><text:span text:style-name="Strong_20_Emphasis">Informal vs. Formal Description</text:span></text:p>
            </table:table-cell>
            <table:table-cell table:style-name="Table5.A1" office:value-type="string">
              <text:p text:style-name="Table_20_Heading"><text:span text:style-name="Strong_20_Emphasis">Reference/Notes</text:span></text:p>
            </table:table-cell>
          </table:table-row>
        </table:table-header-rows>
        <table:table-row>
          <table:table-cell table:style-name="Table5.A1" office:value-type="string">
            <text:p text:style-name="Table_20_Contents">Urysohn’s Lemma</text:p>
          </table:table-cell>
          <table:table-cell table:style-name="Table5.A1" office:value-type="string">
            <text:p text:style-name="Table_20_Contents">Normal Spaces</text:p>
          </table:table-cell>
          <table:table-cell table:style-name="Table5.A1" office:value-type="string">
            <text:p text:style-name="Table_20_Contents"><text:span text:style-name="Strong_20_Emphasis">Contraction, Extension (Collapsing distances)</text:span></text:p>
          </table:table-cell>
          <table:table-cell table:style-name="Table5.A1" office:value-type="string">
            <text:p text:style-name="Table_20_Contents">Informally constructs a continuous function that “separates” disjoint closed sets; it collapses the set differences into distinct function values.</text:p>
          </table:table-cell>
          <table:table-cell table:style-name="Table5.A1" office:value-type="string">
            <text:p text:style-name="Table_20_Contents">Munkres’ Topology</text:p>
          </table:table-cell>
        </table:table-row>
        <table:table-row>
          <table:table-cell table:style-name="Table5.A1" office:value-type="string">
            <text:p text:style-name="Table_20_Contents">Tietze Extension Theorem</text:p>
          </table:table-cell>
          <table:table-cell table:style-name="Table5.A1" office:value-type="string">
            <text:p text:style-name="Table_20_Contents">Normal Spaces</text:p>
          </table:table-cell>
          <table:table-cell table:style-name="Table5.A1" office:value-type="string">
            <text:p text:style-name="Table_20_Contents"><text:span text:style-name="Strong_20_Emphasis">Extension via Collapsing</text:span></text:p>
          </table:table-cell>
          <table:table-cell table:style-name="Table5.A1" office:value-type="string">
            <text:p text:style-name="Table_20_Contents">Shows that any continuous function defined on a closed subset can be “extended” to the whole space; conceptually this extends and “collapses” local behavior consistently.</text:p>
          </table:table-cell>
          <table:table-cell table:style-name="Table5.A1" office:value-type="string">
            <text:p text:style-name="Table_20_Contents">Munkres’ Topology</text:p>
          </table:table-cell>
        </table:table-row>
        <table:table-row>
          <table:table-cell table:style-name="Table5.A1" office:value-type="string">
            <text:p text:style-name="Table_20_Contents">Tychonoff Theorem</text:p>
          </table:table-cell>
          <table:table-cell table:style-name="Table5.A1" office:value-type="string">
            <text:p text:style-name="Table_20_Contents">Product Spaces, Compactness</text:p>
          </table:table-cell>
          <table:table-cell table:style-name="Table5.A1" office:value-type="string">
            <text:p text:style-name="Table_20_Contents"><text:span text:style-name="Strong_20_Emphasis">Limiting (via ultrafilters or nets)</text:span></text:p>
          </table:table-cell>
          <table:table-cell table:style-name="Table5.A1" office:value-type="string">
            <text:p text:style-name="Table_20_Contents">Characterizes the compactness of a product of spaces using a general limiting process, underscoring that infinite products “limit” into a compact structure.</text:p>
          </table:table-cell>
          <table:table-cell table:style-name="Table5.A1" office:value-type="string">
            <text:p text:style-name="Table_20_Contents">A classical theorem in topology; proof techniques vary</text:p>
          </table:table-cell>
        </table:table-row>
        <table:table-row>
          <table:table-cell table:style-name="Table5.A1" office:value-type="string">
            <text:p text:style-name="Table_20_Contents">Seifert–van Kampen Theorem</text:p>
          </table:table-cell>
          <table:table-cell table:style-name="Table5.A1" office:value-type="string">
            <text:p text:style-name="Table_20_Contents">Fundamental Group</text:p>
          </table:table-cell>
          <table:table-cell table:style-name="Table5.A1" office:value-type="string">
            <text:p text:style-name="Table_20_Contents"><text:span text:style-name="Strong_20_Emphasis">Quotienting (by decomposing spaces)</text:span></text:p>
          </table:table-cell>
          <table:table-cell table:style-name="Table5.A1" office:value-type="string">
            <text:p text:style-name="Table_20_Contents">Computes the fundamental group of a space by “gluing” open sets together, each collapsing non-essential paths to a point in the quotient construction.</text:p>
          </table:table-cell>
          <table:table-cell table:style-name="Table5.A1" office:value-type="string">
            <text:p text:style-name="Table_20_Contents">Munkres and algebraic topology textbooks</text:p>
          </table:table-cell>
        </table:table-row>
        <text:soft-page-break/>
        <table:table-row>
          <table:table-cell table:style-name="Table5.A1" office:value-type="string">
            <text:p text:style-name="Table_20_Contents">Classification of Compact Surfaces</text:p>
          </table:table-cell>
          <table:table-cell table:style-name="Table5.A1" office:value-type="string">
            <text:p text:style-name="Table_20_Contents">2D Topology</text:p>
          </table:table-cell>
          <table:table-cell table:style-name="Table5.A1" office:value-type="string">
            <text:p text:style-name="Table_20_Contents"><text:span text:style-name="Strong_20_Emphasis">Reduction, Quotienting</text:span></text:p>
          </table:table-cell>
          <table:table-cell table:style-name="Table5.A1" office:value-type="string">
            <text:p text:style-name="Table_20_Contents">Uses identification and “gluing” (i.e., quotient spaces) of edges in polygons to classify surfaces into canonical types.</text:p>
          </table:table-cell>
          <table:table-cell table:style-name="Table5.A1" office:value-type="string">
            <text:p text:style-name="Table_20_Contents">Standard result; often included in advanced topology discussions</text:p>
          </table:table-cell>
        </table:table-row>
      </table:table>
      <text:p text:style-name="Horizontal_20_Line"/>
      <text:h text:style-name="Heading_20_3" text:outline-level="3">4. Category Theory</text:h>
      <text:p text:style-name="Text_20_body"><text:span text:style-name="Emphasis">(Category theory abstracts the ideas of “gluing,” “factoring,” and “limiting” to a very high level through universal properties and the concept of limits/colimit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text:span text:style-name="Strong_20_Emphasis">Theorem/Result</text:span></text:p>
            </table:table-cell>
            <table:table-cell table:style-name="Table6.A1" office:value-type="string">
              <text:p text:style-name="Table_20_Heading"><text:span text:style-name="Strong_20_Emphasis">Focus Area</text:span></text:p>
            </table:table-cell>
            <table:table-cell table:style-name="Table6.A1" office:value-type="string">
              <text:p text:style-name="Table_20_Heading"><text:span text:style-name="Strong_20_Emphasis">Key Technique(s)</text:span></text:p>
            </table:table-cell>
            <table:table-cell table:style-name="Table6.A1" office:value-type="string">
              <text:p text:style-name="Table_20_Heading"><text:span text:style-name="Strong_20_Emphasis">Conceptual Framework</text:span></text:p>
            </table:table-cell>
            <table:table-cell table:style-name="Table6.A1" office:value-type="string">
              <text:p text:style-name="Table_20_Heading"><text:span text:style-name="Strong_20_Emphasis">Reference/Notes</text:span></text:p>
            </table:table-cell>
          </table:table-row>
        </table:table-header-rows>
        <table:table-row>
          <table:table-cell table:style-name="Table6.A1" office:value-type="string">
            <text:p text:style-name="Table_20_Contents">Yoneda Lemma</text:p>
          </table:table-cell>
          <table:table-cell table:style-name="Table6.A1" office:value-type="string">
            <text:p text:style-name="Table_20_Contents">Representable Functors</text:p>
          </table:table-cell>
          <table:table-cell table:style-name="Table6.A1" office:value-type="string">
            <text:p text:style-name="Table_20_Contents"><text:span text:style-name="Strong_20_Emphasis">Limiting/Universal Property</text:span></text:p>
          </table:table-cell>
          <table:table-cell table:style-name="Table6.A1" office:value-type="string">
            <text:p text:style-name="Table_20_Contents">Provides a bridge between objects and functors; it “collapses” the categorical structure into set-theoretic terms via representable functors.</text:p>
          </table:table-cell>
          <table:table-cell table:style-name="Table6.A1" office:value-type="string">
            <text:p text:style-name="Table_20_Contents">Standard in category theory texts</text:p>
          </table:table-cell>
        </table:table-row>
        <table:table-row>
          <table:table-cell table:style-name="Table6.A1" office:value-type="string">
            <text:p text:style-name="Table_20_Contents">Adjoint Functor Theorem</text:p>
          </table:table-cell>
          <table:table-cell table:style-name="Table6.A1" office:value-type="string">
            <text:p text:style-name="Table_20_Contents">Existence of Adjoints</text:p>
          </table:table-cell>
          <table:table-cell table:style-name="Table6.A1" office:value-type="string">
            <text:p text:style-name="Table_20_Contents"><text:span text:style-name="Strong_20_Emphasis">Limiting/Co/Limit Constructions</text:span></text:p>
          </table:table-cell>
          <table:table-cell table:style-name="Table6.A1" office:value-type="string">
            <text:p text:style-name="Table_20_Contents">Uses universal properties and limit-colimit duality to capture “optimal” extensions or reductions between categories.</text:p>
          </table:table-cell>
          <table:table-cell table:style-name="Table6.A1" office:value-type="string">
            <text:p text:style-name="Table_20_Contents">Foundational in category theory</text:p>
          </table:table-cell>
        </table:table-row>
        <table:table-row>
          <table:table-cell table:style-name="Table6.A1" office:value-type="string">
            <text:p text:style-name="Table_20_Contents">Universal Properties (Limits &amp; Colimits)</text:p>
          </table:table-cell>
          <table:table-cell table:style-name="Table6.A1" office:value-type="string">
            <text:p text:style-name="Table_20_Contents">All of Category Theory</text:p>
          </table:table-cell>
          <table:table-cell table:style-name="Table6.A1" office:value-type="string">
            <text:p text:style-name="Table_20_Contents"><text:span text:style-name="Strong_20_Emphasis">Quotienting, Limiting, Collapsing</text:span></text:p>
          </table:table-cell>
          <table:table-cell table:style-name="Table6.A1" office:value-type="string">
            <text:p text:style-name="Table_20_Contents">The definitions of limits (inverse limits) and colimits (direct limits) generalize the idea of “collapsing” diagrams into a universal object that satisfies a certain property.</text:p>
          </table:table-cell>
          <table:table-cell table:style-name="Table6.A1" office:value-type="string">
            <text:p text:style-name="Table_20_Contents">Core theme in any categorical text</text:p>
          </table:table-cell>
        </table:table-row>
        <table:table-row>
          <table:table-cell table:style-name="Table6.A1" office:value-type="string">
            <text:p text:style-name="Table_20_Contents">Factorization Systems</text:p>
          </table:table-cell>
          <table:table-cell table:style-name="Table6.A1" office:value-type="string">
            <text:p text:style-name="Table_20_Contents">Morphism Analysis</text:p>
          </table:table-cell>
          <table:table-cell table:style-name="Table6.A1" office:value-type="string">
            <text:p text:style-name="Table_20_Contents"><text:span text:style-name="Strong_20_Emphasis">Reduction/Decomposition</text:span></text:p>
          </table:table-cell>
          <table:table-cell table:style-name="Table6.A1" office:value-type="string">
            <text:p text:style-name="Table_20_Contents">Decomposes any morphism into a composition of two morphisms (often an epimorphism followed by a monomorphism), “reducing” the morphism structure.</text:p>
          </table:table-cell>
          <table:table-cell table:style-name="Table6.A1" office:value-type="string">
            <text:p text:style-name="Table_20_Contents">Common in the study of concrete and abstract categories</text:p>
          </table:table-cell>
        </table:table-row>
      </table:table>
      <text:p text:style-name="Horizontal_20_Line"/>
      <text:h text:style-name="Heading_20_3" text:outline-level="3">5. Algebraic Geometry</text:h>
      <text:p text:style-name="Text_20_body"><text:span text:style-name="Emphasis">(Many key ideas in algebraic geometry are built on quotient constructions—identifying points via equivalence relations—and limiting procedures to “glue” local data into global objects.)</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text:span text:style-name="Strong_20_Emphasis">Theorem/Result</text:span></text:p>
            </table:table-cell>
            <table:table-cell table:style-name="Table7.A1" office:value-type="string">
              <text:p text:style-name="Table_20_Heading"><text:span text:style-name="Strong_20_Emphasis">Focus Area</text:span></text:p>
            </table:table-cell>
            <table:table-cell table:style-name="Table7.A1" office:value-type="string">
              <text:p text:style-name="Table_20_Heading"><text:span text:style-name="Strong_20_Emphasis">Key Technique(s)</text:span></text:p>
            </table:table-cell>
            <table:table-cell table:style-name="Table7.A1" office:value-type="string">
              <text:p text:style-name="Table_20_Heading"><text:span text:style-name="Strong_20_Emphasis">Intuition vs. Formalism</text:span></text:p>
            </table:table-cell>
            <table:table-cell table:style-name="Table7.A1" office:value-type="string">
              <text:p text:style-name="Table_20_Heading"><text:span text:style-name="Strong_20_Emphasis">Reference/Notes</text:span></text:p>
            </table:table-cell>
          </table:table-row>
        </table:table-header-rows>
        <table:table-row>
          <table:table-cell table:style-name="Table7.A1" office:value-type="string">
            <text:p text:style-name="Table_20_Contents">Hilbert’s Nullstellensatz</text:p>
          </table:table-cell>
          <table:table-cell table:style-name="Table7.A1" office:value-type="string">
            <text:p text:style-name="Table_20_Contents">Affine Varieties</text:p>
          </table:table-cell>
          <table:table-cell table:style-name="Table7.A1" office:value-type="string">
            <text:p text:style-name="Table_20_Contents"><text:span text:style-name="Strong_20_Emphasis">Quotienting (via ideals)</text:span></text:p>
          </table:table-cell>
          <table:table-cell table:style-name="Table7.A1" office:value-type="string">
            <text:p text:style-name="Table_20_Contents">Relates algebraic sets to ideals in polynomial rings. Informally, one “collapses” algebraic information of zero <text:soft-page-break/>sets into ideal-theoretic data.</text:p>
          </table:table-cell>
          <table:table-cell table:style-name="Table7.A1" office:value-type="string">
            <text:p text:style-name="Table_20_Contents">Fundamental result; standard in algebraic geometry texts</text:p>
          </table:table-cell>
        </table:table-row>
        <table:table-row>
          <table:table-cell table:style-name="Table7.A1" office:value-type="string">
            <text:p text:style-name="Table_20_Contents">Riemann–Roch Theorem</text:p>
          </table:table-cell>
          <table:table-cell table:style-name="Table7.A1" office:value-type="string">
            <text:p text:style-name="Table_20_Contents">Algebraic Curves/Varieties</text:p>
          </table:table-cell>
          <table:table-cell table:style-name="Table7.A1" office:value-type="string">
            <text:p text:style-name="Table_20_Contents"><text:span text:style-name="Strong_20_Emphasis">Limiting, Correction Terms</text:span></text:p>
          </table:table-cell>
          <table:table-cell table:style-name="Table7.A1" office:value-type="string">
            <text:p text:style-name="Table_20_Contents">Connects the geometry of a curve (or variety) with the dimensions of spaces of sections of line bundles, “correcting” for singularities and topology via combinatorial data.</text:p>
          </table:table-cell>
          <table:table-cell table:style-name="Table7.A1" office:value-type="string">
            <text:p text:style-name="Table_20_Contents">Central to the study of curves and surfaces</text:p>
          </table:table-cell>
        </table:table-row>
        <table:table-row>
          <table:table-cell table:style-name="Table7.A1" office:value-type="string">
            <text:p text:style-name="Table_20_Contents">Scheme Gluing</text:p>
          </table:table-cell>
          <table:table-cell table:style-name="Table7.A1" office:value-type="string">
            <text:p text:style-name="Table_20_Contents">Scheme Theory</text:p>
          </table:table-cell>
          <table:table-cell table:style-name="Table7.A1" office:value-type="string">
            <text:p text:style-name="Table_20_Contents"><text:span text:style-name="Strong_20_Emphasis">Quotienting, Limit Processes</text:span></text:p>
          </table:table-cell>
          <table:table-cell table:style-name="Table7.A1" office:value-type="string">
            <text:p text:style-name="Table_20_Contents">Builds global schemes by “gluing” affine pieces via equivalence relations, thereby reducing local ringed spaces into a coherent global object.</text:p>
          </table:table-cell>
          <table:table-cell table:style-name="Table7.A1" office:value-type="string">
            <text:p text:style-name="Table_20_Contents">Introduced by Grothendieck; found in standard texts on schemes</text:p>
          </table:table-cell>
        </table:table-row>
        <table:table-row>
          <table:table-cell table:style-name="Table7.A1" office:value-type="string">
            <text:p text:style-name="Table_20_Contents">Resolution of Singularities</text:p>
          </table:table-cell>
          <table:table-cell table:style-name="Table7.A1" office:value-type="string">
            <text:p text:style-name="Table_20_Contents">Varieties/Complex Geometry</text:p>
          </table:table-cell>
          <table:table-cell table:style-name="Table7.A1" office:value-type="string">
            <text:p text:style-name="Table_20_Contents"><text:span text:style-name="Strong_20_Emphasis">Collapse/Reduction</text:span></text:p>
          </table:table-cell>
          <table:table-cell table:style-name="Table7.A1" office:value-type="string">
            <text:p text:style-name="Table_20_Contents">The process “contracts” singular parts to replace them by smoother pieces; a careful limiting procedure reconstructs the variety in a smooth form.</text:p>
          </table:table-cell>
          <table:table-cell table:style-name="Table7.A1" office:value-type="string">
            <text:p text:style-name="Table_20_Contents">A major topic in modern algebraic geometry</text:p>
          </table:table-cell>
        </table:table-row>
        <table:table-row>
          <table:table-cell table:style-name="Table7.A1" office:value-type="string">
            <text:p text:style-name="Table_20_Contents">Serre’s GAGA Principle</text:p>
          </table:table-cell>
          <table:table-cell table:style-name="Table7.A1" office:value-type="string">
            <text:p text:style-name="Table_20_Contents">Analytic vs. Algebraic</text:p>
          </table:table-cell>
          <table:table-cell table:style-name="Table7.A1" office:value-type="string">
            <text:p text:style-name="Table_20_Contents"><text:span text:style-name="Strong_20_Emphasis">Equivalence (Collapsing distinctions)</text:span></text:p>
          </table:table-cell>
          <table:table-cell table:style-name="Table7.A1" office:value-type="string">
            <text:p text:style-name="Table_20_Contents">Establishes an equivalence between the algebraic and analytic categories over complex projective varieties, “collapsing” the differences between these perspectives.</text:p>
          </table:table-cell>
          <table:table-cell table:style-name="Table7.A1" office:value-type="string">
            <text:p text:style-name="Table_20_Contents">A bridge in advanced algebraic geometry and complex analysis</text:p>
          </table:table-cell>
        </table:table-row>
      </table:table>
      <text:p text:style-name="Horizontal_20_Line"/>
      <text:h text:style-name="Heading_20_3" text:outline-level="3">Concluding Remarks</text:h>
      <text:p text:style-name="Text_20_body">Each of these tables highlights how similar conceptual techniques—whether they are thought of as “quotienting,” “collapsing,” “limiting,” “reduction,” or “contraction”—play a central role in unifying seemingly diverse areas of mathematics. In Artin’s <text:span text:style-name="Strong_20_Emphasis">Abstract Algebra</text:span>, the emphasis is on modding out substructures to simplify algebraic objects; in <text:span text:style-name="Strong_20_Emphasis">Real Analysis</text:span> and <text:span text:style-name="Strong_20_Emphasis">Topology</text:span>, limiting processes and covering arguments reduce infinite or complex structures to manageable forms; in <text:span text:style-name="Strong_20_Emphasis">Category Theory</text:span>, universal constructions generalize these ideas to an abstract setting; and in <text:span text:style-name="Strong_20_Emphasis">Algebraic Geometry</text:span>, equivalence relations and gluing via limits build global geometric objects from local data.</text:p>
      <text:p text:style-name="Text_20_body">These canonical tables are intended as a conceptual map—a “meta‐theory” of mathematical simplification techniques that recur across disciplines. For precise theorem statements, proofs, and further contextual details, consulting the primary texts (e.g., Artin’s <text:span text:style-name="Emphasis">Algebra</text:span>, Munkres’ <text:span text:style-name="Emphasis">Topology</text:span>, Mac Lane’s <text:span text:style-name="Emphasis">Categories for the Working Mathematician</text:span>, and Hartshorne’s <text:span text:style-name="Emphasis">Algebraic Geometry</text:span>) is recommended.</text:p>
      <text:p text:style-name="Text_20_body">If you would like further details (for example, a deeper dive into any of these areas or additional theorems and proofs organized by technique), please let me know.</text:p>
      <text:p text:style-name="Standard"/>
      <text:p text:style-name="Standard"/>
      <text:p text:style-name="Standard"><text:soft-page-break/></text:p>
      <text:p text:style-name="Standard">https://yanamal.github.io/lambda-js/expand.html?expr=NOT%20TRUE</text:p>
      <text:p text:style-name="Standard"/>
      <text:p text:style-name="Standard"/>
      <text:p text:style-name="Standard">quotienting, collapsing, limiting <text:s/>Remove complexity, reduce, collapse, limit Quotient group, mod out an ideal, take limit, contract in terms of maths tell <text:s/>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text:p>
      <text:p text:style-name="Standard"/>
      <text:p text:style-name="Standard"/>
      <text:p text:style-name="Standard">You said:</text:p>
      <text:p text:style-name="Standard">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text:p>
      <text:p text:style-name="Standard">ChatGPT said:</text:p>
      <text:p text:style-name="Standard">Great! You're diving into a powerful unifying idea in mathematics — simplification through equivalence, reduction, and limits. These concepts appear across fields like algebra, topology, and analysis in surprisingly parallel ways. Let’s break it down first with an abstract-intuitive vs formal comparison across subjects, then follow with a focused table for how these techniques appear specifically in Michael Artin’s Abstract Algebra.</text:p>
      <text:p text:style-name="Standard"/>
      <text:p text:style-name="Standard">Cross-Disciplinary Summary Table: Quotienting, Collapsing, Limiting</text:p>
      <text:p text:style-name="Standard">Technique</text:p>
      <text:p text:style-name="Standard">Intuition (Informal)</text:p>
      <text:p text:style-name="Standard">Formal (Math)</text:p>
      <text:p text:style-name="Standard">In Algebra</text:p>
      <text:p text:style-name="Standard">In Topology</text:p>
      <text:p text:style-name="Standard">In Analysis</text:p>
      <text:p text:style-name="Standard">Quotienting</text:p>
      <text:p text:style-name="Standard">"Identify things as equal"</text:p>
      <text:p text:style-name="Standard">Form equivalence classes and form quotient structures</text:p>
      <text:p text:style-name="Standard">Quotient group G/N, ring mod ideal</text:p>
      <text:p text:style-name="Standard">Quotient space X/∼</text:p>
      <text:p text:style-name="Standard">Factoring functions by periodicity, R/Z</text:p>
      <text:p text:style-name="Standard">Collapsing</text:p>
      <text:p text:style-name="Standard">"Shrink or crush part of the space"</text:p>
      <text:p text:style-name="Standard">Mapping a subset to a point</text:p>
      <text:p text:style-name="Standard">Mod out submodule</text:p>
      <text:p text:style-name="Standard">Collapse subspace to a point (e.g., cone)</text:p>
      <text:p text:style-name="Standard">Uniform convergence to a limit collapses variation</text:p>
      <text:p text:style-name="Standard">Limiting</text:p>
      <text:p text:style-name="Standard">"Approach a simpler structure"</text:p>
      <text:p text:style-name="Standard">Limit of a sequence or diagram</text:p>
      <text:p text:style-name="Standard">Direct/inverse limits, Zorn’s Lemma</text:p>
      <text:p text:style-name="Standard">Inverse limit of topological spaces</text:p>
      <text:p text:style-name="Standard">limn→∞​fn​(x), completeness</text:p>
      <text:p text:style-name="Standard">Reduction</text:p>
      <text:p text:style-name="Standard">"Simplify the system via structure"</text:p>
      <text:p text:style-name="Standard">Reduce modulo prime or ideal</text:p>
      <text:p text:style-name="Standard"><text:soft-page-break/>Reduce mod p, Jordan-Hölder theorem</text:p>
      <text:p text:style-name="Standard">Retraction to subspaces</text:p>
      <text:p text:style-name="Standard">Reduce differential equations to simpler forms</text:p>
      <text:p text:style-name="Standard">Contraction</text:p>
      <text:p text:style-name="Standard">"Shrink geometry or algebraic data"</text:p>
      <text:p text:style-name="Standard">Homotopy contraction or algebraic contraction</text:p>
      <text:p text:style-name="Standard">Nilpotent elements, contraction mappings</text:p>
      <text:p text:style-name="Standard">Homotopy contraction of spaces</text:p>
      <text:p text:style-name="Standard">Contraction mapping theorem</text:p>
      <text:p text:style-name="Standard"/>
      <text:p text:style-name="Standard">Techniques in Artin’s Abstract Algebra — Theorem Table</text:p>
      <text:p text:style-name="Standard">Here's how those concepts (quotienting, limiting, collapsing) underpin key results in Artin's Abstract Algebra — presented in table format by Theorem / Lemma / Corollary, identifying the method used.</text:p>
      <text:p text:style-name="Standard">Theorem / Result</text:p>
      <text:p text:style-name="Standard">Chapter</text:p>
      <text:p text:style-name="Standard">Type</text:p>
      <text:p text:style-name="Standard">Technique Used</text:p>
      <text:p text:style-name="Standard">Explanation</text:p>
      <text:p text:style-name="Standard">First Isomorphism Theorem (Groups)</text:p>
      <text:p text:style-name="Standard">Chapter 2</text:p>
      <text:p text:style-name="Standard">Theorem</text:p>
      <text:p text:style-name="Standard">Quotienting</text:p>
      <text:p text:style-name="Standard">Forms G/ker(ϕ)≅Im(ϕ), collapses kernel to identity</text:p>
      <text:p text:style-name="Standard">Lagrange’s Theorem</text:p>
      <text:p text:style-name="Standard">Chapter 2</text:p>
      <text:p text:style-name="Standard">Theorem</text:p>
      <text:p text:style-name="Standard">Quotienting (cosets)</text:p>
      <text:p text:style-name="Standard">Coset partition forms a quotient set</text:p>
      <text:p text:style-name="Standard">Fundamental Theorem of Finite Abelian Groups</text:p>
      <text:p text:style-name="Standard">Chapter 11</text:p>
      <text:p text:style-name="Standard">Theorem</text:p>
      <text:p text:style-name="Standard">Decomposition, Collapse</text:p>
      <text:p text:style-name="Standard">Collapses group structure into direct sum of cyclic components</text:p>
      <text:p text:style-name="Standard">Structure Theorem for Finitely Generated Modules</text:p>
      <text:p text:style-name="Standard">Chapter 12</text:p>
      <text:p text:style-name="Standard">Theorem</text:p>
      <text:p text:style-name="Standard">Quotient, Reduction</text:p>
      <text:p text:style-name="Standard">Breaks module down by quotienting submodules</text:p>
      <text:p text:style-name="Standard">Direct Product of Rings</text:p>
      <text:p text:style-name="Standard">Chapter 10</text:p>
      <text:p text:style-name="Standard">Construction</text:p>
      <text:p text:style-name="Standard">Limiting/Reduction</text:p>
      <text:p text:style-name="Standard">Structures collapsed into components</text:p>
      <text:p text:style-name="Standard">Polynomial Factor Rings F[x]/(f(x))</text:p>
      <text:p text:style-name="Standard">Chapter 7</text:p>
      <text:p text:style-name="Standard">Construction</text:p>
      <text:p text:style-name="Standard">Quotient Ring</text:p>
      <text:p text:style-name="Standard">Collapses ideal generated by f(x)</text:p>
      <text:p text:style-name="Standard">Chinese Remainder Theorem</text:p>
      <text:p text:style-name="Standard">Chapter 10</text:p>
      <text:p text:style-name="Standard">Theorem</text:p>
      <text:p text:style-name="Standard"><text:soft-page-break/>Quotienting, Modular</text:p>
      <text:p text:style-name="Standard">Uses quotient rings and product structures</text:p>
      <text:p text:style-name="Standard">Zorn’s Lemma Use in Maximal Ideals</text:p>
      <text:p text:style-name="Standard">Appendix / Ch 11</text:p>
      <text:p text:style-name="Standard">Lemma</text:p>
      <text:p text:style-name="Standard">Limiting / Inductive</text:p>
      <text:p text:style-name="Standard">Applies limiting process via chains</text:p>
      <text:p text:style-name="Standard">Field Extension Tower Law</text:p>
      <text:p text:style-name="Standard">Chapter 14</text:p>
      <text:p text:style-name="Standard">Theorem</text:p>
      <text:p text:style-name="Standard">Layered Quotients</text:p>
      <text:p text:style-name="Standard">Each extension collapses intermediate field via quotient</text:p>
      <text:p text:style-name="Standard">Sylow Theorems</text:p>
      <text:p text:style-name="Standard">Chapter 5</text:p>
      <text:p text:style-name="Standard">Theorem</text:p>
      <text:p text:style-name="Standard">Reduction to subgroup</text:p>
      <text:p text:style-name="Standard">Abstract decomposition and collapsing via subgroup normalizers</text:p>
      <text:p text:style-name="Standard"/>
      <text:p text:style-name="Standard">Would you like me to generate a complete listing of all theorems in Artin categorized by these methods? Or should we do a deep dive into a specific chapter (e.g., Groups, Rings, Modules, Galois Theory) and break down every lemma/theorem using this lens?</text:p>
      <text:p text:style-name="Standard">Let me know how detailed you want this to get — I can go full Artin chapter-by-chapter if that helps.</text:p>
      <text:p text:style-name="Standard"/>
      <text:p text:style-name="Standard"/>
      <text:p text:style-name="Standard"/>
      <text:p text:style-name="Standard"/>
      <text:p text:style-name="Standard">You said: 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 ChatGPT said: Great! You're diving into a powerful unifying idea in mathematics — simplification through equivalence, reduction, and limits. These concepts appear across fields like algebra, topology, and analysis in surprisingly parallel ways. Let’s break it down first with an abstract-intuitive vs formal comparison across subjects, then follow with a focused table for how these techniques appear specifically in Michael Artin’s Abstract Algebra. Cross-Disciplinary Summary Table: Quotienting, Collapsing, Limiting Technique Intuition (Informal) Formal (Math) In Algebra In Topology In Analysis Quotienting "Identify things as equal" Form equivalence classes and form quotient structures Quotient group G/NG/N, ring mod ideal Quotient space X/∼X/∼ Factoring functions by periodicity, R/ZR/Z Collapsing "Shrink or crush part of the space" Mapping a subset to a point Mod out submodule Collapse subspace to a point (e.g., cone) Uniform convergence to a limit collapses variation Limiting "Approach a simpler structure" Limit of a sequence or diagram Direct/inverse limits, Zorn’s Lemma Inverse limit of topological spaces lim⁡n→∞fn(x)limn→∞​fn​(x), completeness Reduction "Simplify the system via structure" Reduce modulo prime or ideal Reduce mod pp, Jordan-Hölder theorem Retraction to subspaces Reduce differential equations to simpler forms Contraction "Shrink geometry or algebraic data" Homotopy contraction or algebraic contraction Nilpotent elements, contraction mappings Homotopy contraction of spaces Contraction mapping theorem Techniques in Artin’s Abstract Algebra — Theorem Table Here's how those concepts (quotienting, limiting, collapsing) underpin key results in Artin's Abstract Algebra — presented in table format by Theorem / Lemma / Corollary, identifying the method used. Theorem / Result Chapter Type Technique Used Explanation First Isomorphism Theorem (Groups) Chapter 2 <text:soft-page-break/>Theorem Quotienting Forms G/ker⁡(ϕ)≅Im(ϕ)G/ker(ϕ)≅Im(ϕ), collapses kernel to identity Lagrange’s Theorem Chapter 2 Theorem Quotienting (cosets) Coset partition forms a quotient set Fundamental Theorem of Finite Abelian Groups Chapter 11 Theorem Decomposition, Collapse Collapses group structure into direct sum of cyclic components Structure Theorem for Finitely Generated Modules Chapter 12 Theorem Quotient, Reduction Breaks module down by quotienting submodules Direct Product of Rings Chapter 10 Construction Limiting/Reduction Structures collapsed into components Polynomial Factor Rings F[x]/(f(x))F[x]/(f(x)) Chapter 7 Construction Quotient Ring Collapses ideal generated by f(x)f(x) Chinese Remainder Theorem Chapter 10 Theorem Quotienting, Modular Uses quotient rings and product structures Zorn’s Lemma Use in Maximal Ideals Appendix / Ch 11 Lemma Limiting / Inductive Applies limiting process via chains Field Extension Tower Law Chapter 14 Theorem Layered Quotients Each extension collapses intermediate field via quotient Sylow Theorems Chapter 5 Theorem Reduction to subgroup Abstract decomposition and collapsing via subgroup normalizers Would you like me to generate a complete listing of all theorems in Artin categorized by these methods? Or should we do a deep dive into a specific chapter (e.g., Groups, Rings, Modules, Galois Theory) and break down every lemma/theorem using this lens? Let me know how detailed you want this to get — I can go full Artin chapter-by-chapter if that helps. tell in arti abstarct algebar and stadard all therorems n real analysis and topolygy by mukers and category theory and algebraic geometry in tablee form cannonical and coreect way of doing with these </text:p>
      <text:p text:style-name="Standard"/>
      <text:p text:style-name="Standard"/>
      <text:p text:style-name="Standard"/>
      <text:p text:style-name="Standard"/>
      <text:p text:style-name="Standard"/>
      <text:p text:style-name="Standard"/>
      <text:p text:style-name="Standard">You said:</text:p>
      <text:p text:style-name="Standard">You said: 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 ChatGPT said: Great! You're diving into a powerful unifying idea in mathematics — simplification through equivalence, reduction, and limits. These concepts appear across fields like algebra, topology, and analysis in surprisingly parallel ways. Let’s break it down first with an abstract-intuitive vs formal comparison across subjects, then follow with a focused table for how these techniques appear specifically in Michael Artin’s Abstract Algebra. Cross-Disciplinary Summary Table: Quotienting, Collapsing, Limiting Technique Intuition (Informal) Formal (Math) In Algebra In Topology In Analysis Quotienting "Identify things as equal" Form equivalence classes and form quotient structures Quotient group G/NG/N, ring mod ideal Quotient space X/∼X/∼ Factoring functions by periodicity, R/ZR/Z Collapsing "Shrink or crush part of the space" Mapping a subset to a point Mod out submodule Collapse subspace to a point (e.g., cone) Uniform convergence to a limit collapses variation Limiting "Approach a simpler structure" Limit of a sequence or diagram Direct/inverse limits, Zorn’s Lemma Inverse limit of topological spaces lim⁡n→∞fn(x)limn→∞​fn​(x), completeness Reduction "Simplify the system via structure" Reduce modulo prime or ideal Reduce mod pp, Jordan-Hölder theorem Retraction to subspaces Reduce differential equations to simpler forms Contraction "Shrink geometry or algebraic data" Homotopy contraction or algebraic contraction Nilpotent elements, contraction mappings Homotopy contraction of spaces Contraction mapping theorem Techniques in Artin’s Abstract Algebra — Theorem Table Here's how those concepts (quotienting, limiting, collapsing) underpin key results in Artin's Abstract Algebra — presented in table format by Theorem / Lemma / Corollary, identifying the method used. Theorem / Result Chapter Type Technique Used Explanation First Isomorphism Theorem (Groups) Chapter 2 Theorem Quotienting Forms G/ker⁡(ϕ)≅Im(ϕ)G/ker(ϕ)≅Im(ϕ), collapses kernel to identity <text:soft-page-break/>Lagrange’s Theorem Chapter 2 Theorem Quotienting (cosets) Coset partition forms a quotient set Fundamental Theorem of Finite Abelian Groups Chapter 11 Theorem Decomposition, Collapse Collapses group structure into direct sum of cyclic components Structure Theorem for Finitely Generated Modules Chapter 12 Theorem Quotient, Reduction Breaks module down by quotienting submodules Direct Product of Rings Chapter 10 Construction Limiting/Reduction Structures collapsed into components Polynomial Factor Rings F[x]/(f(x))F[x]/(f(x)) Chapter 7 Construction Quotient Ring Collapses ideal generated by f(x)f(x) Chinese Remainder Theorem Chapter 10 Theorem Quotienting, Modular Uses quotient rings and product structures Zorn’s Lemma Use in Maximal Ideals Appendix / Ch 11 Lemma Limiting / Inductive Applies limiting process via chains Field Extension Tower Law Chapter 14 Theorem Layered Quotients Each extension collapses intermediate field via quotient Sylow Theorems Chapter 5 Theorem Reduction to subgroup Abstract decomposition and collapsing via subgroup normalizers Would you like me to generate a complete listing of all theorems in Artin categorized by these methods? Or should we do a deep dive into a specific chapter (e.g., Groups, Rings, Modules, Galois Theory) and break down every lemma/theorem using this lens? Let me know how detailed you want this to get — I can go full Artin chapter-by-chapter if that helps. tell in arti abstarct algebar and stadard all therorems n real analysis and topolygy by mukers and category theory and algebraic geometry in tablee form cannonical and coreect way of doing with these </text:p>
      <text:p text:style-name="Standard">ChatGPT said:</text:p>
      <text:p text:style-name="Standard">Below is a comprehensive, multi‐table “catalog” that organizes many of the central theorems and ideas across several major areas of mathematics—in Artin’s Abstract Algebra, Real Analysis, Topology (in the style of Munkres), Category Theory, and Algebraic Geometry—through the lens of “quotienting, collapsing, limiting, reduction, and contraction” techniques. In each table the columns include: the theorem or result, its field, the key technique(s) used (with an informal intuition versus the formal formulation), and a brief explanation or reference note. (Keep in mind that many of these ideas appear implicitly in proofs and constructions; this tabulation is a conceptual guide rather than an exhaustive textbook indexing.)</text:p>
      <text:p text:style-name="Standard"/>
      <text:p text:style-name="Standard">1. Artin’s Abstract Algebra</text:p>
      <text:p text:style-name="Standard">(Inspired by Michael Artin’s approach, many proofs and constructions in groups, rings, modules, and fields rely on collapsing structures (by “modding out” substructures) and taking limits in a categorical sense.)</text:p>
      <text:p text:style-name="Standard">Theorem/Result</text:p>
      <text:p text:style-name="Standard">Field</text:p>
      <text:p text:style-name="Standard">Key Technique(s)</text:p>
      <text:p text:style-name="Standard">Informal vs. Formal Explanation</text:p>
      <text:p text:style-name="Standard">Reference/Notes</text:p>
      <text:p text:style-name="Standard">First Isomorphism Theorem</text:p>
      <text:p text:style-name="Standard">Group Theory</text:p>
      <text:p text:style-name="Standard">Quotienting, Collapsing</text:p>
      <text:p text:style-name="Standard">Informally “collapse the kernel to a point” to identify the structure of the image. Formally, G/kerφ≅Imφ.</text:p>
      <text:p text:style-name="Standard">Artin’s Abstract Algebra (Chapter on Groups)</text:p>
      <text:p text:style-name="Standard">Lagrange’s Theorem</text:p>
      <text:p text:style-name="Standard">Group Theory</text:p>
      <text:p text:style-name="Standard">Quotienting (via Cosets)</text:p>
      <text:p text:style-name="Standard">Partitions a finite group into cosets; each coset is an “equivalence class” under the subgroup relation.</text:p>
      <text:p text:style-name="Standard">Standard result in group theory</text:p>
      <text:p text:style-name="Standard">Fundamental Theorem of Finite Abelian Groups</text:p>
      <text:p text:style-name="Standard">Abelian Groups</text:p>
      <text:p text:style-name="Standard">Decomposition, Reduction</text:p>
      <text:p text:style-name="Standard"><text:soft-page-break/>Breaks an abelian group into a direct sum of cyclic groups by “reducing” the group’s structure to its simplest cyclic factors.</text:p>
      <text:p text:style-name="Standard">Artin; many texts on finite abelian groups</text:p>
      <text:p text:style-name="Standard">Jordan–Hölder Theorem</text:p>
      <text:p text:style-name="Standard">Group Theory</text:p>
      <text:p text:style-name="Standard">Reduction, Collapsing</text:p>
      <text:p text:style-name="Standard">Decomposes a group into a series of simple subquotients; different series “collapse” to yield isomorphic factors up to order.</text:p>
      <text:p text:style-name="Standard">Discussed in Artin and many advanced algebra texts</text:p>
      <text:p text:style-name="Standard">Structure Theorem for Finitely Generated Modules</text:p>
      <text:p text:style-name="Standard">Module Theory</text:p>
      <text:p text:style-name="Standard">Quotienting, Reduction</text:p>
      <text:p text:style-name="Standard">Expresses a module as a quotient of a free module by a well-chosen submodule—collapsing redundant information to yield invariants (e.g., invariant factors).</text:p>
      <text:p text:style-name="Standard">Artin’s treatment of module theory; see also texts on modules</text:p>
      <text:p text:style-name="Standard">Chinese Remainder Theorem</text:p>
      <text:p text:style-name="Standard">Ring Theory</text:p>
      <text:p text:style-name="Standard">Quotienting, Modular Techniques</text:p>
      <text:p text:style-name="Standard">Relates a ring to a product of quotient rings. Informally “splits” the ring along ideals, thereby reducing a complex structure to simpler components.</text:p>
      <text:p text:style-name="Standard">Classical theorem; Artin and many algebra texts</text:p>
      <text:p text:style-name="Standard"/>
      <text:p text:style-name="Standard">2. Real Analysis</text:p>
      <text:p text:style-name="Standard">(Key results here often rely on limiting processes—taking sequences, limits of functions, and covering arguments—which in turn “collapse” more complex behavior into a manageable form.)</text:p>
      <text:p text:style-name="Standard">Theorem/Result</text:p>
      <text:p text:style-name="Standard">Focus Area</text:p>
      <text:p text:style-name="Standard">Key Technique(s)</text:p>
      <text:p text:style-name="Standard">Intuition vs. Formal Structure</text:p>
      <text:p text:style-name="Standard">Reference/Notes</text:p>
      <text:p text:style-name="Standard">Bolzano–Weierstrass Theorem</text:p>
      <text:p text:style-name="Standard">Sequences/Compactness</text:p>
      <text:p text:style-name="Standard">Limiting</text:p>
      <text:p text:style-name="Standard">Every bounded sequence “clusters” around a limit point. Formally, any bounded sequence in Rn has a convergent subsequence.</text:p>
      <text:p text:style-name="Standard">Standard in analysis texts</text:p>
      <text:p text:style-name="Standard">Intermediate Value Theorem</text:p>
      <text:p text:style-name="Standard">Continuity</text:p>
      <text:p text:style-name="Standard">Reduction (via connectedness)</text:p>
      <text:p text:style-name="Standard">A continuous function “collapses” the interval between values—if it takes two values it must take every value in between.</text:p>
      <text:p text:style-name="Standard">Often used to argue the existence of roots</text:p>
      <text:p text:style-name="Standard">Heine–Borel Theorem</text:p>
      <text:p text:style-name="Standard">Compactness</text:p>
      <text:p text:style-name="Standard">Covering/Reduction</text:p>
      <text:p text:style-name="Standard">Characterizes compact sets as those that can be “reduced” to a finite subcover from any open cover.</text:p>
      <text:p text:style-name="Standard">A cornerstone in real analysis</text:p>
      <text:p text:style-name="Standard">Monotone Convergence Theorem</text:p>
      <text:p text:style-name="Standard">Sequences</text:p>
      <text:p text:style-name="Standard">Limiting</text:p>
      <text:p text:style-name="Standard">Any monotonic bounded sequence converges, as its limit “collapses” the infinite tail into a single value.</text:p>
      <text:p text:style-name="Standard"><text:soft-page-break/>Classical result in introductory analysis</text:p>
      <text:p text:style-name="Standard">Dominated Convergence Theorem</text:p>
      <text:p text:style-name="Standard">Integration/Measure</text:p>
      <text:p text:style-name="Standard">Limiting, Reduction</text:p>
      <text:p text:style-name="Standard">Enables “passing the limit” under the integral sign by collapsing function differences using an integrable dominating function.</text:p>
      <text:p text:style-name="Standard">Key result in Lebesgue integration theory</text:p>
      <text:p text:style-name="Standard"/>
      <text:p text:style-name="Standard">3. Topology (Munkres Approach)</text:p>
      <text:p text:style-name="Standard">(Munkres’ texts emphasize constructing new spaces by “gluing” or “collapsing” parts, as well as using limits and coverings for characterizing spaces.)</text:p>
      <text:p text:style-name="Standard">Theorem/Result</text:p>
      <text:p text:style-name="Standard">Focus Area</text:p>
      <text:p text:style-name="Standard">Key Technique(s)</text:p>
      <text:p text:style-name="Standard">Informal vs. Formal Description</text:p>
      <text:p text:style-name="Standard">Reference/Notes</text:p>
      <text:p text:style-name="Standard">Urysohn’s Lemma</text:p>
      <text:p text:style-name="Standard">Normal Spaces</text:p>
      <text:p text:style-name="Standard">Contraction, Extension (Collapsing distances)</text:p>
      <text:p text:style-name="Standard">Informally constructs a continuous function that “separates” disjoint closed sets; it collapses the set differences into distinct function values.</text:p>
      <text:p text:style-name="Standard">Munkres’ Topology</text:p>
      <text:p text:style-name="Standard">Tietze Extension Theorem</text:p>
      <text:p text:style-name="Standard">Normal Spaces</text:p>
      <text:p text:style-name="Standard">Extension via Collapsing</text:p>
      <text:p text:style-name="Standard">Shows that any continuous function defined on a closed subset can be “extended” to the whole space; conceptually this extends and “collapses” local behavior consistently.</text:p>
      <text:p text:style-name="Standard">Munkres’ Topology</text:p>
      <text:p text:style-name="Standard">Tychonoff Theorem</text:p>
      <text:p text:style-name="Standard">Product Spaces, Compactness</text:p>
      <text:p text:style-name="Standard">Limiting (via ultrafilters or nets)</text:p>
      <text:p text:style-name="Standard">Characterizes the compactness of a product of spaces using a general limiting process, underscoring that infinite products “limit” into a compact structure.</text:p>
      <text:p text:style-name="Standard">A classical theorem in topology; proof techniques vary</text:p>
      <text:p text:style-name="Standard">Seifert–van Kampen Theorem</text:p>
      <text:p text:style-name="Standard">Fundamental Group</text:p>
      <text:p text:style-name="Standard">Quotienting (by decomposing spaces)</text:p>
      <text:p text:style-name="Standard">Computes the fundamental group of a space by “gluing” open sets together, each collapsing non-essential paths to a point in the quotient construction.</text:p>
      <text:p text:style-name="Standard">Munkres and algebraic topology textbooks</text:p>
      <text:p text:style-name="Standard">Classification of Compact Surfaces</text:p>
      <text:p text:style-name="Standard">2D Topology</text:p>
      <text:p text:style-name="Standard">Reduction, Quotienting</text:p>
      <text:p text:style-name="Standard">Uses identification and “gluing” (i.e., quotient spaces) of edges in polygons to classify surfaces into canonical types.</text:p>
      <text:p text:style-name="Standard">Standard result; often included in advanced topology discussions</text:p>
      <text:p text:style-name="Standard"/>
      <text:p text:style-name="Standard">4. Category Theory</text:p>
      <text:p text:style-name="Standard">(Category theory abstracts the ideas of “gluing,” “factoring,” and “limiting” to a very high level through universal properties and the concept of limits/colimits.)</text:p>
      <text:p text:style-name="Standard">Theorem/Result</text:p>
      <text:p text:style-name="Standard">Focus Area</text:p>
      <text:p text:style-name="Standard"><text:soft-page-break/>Key Technique(s)</text:p>
      <text:p text:style-name="Standard">Conceptual Framework</text:p>
      <text:p text:style-name="Standard">Reference/Notes</text:p>
      <text:p text:style-name="Standard">Yoneda Lemma</text:p>
      <text:p text:style-name="Standard">Representable Functors</text:p>
      <text:p text:style-name="Standard">Limiting/Universal Property</text:p>
      <text:p text:style-name="Standard">Provides a bridge between objects and functors; it “collapses” the categorical structure into set-theoretic terms via representable functors.</text:p>
      <text:p text:style-name="Standard">Standard in category theory texts</text:p>
      <text:p text:style-name="Standard">Adjoint Functor Theorem</text:p>
      <text:p text:style-name="Standard">Existence of Adjoints</text:p>
      <text:p text:style-name="Standard">Limiting/Co/Limit Constructions</text:p>
      <text:p text:style-name="Standard">Uses universal properties and limit-colimit duality to capture “optimal” extensions or reductions between categories.</text:p>
      <text:p text:style-name="Standard">Foundational in category theory</text:p>
      <text:p text:style-name="Standard">Universal Properties (Limits &amp; Colimits)</text:p>
      <text:p text:style-name="Standard">All of Category Theory</text:p>
      <text:p text:style-name="Standard">Quotienting, Limiting, Collapsing</text:p>
      <text:p text:style-name="Standard">The definitions of limits (inverse limits) and colimits (direct limits) generalize the idea of “collapsing” diagrams into a universal object that satisfies a certain property.</text:p>
      <text:p text:style-name="Standard">Core theme in any categorical text</text:p>
      <text:p text:style-name="Standard">Factorization Systems</text:p>
      <text:p text:style-name="Standard">Morphism Analysis</text:p>
      <text:p text:style-name="Standard">Reduction/Decomposition</text:p>
      <text:p text:style-name="Standard">Decomposes any morphism into a composition of two morphisms (often an epimorphism followed by a monomorphism), “reducing” the morphism structure.</text:p>
      <text:p text:style-name="Standard">Common in the study of concrete and abstract categories</text:p>
      <text:p text:style-name="Standard"/>
      <text:p text:style-name="Standard">5. Algebraic Geometry</text:p>
      <text:p text:style-name="Standard">(Many key ideas in algebraic geometry are built on quotient constructions—identifying points via equivalence relations—and limiting procedures to “glue” local data into global objects.)</text:p>
      <text:p text:style-name="Standard">Theorem/Result</text:p>
      <text:p text:style-name="Standard">Focus Area</text:p>
      <text:p text:style-name="Standard">Key Technique(s)</text:p>
      <text:p text:style-name="Standard">Intuition vs. Formalism</text:p>
      <text:p text:style-name="Standard">Reference/Notes</text:p>
      <text:p text:style-name="Standard">Hilbert’s Nullstellensatz</text:p>
      <text:p text:style-name="Standard">Affine Varieties</text:p>
      <text:p text:style-name="Standard">Quotienting (via ideals)</text:p>
      <text:p text:style-name="Standard">Relates algebraic sets to ideals in polynomial rings. Informally, one “collapses” algebraic information of zero sets into ideal-theoretic data.</text:p>
      <text:p text:style-name="Standard">Fundamental result; standard in algebraic geometry texts</text:p>
      <text:p text:style-name="Standard">Riemann–Roch Theorem</text:p>
      <text:p text:style-name="Standard">Algebraic Curves/Varieties</text:p>
      <text:p text:style-name="Standard">Limiting, Correction Terms</text:p>
      <text:p text:style-name="Standard">Connects the geometry of a curve (or variety) with the dimensions of spaces of sections of line bundles, “correcting” for singularities and topology via combinatorial data.</text:p>
      <text:p text:style-name="Standard">Central to the study of curves and surfaces</text:p>
      <text:p text:style-name="Standard">Scheme Gluing</text:p>
      <text:p text:style-name="Standard">Scheme Theory</text:p>
      <text:p text:style-name="Standard">Quotienting, Limit Processes</text:p>
      <text:p text:style-name="Standard"><text:soft-page-break/>Builds global schemes by “gluing” affine pieces via equivalence relations, thereby reducing local ringed spaces into a coherent global object.</text:p>
      <text:p text:style-name="Standard">Introduced by Grothendieck; found in standard texts on schemes</text:p>
      <text:p text:style-name="Standard">Resolution of Singularities</text:p>
      <text:p text:style-name="Standard">Varieties/Complex Geometry</text:p>
      <text:p text:style-name="Standard">Collapse/Reduction</text:p>
      <text:p text:style-name="Standard">The process “contracts” singular parts to replace them by smoother pieces; a careful limiting procedure reconstructs the variety in a smooth form.</text:p>
      <text:p text:style-name="Standard">A major topic in modern algebraic geometry</text:p>
      <text:p text:style-name="Standard">Serre’s GAGA Principle</text:p>
      <text:p text:style-name="Standard">Analytic vs. Algebraic</text:p>
      <text:p text:style-name="Standard">Equivalence (Collapsing distinctions)</text:p>
      <text:p text:style-name="Standard">Establishes an equivalence between the algebraic and analytic categories over complex projective varieties, “collapsing” the differences between these perspectives.</text:p>
      <text:p text:style-name="Standard">A bridge in advanced algebraic geometry and complex analysis</text:p>
      <text:p text:style-name="Standard"/>
      <text:p text:style-name="Standard">Concluding Remarks</text:p>
      <text:p text:style-name="Standard">Each of these tables highlights how similar conceptual techniques—whether they are thought of as “quotienting,” “collapsing,” “limiting,” “reduction,” or “contraction”—play a central role in unifying seemingly diverse areas of mathematics. In Artin’s Abstract Algebra, the emphasis is on modding out substructures to simplify algebraic objects; in Real Analysis and Topology, limiting processes and covering arguments reduce infinite or complex structures to manageable forms; in Category Theory, universal constructions generalize these ideas to an abstract setting; and in Algebraic Geometry, equivalence relations and gluing via limits build global geometric objects from local data.</text:p>
      <text:p text:style-name="Standard">These canonical tables are intended as a conceptual map—a “meta‐theory” of mathematical simplification techniques that recur across disciplines. For precise theorem statements, proofs, and further contextual details, consulting the primary texts (e.g., Artin’s Algebra, Munkres’ Topology, Mac Lane’s Categories for the Working Mathematician, and Hartshorne’s Algebraic Geometry) is recommended.</text:p>
      <text:p text:style-name="Standard">If you would like further details (for example, a deeper dive into any of these areas or additional theorems and proofs organized by technique), please let me know.</text:p>
      <text:p text:style-name="Standard"/>
      <text:p text:style-name="Standard"/>
      <text:h text:style-name="Heading_20_5" text:outline-level="5">You said:</text:h>
      <text:p text:style-name="Text_20_body">You said: 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 ChatGPT said: Great! You're diving into a powerful unifying idea in mathematics — simplification through equivalence, reduction, and limits. These concepts appear across fields like algebra, topology, and analysis in surprisingly parallel ways. Let’s break it down first with an abstract-intuitive vs formal comparison across subjects, then follow with a focused table for how these techniques appear specifically in Michael Artin’s Abstract Algebra. Cross-Disciplinary Summary Table: Quotienting, Collapsing, Limiting Technique Intuition (Informal) Formal (Math) In Algebra In Topology In Analysis Quotienting "Identify things as equal" Form equivalence classes and form quotient structures Quotient group G/NG/N, ring mod ideal Quotient space X/∼X/∼ Factoring functions by periodicity, R/ZR/Z Collapsing "Shrink or crush part of the space" Mapping a subset to a point Mod out submodule Collapse subspace to a point (e.g., cone) Uniform convergence to a limit collapses <text:soft-page-break/>variation Limiting "Approach a simpler structure" Limit of a sequence or diagram Direct/inverse limits, Zorn’s Lemma Inverse limit of topological spaces lim⁡n→∞fn(x)limn→∞​fn​(x), completeness Reduction "Simplify the system via structure" Reduce modulo prime or ideal Reduce mod pp, Jordan-Hölder theorem Retraction to subspaces Reduce differential equations to simpler forms Contraction "Shrink geometry or algebraic data" Homotopy contraction or algebraic contraction Nilpotent elements, contraction mappings Homotopy contraction of spaces Contraction mapping theorem Techniques in Artin’s Abstract Algebra — Theorem Table Here's how those concepts (quotienting, limiting, collapsing) underpin key results in Artin's Abstract Algebra — presented in table format by Theorem / Lemma / Corollary, identifying the method used. Theorem / Result Chapter Type Technique Used Explanation First Isomorphism Theorem (Groups) Chapter 2 Theorem Quotienting Forms G/ker⁡(ϕ)≅Im(ϕ)G/ker(ϕ)≅Im(ϕ), collapses kernel to identity Lagrange’s Theorem Chapter 2 Theorem Quotienting (cosets) Coset partition forms a quotient set Fundamental Theorem of Finite Abelian Groups Chapter 11 Theorem Decomposition, Collapse Collapses group structure into direct sum of cyclic components Structure Theorem for Finitely Generated Modules Chapter 12 Theorem Quotient, Reduction Breaks module down by quotienting submodules Direct Product of Rings Chapter 10 Construction Limiting/Reduction Structures collapsed into components Polynomial Factor Rings F[x]/(f(x))F[x]/(f(x)) Chapter 7 Construction Quotient Ring Collapses ideal generated by f(x)f(x) Chinese Remainder Theorem Chapter 10 Theorem Quotienting, Modular Uses quotient rings and product structures Zorn’s Lemma Use in Maximal Ideals Appendix / Ch 11 Lemma Limiting / Inductive Applies limiting process via chains Field Extension Tower Law Chapter 14 Theorem Layered Quotients Each extension collapses intermediate field via quotient Sylow Theorems Chapter 5 Theorem Reduction to subgroup Abstract decomposition and collapsing via subgroup normalizers Would you like me to generate a complete listing of all theorems in Artin categorized by these methods? Or should we do a deep dive into a specific chapter (e.g., Groups, Rings, Modules, Galois Theory) and break down every lemma/theorem using this lens? Let me know how detailed you want this to get — I can go full Artin chapter-by-chapter if that helps. tell in arti abstarct algebar and stadard all therorems n real analysis and topolygy by mukers and category theory and algebraic geometry in tablee form cannonical and coreect way of doing with these </text:p>
      <text:h text:style-name="Heading_20_6" text:outline-level="6">ChatGPT said:</text:h>
      <text:p text:style-name="Text_20_body">Below is a comprehensive, multi‐table “catalog” that organizes many of the central theorems and ideas across several major areas of mathematics—in Artin’s Abstract Algebra, Real Analysis, Topology (in the style of Munkres), Category Theory, and Algebraic Geometry—through the lens of “quotienting, collapsing, limiting, reduction, and contraction” techniques. In each table the columns include: the theorem or result, its field, the key technique(s) used (with an informal intuition versus the formal formulation), and a brief explanation or reference note. (Keep in mind that many of these ideas appear implicitly in proofs and constructions; this tabulation is a conceptual guide rather than an exhaustive textbook indexing.)</text:p>
      <text:p text:style-name="Horizontal_20_Line"/>
      <text:h text:style-name="Heading_20_3" text:outline-level="3">1. Artin’s Abstract Algebra</text:h>
      <text:p text:style-name="Text_20_body"><text:span text:style-name="Emphasis">(Inspired by Michael Artin’s approach, many proofs and constructions in groups, rings, modules, and fields rely on collapsing structures (by “modding out” substructures) and taking limits in a categorical sense.)</text:span></text:p>
      <table:table table:name="Table8" table:style-name="Table8">
        <table:table-column table:style-name="Table8.A"/>
        <table:table-column table:style-name="Table8.B"/>
        <table:table-column table:style-name="Table8.C"/>
        <table:table-column table:style-name="Table8.D"/>
        <table:table-column table:style-name="Table8.E"/>
        <table:table-header-rows>
          <text:soft-page-break/>
          <table:table-row>
            <table:table-cell table:style-name="Table8.A1" office:value-type="string">
              <text:p text:style-name="Table_20_Heading"><text:span text:style-name="Strong_20_Emphasis">Theorem/Result</text:span></text:p>
            </table:table-cell>
            <table:table-cell table:style-name="Table8.A1" office:value-type="string">
              <text:p text:style-name="Table_20_Heading"><text:span text:style-name="Strong_20_Emphasis">Field</text:span></text:p>
            </table:table-cell>
            <table:table-cell table:style-name="Table8.A1" office:value-type="string">
              <text:p text:style-name="Table_20_Heading"><text:span text:style-name="Strong_20_Emphasis">Key Technique(s)</text:span></text:p>
            </table:table-cell>
            <table:table-cell table:style-name="Table8.A1" office:value-type="string">
              <text:p text:style-name="Table_20_Heading"><text:span text:style-name="Strong_20_Emphasis">Informal vs. Formal Explanation</text:span></text:p>
            </table:table-cell>
            <table:table-cell table:style-name="Table8.A1" office:value-type="string">
              <text:p text:style-name="Table_20_Heading"><text:span text:style-name="Strong_20_Emphasis">Reference/Notes</text:span></text:p>
            </table:table-cell>
          </table:table-row>
        </table:table-header-rows>
        <table:table-row>
          <table:table-cell table:style-name="Table8.A1" office:value-type="string">
            <text:p text:style-name="Table_20_Contents">First Isomorphism Theorem</text:p>
          </table:table-cell>
          <table:table-cell table:style-name="Table8.A1" office:value-type="string">
            <text:p text:style-name="Table_20_Contents">Group Theory</text:p>
          </table:table-cell>
          <table:table-cell table:style-name="Table8.A1" office:value-type="string">
            <text:p text:style-name="Table_20_Contents"><text:span text:style-name="Strong_20_Emphasis">Quotienting, Collapsing</text:span></text:p>
          </table:table-cell>
          <table:table-cell table:style-name="Table8.A1" office:value-type="string">
            <text:p text:style-name="Table_20_Contents">Informally “collapse the kernel to a point” to identify the structure of the image. Formally, G/kerφ≅Imφ.</text:p>
          </table:table-cell>
          <table:table-cell table:style-name="Table8.A1" office:value-type="string">
            <text:p text:style-name="Table_20_Contents">Artin’s Abstract Algebra (Chapter on Groups)</text:p>
          </table:table-cell>
        </table:table-row>
        <table:table-row>
          <table:table-cell table:style-name="Table8.A1" office:value-type="string">
            <text:p text:style-name="Table_20_Contents">Lagrange’s Theorem</text:p>
          </table:table-cell>
          <table:table-cell table:style-name="Table8.A1" office:value-type="string">
            <text:p text:style-name="Table_20_Contents">Group Theory</text:p>
          </table:table-cell>
          <table:table-cell table:style-name="Table8.A1" office:value-type="string">
            <text:p text:style-name="Table_20_Contents"><text:span text:style-name="Strong_20_Emphasis">Quotienting (via Cosets)</text:span></text:p>
          </table:table-cell>
          <table:table-cell table:style-name="Table8.A1" office:value-type="string">
            <text:p text:style-name="Table_20_Contents">Partitions a finite group into cosets; each coset is an “equivalence class” under the subgroup relation.</text:p>
          </table:table-cell>
          <table:table-cell table:style-name="Table8.A1" office:value-type="string">
            <text:p text:style-name="Table_20_Contents">Standard result in group theory</text:p>
          </table:table-cell>
        </table:table-row>
        <table:table-row>
          <table:table-cell table:style-name="Table8.A1" office:value-type="string">
            <text:p text:style-name="Table_20_Contents">Fundamental Theorem of Finite Abelian Groups</text:p>
          </table:table-cell>
          <table:table-cell table:style-name="Table8.A1" office:value-type="string">
            <text:p text:style-name="Table_20_Contents">Abelian Groups</text:p>
          </table:table-cell>
          <table:table-cell table:style-name="Table8.A1" office:value-type="string">
            <text:p text:style-name="Table_20_Contents"><text:span text:style-name="Strong_20_Emphasis">Decomposition, Reduction</text:span></text:p>
          </table:table-cell>
          <table:table-cell table:style-name="Table8.A1" office:value-type="string">
            <text:p text:style-name="Table_20_Contents">Breaks an abelian group into a direct sum of cyclic groups by “reducing” the group’s structure to its simplest cyclic factors.</text:p>
          </table:table-cell>
          <table:table-cell table:style-name="Table8.A1" office:value-type="string">
            <text:p text:style-name="Table_20_Contents">Artin; many texts on finite abelian groups</text:p>
          </table:table-cell>
        </table:table-row>
        <table:table-row>
          <table:table-cell table:style-name="Table8.A1" office:value-type="string">
            <text:p text:style-name="Table_20_Contents">Jordan–Hölder Theorem</text:p>
          </table:table-cell>
          <table:table-cell table:style-name="Table8.A1" office:value-type="string">
            <text:p text:style-name="Table_20_Contents">Group Theory</text:p>
          </table:table-cell>
          <table:table-cell table:style-name="Table8.A1" office:value-type="string">
            <text:p text:style-name="Table_20_Contents"><text:span text:style-name="Strong_20_Emphasis">Reduction, Collapsing</text:span></text:p>
          </table:table-cell>
          <table:table-cell table:style-name="Table8.A1" office:value-type="string">
            <text:p text:style-name="Table_20_Contents">Decomposes a group into a series of simple subquotients; different series “collapse” to yield isomorphic factors up to order.</text:p>
          </table:table-cell>
          <table:table-cell table:style-name="Table8.A1" office:value-type="string">
            <text:p text:style-name="Table_20_Contents">Discussed in Artin and many advanced algebra texts</text:p>
          </table:table-cell>
        </table:table-row>
        <table:table-row>
          <table:table-cell table:style-name="Table8.A1" office:value-type="string">
            <text:p text:style-name="Table_20_Contents">Structure Theorem for Finitely Generated Modules</text:p>
          </table:table-cell>
          <table:table-cell table:style-name="Table8.A1" office:value-type="string">
            <text:p text:style-name="Table_20_Contents">Module Theory</text:p>
          </table:table-cell>
          <table:table-cell table:style-name="Table8.A1" office:value-type="string">
            <text:p text:style-name="Table_20_Contents"><text:span text:style-name="Strong_20_Emphasis">Quotienting, Reduction</text:span></text:p>
          </table:table-cell>
          <table:table-cell table:style-name="Table8.A1" office:value-type="string">
            <text:p text:style-name="Table_20_Contents">Expresses a module as a quotient of a free module by a well-chosen submodule—collapsing redundant information to yield invariants (e.g., invariant factors).</text:p>
          </table:table-cell>
          <table:table-cell table:style-name="Table8.A1" office:value-type="string">
            <text:p text:style-name="Table_20_Contents">Artin’s treatment of module theory; see also texts on modules</text:p>
          </table:table-cell>
        </table:table-row>
        <table:table-row>
          <table:table-cell table:style-name="Table8.A1" office:value-type="string">
            <text:p text:style-name="Table_20_Contents">Chinese Remainder Theorem</text:p>
          </table:table-cell>
          <table:table-cell table:style-name="Table8.A1" office:value-type="string">
            <text:p text:style-name="Table_20_Contents">Ring Theory</text:p>
          </table:table-cell>
          <table:table-cell table:style-name="Table8.A1" office:value-type="string">
            <text:p text:style-name="Table_20_Contents"><text:span text:style-name="Strong_20_Emphasis">Quotienting, Modular Techniques</text:span></text:p>
          </table:table-cell>
          <table:table-cell table:style-name="Table8.A1" office:value-type="string">
            <text:p text:style-name="Table_20_Contents">Relates a ring to a product of quotient rings. Informally “splits” the ring along ideals, thereby reducing a complex structure to simpler components.</text:p>
          </table:table-cell>
          <table:table-cell table:style-name="Table8.A1" office:value-type="string">
            <text:p text:style-name="Table_20_Contents">Classical theorem; Artin and many algebra texts</text:p>
          </table:table-cell>
        </table:table-row>
      </table:table>
      <text:p text:style-name="Horizontal_20_Line"/>
      <text:h text:style-name="Heading_20_3" text:outline-level="3">2. Real Analysis</text:h>
      <text:p text:style-name="Text_20_body"><text:span text:style-name="Emphasis">(Key results here often rely on limiting processes—taking sequences, limits of functions, and covering arguments—which in turn “collapse” more complex behavior into a manageable form.)</text:span></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text:span text:style-name="Strong_20_Emphasis">Theorem/Result</text:span></text:p>
            </table:table-cell>
            <table:table-cell table:style-name="Table9.A1" office:value-type="string">
              <text:p text:style-name="Table_20_Heading"><text:span text:style-name="Strong_20_Emphasis">Focus Area</text:span></text:p>
            </table:table-cell>
            <table:table-cell table:style-name="Table9.A1" office:value-type="string">
              <text:p text:style-name="Table_20_Heading"><text:span text:style-name="Strong_20_Emphasis">Key Technique(s)</text:span></text:p>
            </table:table-cell>
            <table:table-cell table:style-name="Table9.A1" office:value-type="string">
              <text:p text:style-name="Table_20_Heading"><text:span text:style-name="Strong_20_Emphasis">Intuition vs. Formal Structure</text:span></text:p>
            </table:table-cell>
            <table:table-cell table:style-name="Table9.A1" office:value-type="string">
              <text:p text:style-name="Table_20_Heading"><text:span text:style-name="Strong_20_Emphasis">Reference/Notes</text:span></text:p>
            </table:table-cell>
          </table:table-row>
        </table:table-header-rows>
        <table:table-row>
          <table:table-cell table:style-name="Table9.A1" office:value-type="string">
            <text:p text:style-name="Table_20_Contents">Bolzano–Weierstrass Theorem</text:p>
          </table:table-cell>
          <table:table-cell table:style-name="Table9.A1" office:value-type="string">
            <text:p text:style-name="Table_20_Contents">Sequences/Compactness</text:p>
          </table:table-cell>
          <table:table-cell table:style-name="Table9.A1" office:value-type="string">
            <text:p text:style-name="Table_20_Contents"><text:span text:style-name="Strong_20_Emphasis">Limiting</text:span></text:p>
          </table:table-cell>
          <table:table-cell table:style-name="Table9.A1" office:value-type="string">
            <text:p text:style-name="Table_20_Contents">Every bounded sequence “clusters” around a limit point. Formally, any bounded sequence in Rn has a convergent subsequence.</text:p>
          </table:table-cell>
          <table:table-cell table:style-name="Table9.A1" office:value-type="string">
            <text:p text:style-name="Table_20_Contents">Standard in analysis texts</text:p>
          </table:table-cell>
        </table:table-row>
        <table:table-row>
          <table:table-cell table:style-name="Table9.A1" office:value-type="string">
            <text:p text:style-name="Table_20_Contents">Intermediate Value Theorem</text:p>
          </table:table-cell>
          <table:table-cell table:style-name="Table9.A1" office:value-type="string">
            <text:p text:style-name="Table_20_Contents">Continuity</text:p>
          </table:table-cell>
          <table:table-cell table:style-name="Table9.A1" office:value-type="string">
            <text:p text:style-name="Table_20_Contents"><text:span text:style-name="Strong_20_Emphasis">Reduction (via connectedness)</text:span></text:p>
          </table:table-cell>
          <table:table-cell table:style-name="Table9.A1" office:value-type="string">
            <text:p text:style-name="Table_20_Contents">A continuous function “collapses” the interval between values—if it takes two values it must take every value in between.</text:p>
          </table:table-cell>
          <table:table-cell table:style-name="Table9.A1" office:value-type="string">
            <text:p text:style-name="Table_20_Contents">Often used to argue the existence of roots</text:p>
          </table:table-cell>
        </table:table-row>
        <text:soft-page-break/>
        <table:table-row>
          <table:table-cell table:style-name="Table9.A1" office:value-type="string">
            <text:p text:style-name="Table_20_Contents">Heine–Borel Theorem</text:p>
          </table:table-cell>
          <table:table-cell table:style-name="Table9.A1" office:value-type="string">
            <text:p text:style-name="Table_20_Contents">Compactness</text:p>
          </table:table-cell>
          <table:table-cell table:style-name="Table9.A1" office:value-type="string">
            <text:p text:style-name="Table_20_Contents"><text:span text:style-name="Strong_20_Emphasis">Covering/Reduction</text:span></text:p>
          </table:table-cell>
          <table:table-cell table:style-name="Table9.A1" office:value-type="string">
            <text:p text:style-name="Table_20_Contents">Characterizes compact sets as those that can be “reduced” to a finite subcover from any open cover.</text:p>
          </table:table-cell>
          <table:table-cell table:style-name="Table9.A1" office:value-type="string">
            <text:p text:style-name="Table_20_Contents">A cornerstone in real analysis</text:p>
          </table:table-cell>
        </table:table-row>
        <table:table-row>
          <table:table-cell table:style-name="Table9.A1" office:value-type="string">
            <text:p text:style-name="Table_20_Contents">Monotone Convergence Theorem</text:p>
          </table:table-cell>
          <table:table-cell table:style-name="Table9.A1" office:value-type="string">
            <text:p text:style-name="Table_20_Contents">Sequences</text:p>
          </table:table-cell>
          <table:table-cell table:style-name="Table9.A1" office:value-type="string">
            <text:p text:style-name="Table_20_Contents"><text:span text:style-name="Strong_20_Emphasis">Limiting</text:span></text:p>
          </table:table-cell>
          <table:table-cell table:style-name="Table9.A1" office:value-type="string">
            <text:p text:style-name="Table_20_Contents">Any monotonic bounded sequence converges, as its limit “collapses” the infinite tail into a single value.</text:p>
          </table:table-cell>
          <table:table-cell table:style-name="Table9.A1" office:value-type="string">
            <text:p text:style-name="Table_20_Contents">Classical result in introductory analysis</text:p>
          </table:table-cell>
        </table:table-row>
        <table:table-row>
          <table:table-cell table:style-name="Table9.A1" office:value-type="string">
            <text:p text:style-name="Table_20_Contents">Dominated Convergence Theorem</text:p>
          </table:table-cell>
          <table:table-cell table:style-name="Table9.A1" office:value-type="string">
            <text:p text:style-name="Table_20_Contents">Integration/Measure</text:p>
          </table:table-cell>
          <table:table-cell table:style-name="Table9.A1" office:value-type="string">
            <text:p text:style-name="Table_20_Contents"><text:span text:style-name="Strong_20_Emphasis">Limiting, Reduction</text:span></text:p>
          </table:table-cell>
          <table:table-cell table:style-name="Table9.A1" office:value-type="string">
            <text:p text:style-name="Table_20_Contents">Enables “passing the limit” under the integral sign by collapsing function differences using an integrable dominating function.</text:p>
          </table:table-cell>
          <table:table-cell table:style-name="Table9.A1" office:value-type="string">
            <text:p text:style-name="Table_20_Contents">Key result in Lebesgue integration theory</text:p>
          </table:table-cell>
        </table:table-row>
      </table:table>
      <text:p text:style-name="Horizontal_20_Line"/>
      <text:h text:style-name="Heading_20_3" text:outline-level="3">3. Topology (Munkres Approach)</text:h>
      <text:p text:style-name="Text_20_body"><text:span text:style-name="Emphasis">(Munkres’ texts emphasize constructing new spaces by “gluing” or “collapsing” parts, as well as using limits and coverings for characterizing spaces.)</text:span></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text:span text:style-name="Strong_20_Emphasis">Theorem/Result</text:span></text:p>
            </table:table-cell>
            <table:table-cell table:style-name="Table10.A1" office:value-type="string">
              <text:p text:style-name="Table_20_Heading"><text:span text:style-name="Strong_20_Emphasis">Focus Area</text:span></text:p>
            </table:table-cell>
            <table:table-cell table:style-name="Table10.A1" office:value-type="string">
              <text:p text:style-name="Table_20_Heading"><text:span text:style-name="Strong_20_Emphasis">Key Technique(s)</text:span></text:p>
            </table:table-cell>
            <table:table-cell table:style-name="Table10.A1" office:value-type="string">
              <text:p text:style-name="Table_20_Heading"><text:span text:style-name="Strong_20_Emphasis">Informal vs. Formal Description</text:span></text:p>
            </table:table-cell>
            <table:table-cell table:style-name="Table10.A1" office:value-type="string">
              <text:p text:style-name="Table_20_Heading"><text:span text:style-name="Strong_20_Emphasis">Reference/Notes</text:span></text:p>
            </table:table-cell>
          </table:table-row>
        </table:table-header-rows>
        <table:table-row>
          <table:table-cell table:style-name="Table10.A1" office:value-type="string">
            <text:p text:style-name="Table_20_Contents">Urysohn’s Lemma</text:p>
          </table:table-cell>
          <table:table-cell table:style-name="Table10.A1" office:value-type="string">
            <text:p text:style-name="Table_20_Contents">Normal Spaces</text:p>
          </table:table-cell>
          <table:table-cell table:style-name="Table10.A1" office:value-type="string">
            <text:p text:style-name="Table_20_Contents"><text:span text:style-name="Strong_20_Emphasis">Contraction, Extension (Collapsing distances)</text:span></text:p>
          </table:table-cell>
          <table:table-cell table:style-name="Table10.A1" office:value-type="string">
            <text:p text:style-name="Table_20_Contents">Informally constructs a continuous function that “separates” disjoint closed sets; it collapses the set differences into distinct function values.</text:p>
          </table:table-cell>
          <table:table-cell table:style-name="Table10.A1" office:value-type="string">
            <text:p text:style-name="Table_20_Contents">Munkres’ Topology</text:p>
          </table:table-cell>
        </table:table-row>
        <table:table-row>
          <table:table-cell table:style-name="Table10.A1" office:value-type="string">
            <text:p text:style-name="Table_20_Contents">Tietze Extension Theorem</text:p>
          </table:table-cell>
          <table:table-cell table:style-name="Table10.A1" office:value-type="string">
            <text:p text:style-name="Table_20_Contents">Normal Spaces</text:p>
          </table:table-cell>
          <table:table-cell table:style-name="Table10.A1" office:value-type="string">
            <text:p text:style-name="Table_20_Contents"><text:span text:style-name="Strong_20_Emphasis">Extension via Collapsing</text:span></text:p>
          </table:table-cell>
          <table:table-cell table:style-name="Table10.A1" office:value-type="string">
            <text:p text:style-name="Table_20_Contents">Shows that any continuous function defined on a closed subset can be “extended” to the whole space; conceptually this extends and “collapses” local behavior consistently.</text:p>
          </table:table-cell>
          <table:table-cell table:style-name="Table10.A1" office:value-type="string">
            <text:p text:style-name="Table_20_Contents">Munkres’ Topology</text:p>
          </table:table-cell>
        </table:table-row>
        <table:table-row>
          <table:table-cell table:style-name="Table10.A1" office:value-type="string">
            <text:p text:style-name="Table_20_Contents">Tychonoff Theorem</text:p>
          </table:table-cell>
          <table:table-cell table:style-name="Table10.A1" office:value-type="string">
            <text:p text:style-name="Table_20_Contents">Product Spaces, Compactness</text:p>
          </table:table-cell>
          <table:table-cell table:style-name="Table10.A1" office:value-type="string">
            <text:p text:style-name="Table_20_Contents"><text:span text:style-name="Strong_20_Emphasis">Limiting (via ultrafilters or nets)</text:span></text:p>
          </table:table-cell>
          <table:table-cell table:style-name="Table10.A1" office:value-type="string">
            <text:p text:style-name="Table_20_Contents">Characterizes the compactness of a product of spaces using a general limiting process, underscoring that infinite products “limit” into a compact structure.</text:p>
          </table:table-cell>
          <table:table-cell table:style-name="Table10.A1" office:value-type="string">
            <text:p text:style-name="Table_20_Contents">A classical theorem in topology; proof techniques vary</text:p>
          </table:table-cell>
        </table:table-row>
        <table:table-row>
          <table:table-cell table:style-name="Table10.A1" office:value-type="string">
            <text:p text:style-name="Table_20_Contents">Seifert–van Kampen Theorem</text:p>
          </table:table-cell>
          <table:table-cell table:style-name="Table10.A1" office:value-type="string">
            <text:p text:style-name="Table_20_Contents">Fundamental Group</text:p>
          </table:table-cell>
          <table:table-cell table:style-name="Table10.A1" office:value-type="string">
            <text:p text:style-name="Table_20_Contents"><text:span text:style-name="Strong_20_Emphasis">Quotienting (by decomposing spaces)</text:span></text:p>
          </table:table-cell>
          <table:table-cell table:style-name="Table10.A1" office:value-type="string">
            <text:p text:style-name="Table_20_Contents">Computes the fundamental group of a space by “gluing” open sets together, each collapsing non-essential paths to a point in the quotient construction.</text:p>
          </table:table-cell>
          <table:table-cell table:style-name="Table10.A1" office:value-type="string">
            <text:p text:style-name="Table_20_Contents">Munkres and algebraic topology textbooks</text:p>
          </table:table-cell>
        </table:table-row>
        <text:soft-page-break/>
        <table:table-row>
          <table:table-cell table:style-name="Table10.A1" office:value-type="string">
            <text:p text:style-name="Table_20_Contents">Classification of Compact Surfaces</text:p>
          </table:table-cell>
          <table:table-cell table:style-name="Table10.A1" office:value-type="string">
            <text:p text:style-name="Table_20_Contents">2D Topology</text:p>
          </table:table-cell>
          <table:table-cell table:style-name="Table10.A1" office:value-type="string">
            <text:p text:style-name="Table_20_Contents"><text:span text:style-name="Strong_20_Emphasis">Reduction, Quotienting</text:span></text:p>
          </table:table-cell>
          <table:table-cell table:style-name="Table10.A1" office:value-type="string">
            <text:p text:style-name="Table_20_Contents">Uses identification and “gluing” (i.e., quotient spaces) of edges in polygons to classify surfaces into canonical types.</text:p>
          </table:table-cell>
          <table:table-cell table:style-name="Table10.A1" office:value-type="string">
            <text:p text:style-name="Table_20_Contents">Standard result; often included in advanced topology discussions</text:p>
          </table:table-cell>
        </table:table-row>
      </table:table>
      <text:p text:style-name="Horizontal_20_Line"/>
      <text:h text:style-name="Heading_20_3" text:outline-level="3">4. Category Theory</text:h>
      <text:p text:style-name="Text_20_body"><text:span text:style-name="Emphasis">(Category theory abstracts the ideas of “gluing,” “factoring,” and “limiting” to a very high level through universal properties and the concept of limits/colimits.)</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text:span text:style-name="Strong_20_Emphasis">Theorem/Result</text:span></text:p>
            </table:table-cell>
            <table:table-cell table:style-name="Table11.A1" office:value-type="string">
              <text:p text:style-name="Table_20_Heading"><text:span text:style-name="Strong_20_Emphasis">Focus Area</text:span></text:p>
            </table:table-cell>
            <table:table-cell table:style-name="Table11.A1" office:value-type="string">
              <text:p text:style-name="Table_20_Heading"><text:span text:style-name="Strong_20_Emphasis">Key Technique(s)</text:span></text:p>
            </table:table-cell>
            <table:table-cell table:style-name="Table11.A1" office:value-type="string">
              <text:p text:style-name="Table_20_Heading"><text:span text:style-name="Strong_20_Emphasis">Conceptual Framework</text:span></text:p>
            </table:table-cell>
            <table:table-cell table:style-name="Table11.A1" office:value-type="string">
              <text:p text:style-name="Table_20_Heading"><text:span text:style-name="Strong_20_Emphasis">Reference/Notes</text:span></text:p>
            </table:table-cell>
          </table:table-row>
        </table:table-header-rows>
        <table:table-row>
          <table:table-cell table:style-name="Table11.A1" office:value-type="string">
            <text:p text:style-name="Table_20_Contents">Yoneda Lemma</text:p>
          </table:table-cell>
          <table:table-cell table:style-name="Table11.A1" office:value-type="string">
            <text:p text:style-name="Table_20_Contents">Representable Functors</text:p>
          </table:table-cell>
          <table:table-cell table:style-name="Table11.A1" office:value-type="string">
            <text:p text:style-name="Table_20_Contents"><text:span text:style-name="Strong_20_Emphasis">Limiting/Universal Property</text:span></text:p>
          </table:table-cell>
          <table:table-cell table:style-name="Table11.A1" office:value-type="string">
            <text:p text:style-name="Table_20_Contents">Provides a bridge between objects and functors; it “collapses” the categorical structure into set-theoretic terms via representable functors.</text:p>
          </table:table-cell>
          <table:table-cell table:style-name="Table11.A1" office:value-type="string">
            <text:p text:style-name="Table_20_Contents">Standard in category theory texts</text:p>
          </table:table-cell>
        </table:table-row>
        <table:table-row>
          <table:table-cell table:style-name="Table11.A1" office:value-type="string">
            <text:p text:style-name="Table_20_Contents">Adjoint Functor Theorem</text:p>
          </table:table-cell>
          <table:table-cell table:style-name="Table11.A1" office:value-type="string">
            <text:p text:style-name="Table_20_Contents">Existence of Adjoints</text:p>
          </table:table-cell>
          <table:table-cell table:style-name="Table11.A1" office:value-type="string">
            <text:p text:style-name="Table_20_Contents"><text:span text:style-name="Strong_20_Emphasis">Limiting/Co/Limit Constructions</text:span></text:p>
          </table:table-cell>
          <table:table-cell table:style-name="Table11.A1" office:value-type="string">
            <text:p text:style-name="Table_20_Contents">Uses universal properties and limit-colimit duality to capture “optimal” extensions or reductions between categories.</text:p>
          </table:table-cell>
          <table:table-cell table:style-name="Table11.A1" office:value-type="string">
            <text:p text:style-name="Table_20_Contents">Foundational in category theory</text:p>
          </table:table-cell>
        </table:table-row>
        <table:table-row>
          <table:table-cell table:style-name="Table11.A1" office:value-type="string">
            <text:p text:style-name="Table_20_Contents">Universal Properties (Limits &amp; Colimits)</text:p>
          </table:table-cell>
          <table:table-cell table:style-name="Table11.A1" office:value-type="string">
            <text:p text:style-name="Table_20_Contents">All of Category Theory</text:p>
          </table:table-cell>
          <table:table-cell table:style-name="Table11.A1" office:value-type="string">
            <text:p text:style-name="Table_20_Contents"><text:span text:style-name="Strong_20_Emphasis">Quotienting, Limiting, Collapsing</text:span></text:p>
          </table:table-cell>
          <table:table-cell table:style-name="Table11.A1" office:value-type="string">
            <text:p text:style-name="Table_20_Contents">The definitions of limits (inverse limits) and colimits (direct limits) generalize the idea of “collapsing” diagrams into a universal object that satisfies a certain property.</text:p>
          </table:table-cell>
          <table:table-cell table:style-name="Table11.A1" office:value-type="string">
            <text:p text:style-name="Table_20_Contents">Core theme in any categorical text</text:p>
          </table:table-cell>
        </table:table-row>
        <table:table-row>
          <table:table-cell table:style-name="Table11.A1" office:value-type="string">
            <text:p text:style-name="Table_20_Contents">Factorization Systems</text:p>
          </table:table-cell>
          <table:table-cell table:style-name="Table11.A1" office:value-type="string">
            <text:p text:style-name="Table_20_Contents">Morphism Analysis</text:p>
          </table:table-cell>
          <table:table-cell table:style-name="Table11.A1" office:value-type="string">
            <text:p text:style-name="Table_20_Contents"><text:span text:style-name="Strong_20_Emphasis">Reduction/Decomposition</text:span></text:p>
          </table:table-cell>
          <table:table-cell table:style-name="Table11.A1" office:value-type="string">
            <text:p text:style-name="Table_20_Contents">Decomposes any morphism into a composition of two morphisms (often an epimorphism followed by a monomorphism), “reducing” the morphism structure.</text:p>
          </table:table-cell>
          <table:table-cell table:style-name="Table11.A1" office:value-type="string">
            <text:p text:style-name="Table_20_Contents">Common in the study of concrete and abstract categories</text:p>
          </table:table-cell>
        </table:table-row>
      </table:table>
      <text:p text:style-name="Horizontal_20_Line"/>
      <text:h text:style-name="Heading_20_3" text:outline-level="3">5. Algebraic Geometry</text:h>
      <text:p text:style-name="Text_20_body"><text:span text:style-name="Emphasis">(Many key ideas in algebraic geometry are built on quotient constructions—identifying points via equivalence relations—and limiting procedures to “glue” local data into global objects.)</text:span></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text:span text:style-name="Strong_20_Emphasis">Theorem/Result</text:span></text:p>
            </table:table-cell>
            <table:table-cell table:style-name="Table12.A1" office:value-type="string">
              <text:p text:style-name="Table_20_Heading"><text:span text:style-name="Strong_20_Emphasis">Focus Area</text:span></text:p>
            </table:table-cell>
            <table:table-cell table:style-name="Table12.A1" office:value-type="string">
              <text:p text:style-name="Table_20_Heading"><text:span text:style-name="Strong_20_Emphasis">Key Technique(s)</text:span></text:p>
            </table:table-cell>
            <table:table-cell table:style-name="Table12.A1" office:value-type="string">
              <text:p text:style-name="Table_20_Heading"><text:span text:style-name="Strong_20_Emphasis">Intuition vs. Formalism</text:span></text:p>
            </table:table-cell>
            <table:table-cell table:style-name="Table12.A1" office:value-type="string">
              <text:p text:style-name="Table_20_Heading"><text:span text:style-name="Strong_20_Emphasis">Reference/Notes</text:span></text:p>
            </table:table-cell>
          </table:table-row>
        </table:table-header-rows>
        <table:table-row>
          <table:table-cell table:style-name="Table12.A1" office:value-type="string">
            <text:p text:style-name="Table_20_Contents">Hilbert’s Nullstellensatz</text:p>
          </table:table-cell>
          <table:table-cell table:style-name="Table12.A1" office:value-type="string">
            <text:p text:style-name="Table_20_Contents">Affine Varieties</text:p>
          </table:table-cell>
          <table:table-cell table:style-name="Table12.A1" office:value-type="string">
            <text:p text:style-name="Table_20_Contents"><text:span text:style-name="Strong_20_Emphasis">Quotienting (via ideals)</text:span></text:p>
          </table:table-cell>
          <table:table-cell table:style-name="Table12.A1" office:value-type="string">
            <text:p text:style-name="Table_20_Contents">Relates algebraic sets to ideals in polynomial rings. Informally, one “collapses” algebraic information of zero <text:soft-page-break/>sets into ideal-theoretic data.</text:p>
          </table:table-cell>
          <table:table-cell table:style-name="Table12.A1" office:value-type="string">
            <text:p text:style-name="Table_20_Contents">Fundamental result; standard in algebraic geometry texts</text:p>
          </table:table-cell>
        </table:table-row>
        <table:table-row>
          <table:table-cell table:style-name="Table12.A1" office:value-type="string">
            <text:p text:style-name="Table_20_Contents">Riemann–Roch Theorem</text:p>
          </table:table-cell>
          <table:table-cell table:style-name="Table12.A1" office:value-type="string">
            <text:p text:style-name="Table_20_Contents">Algebraic Curves/Varieties</text:p>
          </table:table-cell>
          <table:table-cell table:style-name="Table12.A1" office:value-type="string">
            <text:p text:style-name="Table_20_Contents"><text:span text:style-name="Strong_20_Emphasis">Limiting, Correction Terms</text:span></text:p>
          </table:table-cell>
          <table:table-cell table:style-name="Table12.A1" office:value-type="string">
            <text:p text:style-name="Table_20_Contents">Connects the geometry of a curve (or variety) with the dimensions of spaces of sections of line bundles, “correcting” for singularities and topology via combinatorial data.</text:p>
          </table:table-cell>
          <table:table-cell table:style-name="Table12.A1" office:value-type="string">
            <text:p text:style-name="Table_20_Contents">Central to the study of curves and surfaces</text:p>
          </table:table-cell>
        </table:table-row>
        <table:table-row>
          <table:table-cell table:style-name="Table12.A1" office:value-type="string">
            <text:p text:style-name="Table_20_Contents">Scheme Gluing</text:p>
          </table:table-cell>
          <table:table-cell table:style-name="Table12.A1" office:value-type="string">
            <text:p text:style-name="Table_20_Contents">Scheme Theory</text:p>
          </table:table-cell>
          <table:table-cell table:style-name="Table12.A1" office:value-type="string">
            <text:p text:style-name="Table_20_Contents"><text:span text:style-name="Strong_20_Emphasis">Quotienting, Limit Processes</text:span></text:p>
          </table:table-cell>
          <table:table-cell table:style-name="Table12.A1" office:value-type="string">
            <text:p text:style-name="Table_20_Contents">Builds global schemes by “gluing” affine pieces via equivalence relations, thereby reducing local ringed spaces into a coherent global object.</text:p>
          </table:table-cell>
          <table:table-cell table:style-name="Table12.A1" office:value-type="string">
            <text:p text:style-name="Table_20_Contents">Introduced by Grothendieck; found in standard texts on schemes</text:p>
          </table:table-cell>
        </table:table-row>
        <table:table-row>
          <table:table-cell table:style-name="Table12.A1" office:value-type="string">
            <text:p text:style-name="Table_20_Contents">Resolution of Singularities</text:p>
          </table:table-cell>
          <table:table-cell table:style-name="Table12.A1" office:value-type="string">
            <text:p text:style-name="Table_20_Contents">Varieties/Complex Geometry</text:p>
          </table:table-cell>
          <table:table-cell table:style-name="Table12.A1" office:value-type="string">
            <text:p text:style-name="Table_20_Contents"><text:span text:style-name="Strong_20_Emphasis">Collapse/Reduction</text:span></text:p>
          </table:table-cell>
          <table:table-cell table:style-name="Table12.A1" office:value-type="string">
            <text:p text:style-name="Table_20_Contents">The process “contracts” singular parts to replace them by smoother pieces; a careful limiting procedure reconstructs the variety in a smooth form.</text:p>
          </table:table-cell>
          <table:table-cell table:style-name="Table12.A1" office:value-type="string">
            <text:p text:style-name="Table_20_Contents">A major topic in modern algebraic geometry</text:p>
          </table:table-cell>
        </table:table-row>
        <table:table-row>
          <table:table-cell table:style-name="Table12.A1" office:value-type="string">
            <text:p text:style-name="Table_20_Contents">Serre’s GAGA Principle</text:p>
          </table:table-cell>
          <table:table-cell table:style-name="Table12.A1" office:value-type="string">
            <text:p text:style-name="Table_20_Contents">Analytic vs. Algebraic</text:p>
          </table:table-cell>
          <table:table-cell table:style-name="Table12.A1" office:value-type="string">
            <text:p text:style-name="Table_20_Contents"><text:span text:style-name="Strong_20_Emphasis">Equivalence (Collapsing distinctions)</text:span></text:p>
          </table:table-cell>
          <table:table-cell table:style-name="Table12.A1" office:value-type="string">
            <text:p text:style-name="Table_20_Contents">Establishes an equivalence between the algebraic and analytic categories over complex projective varieties, “collapsing” the differences between these perspectives.</text:p>
          </table:table-cell>
          <table:table-cell table:style-name="Table12.A1" office:value-type="string">
            <text:p text:style-name="Table_20_Contents">A bridge in advanced algebraic geometry and complex analysis</text:p>
          </table:table-cell>
        </table:table-row>
      </table:table>
      <text:p text:style-name="Horizontal_20_Line"/>
      <text:h text:style-name="Heading_20_3" text:outline-level="3">Concluding Remarks</text:h>
      <text:p text:style-name="Text_20_body">Each of these tables highlights how similar conceptual techniques—whether they are thought of as “quotienting,” “collapsing,” “limiting,” “reduction,” or “contraction”—play a central role in unifying seemingly diverse areas of mathematics. In Artin’s <text:span text:style-name="Strong_20_Emphasis">Abstract Algebra</text:span>, the emphasis is on modding out substructures to simplify algebraic objects; in <text:span text:style-name="Strong_20_Emphasis">Real Analysis</text:span> and <text:span text:style-name="Strong_20_Emphasis">Topology</text:span>, limiting processes and covering arguments reduce infinite or complex structures to manageable forms; in <text:span text:style-name="Strong_20_Emphasis">Category Theory</text:span>, universal constructions generalize these ideas to an abstract setting; and in <text:span text:style-name="Strong_20_Emphasis">Algebraic Geometry</text:span>, equivalence relations and gluing via limits build global geometric objects from local data.</text:p>
      <text:p text:style-name="Text_20_body">These canonical tables are intended as a conceptual map—a “meta‐theory” of mathematical simplification techniques that recur across disciplines. For precise theorem statements, proofs, and further contextual details, consulting the primary texts (e.g., Artin’s <text:span text:style-name="Emphasis">Algebra</text:span>, Munkres’ <text:span text:style-name="Emphasis">Topology</text:span>, Mac Lane’s <text:span text:style-name="Emphasis">Categories for the Working Mathematician</text:span>, and Hartshorne’s <text:span text:style-name="Emphasis">Algebraic Geometry</text:span>) is recommended.</text:p>
      <text:p text:style-name="Text_20_body">If you would like further details (for example, a deeper dive into any of these areas or additional theorems and proofs organized by technique), please let me know.</text:p>
      <text:h text:style-name="Heading_20_5" text:outline-level="5"><text:soft-page-break/>You said:</text:h>
      <text:p text:style-name="Text_20_body">tell all hot fields in mathe amtics</text:p>
      <text:h text:style-name="Heading_20_6" text:outline-level="6">ChatGPT said:</text:h>
      <text:p text:style-name="Text_20_body">Below is a comprehensive overview of many of the “hot fields” in mathematics today. These areas are not only active in research but are also interwoven with developments in computer science, physics, and other applied disciplines. The following summary—including both pure and applied fields as well as interdisciplinary frontiers—is designed as a snapshot of current trends and emergent themes as we head further into the 2020s.</text:p>
      <text:p text:style-name="Horizontal_20_Line"/>
      <text:h text:style-name="Heading_20_2" text:outline-level="2">1. Pure Mathematics</text:h>
      <text:h text:style-name="Heading_20_3" text:outline-level="3">Algebraic Geometry &amp; Number Theory</text:h>
      <text:p text:style-name="Text_20_body"><text:span text:style-name="Strong_20_Emphasis">Overview:</text:span><text:line-break/>• Explores the structure of algebraic varieties and the intricate relations between geometry and arithmetic.<text:line-break/>• Today’s focus includes the Langlands program (both classical and geometric), automorphic forms, and deep connections to modern number theory.<text:line-break/><text:span text:style-name="Strong_20_Emphasis">Applications/Trends:</text:span><text:line-break/>• Influences cryptography and coding theory.<text:line-break/>• Breakthroughs such as Dennis Gaitsgory’s work on the geometric Langlands conjecture continue to drive the field.</text:p>
      <text:h text:style-name="Heading_20_3" text:outline-level="3">Representation Theory &amp; Combinatorics</text:h>
      <text:p text:style-name="Text_20_body"><text:span text:style-name="Strong_20_Emphasis">Overview:</text:span><text:line-break/>• Studies abstract algebraic structures (such as groups and algebras) via symmetry and combinatorial methods.<text:line-break/>• Additive combinatorics and the analysis of combinatorial structures are central topics.<text:line-break/><text:span text:style-name="Strong_20_Emphasis">Applications/Trends:</text:span><text:line-break/>• Plays a key role in theoretical computer science and quantum information theory.<text:line-break/>• Serves as a bridge between abstract theory and practical problems like network analysis.</text:p>
      <text:h text:style-name="Heading_20_3" text:outline-level="3">Category Theory &amp; Higher Algebra</text:h>
      <text:p text:style-name="Text_20_body"><text:span text:style-name="Strong_20_Emphasis">Overview:</text:span><text:line-break/>• Provides an abstract language for unifying various parts of mathematics using functors, natural transformations, and higher categorical structures.<text:line-break/>• Has led to the development of derived algebraic geometry and a deeper understanding of homotopy-theoretic methods.<text:line-break/><text:span text:style-name="Strong_20_Emphasis">Applications/Trends:</text:span><text:line-break/>• Its abstract framework has influenced areas ranging from topology to theoretical computer science.<text:line-break/>• Key for modern approaches to “universal properties” in mathematics.</text:p>
      <text:h text:style-name="Heading_20_3" text:outline-level="3"><text:soft-page-break/>Operator Algebras &amp; Noncommutative Geometry</text:h>
      <text:p text:style-name="Text_20_body"><text:span text:style-name="Strong_20_Emphasis">Overview:</text:span><text:line-break/>• Studies algebras of bounded operators along with structures that arise when the familiar rules of commutativity are relaxed.<text:line-break/>• Central to aspects of quantum theory and the mathematical foundations of quantum field theory.<text:line-break/><text:span text:style-name="Strong_20_Emphasis">Applications/Trends:</text:span><text:line-break/>• Informs our understanding of the Standard Model and renormalization in physics.<text:line-break/>• Provides tools for tackling problems where classical intuition breaks down.</text:p>
      <text:p text:style-name="Horizontal_20_Line"/>
      <text:h text:style-name="Heading_20_2" text:outline-level="2">2. Applied Mathematics and Computational Fields</text:h>
      <text:h text:style-name="Heading_20_3" text:outline-level="3">Topological Data Analysis (TDA)</text:h>
      <text:p text:style-name="Text_20_body"><text:span text:style-name="Strong_20_Emphasis">Overview:</text:span><text:line-break/>• Uses algebraic topology (e.g., persistent homology, zigzag and multidimensional persistence) to extract robust features from complex data sets.<text:line-break/>• Categories and sheaf theory are increasingly being employed to give these methods a firmer theoretical foundation.<text:line-break/><text:span text:style-name="Strong_20_Emphasis">Applications/Trends:</text:span><text:line-break/>• Widely used in image analysis, network science, sensor data interpretation, and even biology.<text:line-break/>• Continues to evolve with research into more general persistence modules and stability guarantees.</text:p>
      <text:h text:style-name="Heading_20_3" text:outline-level="3">Mathematics of Artificial Intelligence and Machine Learning</text:h>
      <text:p text:style-name="Text_20_body"><text:span text:style-name="Strong_20_Emphasis">Overview:</text:span><text:line-break/>• Investigates the theoretical underpinnings of neural networks, optimization algorithms, and learning theory.<text:line-break/>• AI-driven methods are not only benefiting from mathematical rigor but are also inspiring new branches of mathematics.<text:line-break/><text:span text:style-name="Strong_20_Emphasis">Applications/Trends:</text:span><text:line-break/>• Improvement in explainability, robust learning algorithms, and algorithmic fairness.<text:line-break/>• Cross-fertilization between machine learning and pure mathematics is a growing trend, as exemplified by surveys like “Mathematics and Machine Creativity.”</text:p>
      <text:h text:style-name="Heading_20_3" text:outline-level="3">Quantum Computing and Quantum Information Theory</text:h>
      <text:p text:style-name="Text_20_body"><text:span text:style-name="Strong_20_Emphasis">Overview:</text:span><text:line-break/>• Focuses on developing mathematical frameworks for quantum algorithms, error correction, and cryptographic protocols.<text:line-break/>• Bridges algebra, probability, and computational complexity with concepts such as entanglement and superposition.<text:line-break/><text:span text:style-name="Strong_20_Emphasis">Applications/Trends:</text:span><text:line-break/>• Directly impacts the rapidly evolving fields of quantum simulation and quantum cryptography.<text:line-break/>• Research in quantum machine learning algorithms is an emergent area.</text:p>
      <text:h text:style-name="Heading_20_3" text:outline-level="3"><text:soft-page-break/>Computational Mathematics and Scientific Computing</text:h>
      <text:p text:style-name="Text_20_body"><text:span text:style-name="Strong_20_Emphasis">Overview:</text:span><text:line-break/>• Develops and analyzes numerical methods and algorithms to solve both classical and newly posed problems across the sciences.<text:line-break/>• Modern trends increasingly involve the integration of AI methods into simulation and modeling tasks.<text:line-break/><text:span text:style-name="Strong_20_Emphasis">Applications/Trends:</text:span><text:line-break/>• Critical for fluid dynamics, weather modeling, and large-scale simulations in physics and engineering.<text:line-break/>• The move toward “intelligent wrappers” around traditional algorithms is reshaping the discipline.</text:p>
      <text:h text:style-name="Heading_20_3" text:outline-level="3">Optimization, Control Theory, and Data Science</text:h>
      <text:p text:style-name="Text_20_body"><text:span text:style-name="Strong_20_Emphasis">Overview:</text:span><text:line-break/>• Addresses optimization problems, stability analysis, and control in both deterministic and stochastic settings.<text:line-break/>• Includes both traditional methods and modern approaches using data-driven techniques.<text:line-break/><text:span text:style-name="Strong_20_Emphasis">Applications/Trends:</text:span><text:line-break/>• Fundamental for robotics, economic modeling, logistics, and machine learning (e.g., robust training of deep networks).<text:line-break/>• The interplay between optimization theory and high-dimensional probability is a particularly active research zone.</text:p>
      <text:p text:style-name="Horizontal_20_Line"/>
      <text:h text:style-name="Heading_20_2" text:outline-level="2">3. Interdisciplinary and Emerging Areas</text:h>
      <text:h text:style-name="Heading_20_3" text:outline-level="3">Experimental Mathematics and Automated Theorem Proving</text:h>
      <text:p text:style-name="Text_20_body"><text:span text:style-name="Strong_20_Emphasis">Overview:</text:span><text:line-break/>• Uses computational power to explore mathematical patterns, generate conjectures, and sometimes even produce proofs.<text:line-break/>• The field is evolving rapidly with the availability of high-performance computing and advanced algorithms.<text:line-break/><text:span text:style-name="Strong_20_Emphasis">Applications/Trends:</text:span><text:line-break/>• Accelerates research by allowing mathematicians to “experiment” with large data sets and complex structures.<text:line-break/>• Bridging the gap between inductive data-driven exploration and rigorous deductive proof, sometimes supported by machine learning techniques.</text:p>
      <text:h text:style-name="Heading_20_3" text:outline-level="3">Mathematical Biology and Bioinformatics</text:h>
      <text:p text:style-name="Text_20_body"><text:span text:style-name="Strong_20_Emphasis">Overview:</text:span><text:line-break/>• Applies mathematical models to understand biological processes, from cellular dynamics to ecosystem modeling.<text:line-break/>• Uses differential equations, network theory, and statistical methods to study phenomena such as epidemics, gene regulation, and population dynamics.<text:line-break/><text:span text:style-name="Strong_20_Emphasis">Applications/Trends:</text:span><text:line-break/><text:soft-page-break/>• Crucial for designing new treatments in medicine, understanding the spread of diseases, and advancing genomics.<text:line-break/>• Increasingly collaborative with life scientists and engineers.</text:p>
      <text:h text:style-name="Heading_20_3" text:outline-level="3">Financial Mathematics and Risk Analysis</text:h>
      <text:p text:style-name="Text_20_body"><text:span text:style-name="Strong_20_Emphasis">Overview:</text:span><text:line-break/>• Develops models to price derivatives, manage risk, and analyze market behavior using stochastic processes and numerical methods.<text:line-break/>• Incorporates both classical probability theory and modern machine learning techniques for finance.<text:line-break/><text:span text:style-name="Strong_20_Emphasis">Applications/Trends:</text:span><text:line-break/>• High-frequency trading, systemic risk analysis, and portfolio optimization are major drivers.<text:line-break/>• The field is rapidly adapting to the big data era in finance.</text:p>
      <text:h text:style-name="Heading_20_3" text:outline-level="3">Emerging Thematic Areas</text:h>
      <text:p text:style-name="Text_20_body">Some additional areas now drawing widespread interest include:</text:p>
      <text:list xml:id="list2352936576" text:style-name="L1">
        <text:list-item>
          <text:p text:style-name="P1"><text:span text:style-name="Strong_20_Emphasis">Dynamical Systems &amp; Stochastic Analysis:</text:span> Studying complex time evolution in natural and engineered systems.</text:p>
        </text:list-item>
        <text:list-item>
          <text:p text:style-name="P1"><text:span text:style-name="Strong_20_Emphasis">Geometric Combinatorics &amp; Additive Combinatorics:</text:span> With applications ranging from coding theory to combinatorial optimization.</text:p>
        </text:list-item>
        <text:list-item>
          <text:p text:style-name="P1"><text:span text:style-name="Strong_20_Emphasis">Interdisciplinary “Mathematical Creativity”:</text:span> How concepts from AI (machine creativity and automated reasoning) can lead to new mathematical insights and vice versa.</text:p>
        </text:list-item>
        <text:list-item>
          <text:p text:style-name="P1"><text:span text:style-name="Strong_20_Emphasis">Applied Category Theory:</text:span> Emerging as a unifying language in areas such as data science, quantum computing, and network theory.</text:p>
        </text:list-item>
      </text:list>
      <text:p text:style-name="Horizontal_20_Line"/>
      <text:h text:style-name="Heading_20_2" text:outline-level="2">Concluding Remarks</text:h>
      <text:p text:style-name="Text_20_body">The landscape of mathematics in 2025 is characterized by both deep, long-standing theoretical questions and dynamic cross-disciplinary collaborations. Whether it is the pure challenges of algebraic geometry and category theory, the computational rigor of TDA and scientific computing, or the innovative frontiers at the intersection of AI, quantum computing, and applied modeling, there is tremendous energy and opportunity. These “hot fields” are not only pushing the boundaries of what we understand mathematically but are also providing critical tools for solving real-world problems in science, technology, and beyond.</text:p>
      <text:p text:style-name="Text_20_body">This overview is a synthesis of current trends and emerging research topics—reflecting input from breakthrough prize announcements, academic surveys, and a host of recent publications—that together illustrate the vibrant and evolving nature of contemporary mathematics.</text:p>
      <text:h text:style-name="Heading_20_5" text:outline-level="5">You said:</text:h>
      <text:p text:style-name="Text_20_body">1. Pure Mathematics Algebraic Geometry &amp; Number Theory Overview: • Explores the structure of algebraic varieties and the intricate relations between geometry and arithmetic. • Today’s focus includes the Langlands program (both classical and geometric), automorphic forms, and deep <text:soft-page-break/>connections to modern number theory. Applications/Trends: • Influences cryptography and coding theory. • Breakthroughs such as Dennis Gaitsgory’s work on the geometric Langlands conjecture continue to drive the field. Representation Theory &amp; Combinatorics Overview: • Studies abstract algebraic structures (such as groups and algebras) via symmetry and combinatorial methods. • Additive combinatorics and the analysis of combinatorial structures are central topics. Applications/Trends: • Plays a key role in theoretical computer science and quantum information theory. • Serves as a bridge between abstract theory and practical problems like network analysis. Category Theory &amp; Higher Algebra Overview: • Provides an abstract language for unifying various parts of mathematics using functors, natural transformations, and higher categorical structures. • Has led to the development of derived algebraic geometry and a deeper understanding of homotopy-theoretic methods. Applications/Trends: • Its abstract framework has influenced areas ranging from topology to theoretical computer science. • Key for modern approaches to “universal properties” in mathematics. Operator Algebras &amp; Noncommutative Geometry Overview: • Studies algebras of bounded operators along with structures that arise when the familiar rules of commutativity are relaxed. • Central to aspects of quantum theory and the mathematical foundations of quantum field theory. Applications/Trends: • Informs our understanding of the Standard Model and renormalization in physics. • Provides tools for tackling problems where classical intuition breaks down. 2. Applied Mathematics and Computational Fields Topological Data Analysis (TDA) Overview: • Uses algebraic topology (e.g., persistent homology, zigzag and multidimensional persistence) to extract robust features from complex data sets. • Categories and sheaf theory are increasingly being employed to give these methods a firmer theoretical foundation. Applications/Trends: • Widely used in image analysis, network science, sensor data interpretation, and even biology. • Continues to evolve with research into more general persistence modules and stability guarantees. Mathematics of Artificial Intelligence and Machine Learning Overview: • Investigates the theoretical underpinnings of neural networks, optimization algorithms, and learning theory. • AI-driven methods are not only benefiting from mathematical rigor but are also inspiring new branches of mathematics. Applications/Trends: • Improvement in explainability, robust learning algorithms, and algorithmic fairness. • Cross-fertilization between machine learning and pure mathematics is a growing trend, as exemplified by surveys like “Mathematics and Machine Creativity.” Quantum Computing and Quantum Information Theory Overview: • Focuses on developing mathematical frameworks for quantum algorithms, error correction, and cryptographic protocols. • Bridges algebra, probability, and computational complexity with concepts such as entanglement and superposition. Applications/Trends: • Directly impacts the rapidly evolving fields of quantum simulation and quantum cryptography. • Research in quantum machine learning algorithms is an emergent area. Computational Mathematics and Scientific Computing Overview: • Develops and analyzes numerical methods and algorithms to solve both classical and newly posed problems across the sciences. • Modern trends increasingly involve the integration of AI methods into simulation and modeling tasks. Applications/Trends: • Critical for fluid dynamics, weather modeling, and large-scale simulations in physics and engineering. • The move toward “intelligent wrappers” around traditional algorithms is reshaping the discipline. Optimization, Control Theory, and Data Science Overview: • Addresses optimization problems, stability analysis, and control in both deterministic and stochastic settings. • Includes both traditional methods and modern approaches using data-driven techniques. Applications/Trends: • Fundamental for robotics, economic modeling, logistics, and machine learning (e.g., robust training of deep networks). • The interplay between optimization theory and high-dimensional probability is a particularly active research zone. 3. Interdisciplinary and Emerging Areas Experimental Mathematics and Automated <text:soft-page-break/>Theorem Proving Overview: • Uses computational power to explore mathematical patterns, generate conjectures, and sometimes even produce proofs. • The field is evolving rapidly with the availability of high-performance computing and advanced algorithms. Applications/Trends: • Accelerates research by allowing mathematicians to “experiment” with large data sets and complex structures. • Bridging the gap between inductive data-driven exploration and rigorous deductive proof, sometimes supported by machine learning techniques. Mathematical Biology and Bioinformatics Overview: • Applies mathematical models to understand biological processes, from cellular dynamics to ecosystem modeling. • Uses differential equations, network theory, and statistical methods to study phenomena such as epidemics, gene regulation, and population dynamics. Applications/Trends: • Crucial for designing new treatments in medicine, understanding the spread of diseases, and advancing genomics. • Increasingly collaborative with life scientists and engineers. Financial Mathematics and Risk Analysis Overview: • Develops models to price derivatives, manage risk, and analyze market behavior using stochastic processes and numerical methods. • Incorporates both classical probability theory and modern machine learning techniques for finance. Applications/Trends: • High-frequency trading, systemic risk analysis, and portfolio optimization are major drivers. • The field is rapidly adapting to the big data era in finance. Emerging Thematic Areas Some additional areas now drawing widespread interest include: Dynamical Systems &amp; Stochastic Analysis: Studying complex time evolution in natural and engineered systems. Geometric Combinatorics &amp; Additive Combinatorics: With applications ranging from coding theory to combinatorial optimization. Interdisciplinary “Mathematical Creativity”: How concepts from AI (machine creativity and automated reasoning) can lead to new mathematical insights and vice versa. Applied Category Theory: Emerging as a unifying language in areas such as data science, quantum computing, and network theory. 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 tell all tese technique in abstract algebra book of artin alltheorems proved in thsi way in table form all theorems leema,corralary all in table form done thuis way give such that way in all pure mathe matics iun table form</text:p>
      <text:h text:style-name="Heading_20_6" text:outline-level="6">ChatGPT said:</text:h>
      <text:p text:style-name="Text_20_body">Below is a pair of comprehensive tables that illustrate how the ideas of “quotienting,” “collapsing,” “limiting,” and similar processes serve as unifying themes (both informally and formally) across many parts of pure mathematics. The first table gathers the abstract techniques as they are used in different fields (algebra, topology, real analysis, etc.). The second table lists several key theorems from abstract algebra (in the style of Artin’s textbook) that are proven by “collapsing” substructures, “modding out” via quotienting, or “reducing” via limiting processes. These tables use keywords and intuitive descriptions alongside the formal mathematical notions.</text:p>
      <text:p text:style-name="Horizontal_20_Line"/>
      <text:h text:style-name="Heading_20_3" text:outline-level="3">Table 1. Abstract Techniques in Pure Mathematics</text:h>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span text:style-name="Strong_20_Emphasis">Technique</text:span></text:p>
            </table:table-cell>
            <table:table-cell table:style-name="Table13.A1" office:value-type="string">
              <text:p text:style-name="Table_20_Heading"><text:span text:style-name="Strong_20_Emphasis">Informal Intuition</text:span></text:p>
            </table:table-cell>
            <table:table-cell table:style-name="Table13.A1" office:value-type="string">
              <text:p text:style-name="Table_20_Heading"><text:span text:style-name="Strong_20_Emphasis">Formal Description &amp; Key Expressions</text:span></text:p>
            </table:table-cell>
            <table:table-cell table:style-name="Table13.A1" office:value-type="string">
              <text:p text:style-name="Table_20_Heading"><text:span text:style-name="Strong_20_Emphasis">Typical Applications / Fields</text:span></text:p>
            </table:table-cell>
          </table:table-row>
        </table:table-header-rows>
        <table:table-row>
          <table:table-cell table:style-name="Table13.A1" office:value-type="string">
            <text:p text:style-name="Table_20_Contents"><text:span text:style-name="Strong_20_Emphasis">Quotienting</text:span></text:p>
          </table:table-cell>
          <table:table-cell table:style-name="Table13.A1" office:value-type="string">
            <text:p text:style-name="Table_20_Contents">“Identify elements” – collapse part of a structure by <text:soft-page-break/>declaring elements equivalent.</text:p>
          </table:table-cell>
          <table:table-cell table:style-name="Table13.A1" office:value-type="string">
            <text:p text:style-name="Table_20_Contents">In group theory, form the quotient group G/N (modding out a normal subgroup); in rings, <text:soft-page-break/>form a quotient ring R/I by an ideal I.</text:p>
          </table:table-cell>
          <table:table-cell table:style-name="Table13.A1" office:value-type="string">
            <text:p text:style-name="Table_20_Contents">Abstract Algebra (isomorphism theorems, ideals), Topology (quotient <text:soft-page-break/>spaces), Real Analysis (factoring periodic functions)</text:p>
          </table:table-cell>
        </table:table-row>
        <table:table-row>
          <table:table-cell table:style-name="Table13.A1" office:value-type="string">
            <text:p text:style-name="Table_20_Contents"><text:span text:style-name="Strong_20_Emphasis">Collapsing</text:span></text:p>
          </table:table-cell>
          <table:table-cell table:style-name="Table13.A1" office:value-type="string">
            <text:p text:style-name="Table_20_Contents">“Crush or contract” – reduce a part of a structure to a single point or simpler object.</text:p>
          </table:table-cell>
          <table:table-cell table:style-name="Table13.A1" office:value-type="string">
            <text:p text:style-name="Table_20_Contents">In topology, a continuous map that sends an entire subspace A⊂X to a point (e.g. forming a cone or a quotient space X/A); similar ideas appear in algebra when one “collapses” a submodule.</text:p>
          </table:table-cell>
          <table:table-cell table:style-name="Table13.A1" office:value-type="string">
            <text:p text:style-name="Table_20_Contents">Topology (forming cones, deformation retracts), Algebra (collapsing kernels in the First Isomorphism Theorem)</text:p>
          </table:table-cell>
        </table:table-row>
        <table:table-row>
          <table:table-cell table:style-name="Table13.A1" office:value-type="string">
            <text:p text:style-name="Table_20_Contents"><text:span text:style-name="Strong_20_Emphasis">Limiting</text:span></text:p>
          </table:table-cell>
          <table:table-cell table:style-name="Table13.A1" office:value-type="string">
            <text:p text:style-name="Table_20_Contents">“Approach a simpler structure” – obtain a final structure as the limit of an iterative process.</text:p>
          </table:table-cell>
          <table:table-cell table:style-name="Table13.A1" office:value-type="string">
            <text:p text:style-name="Table_20_Contents">In analysis, taking the limit limn→∞​fn​(x); in category theory and algebra, forming direct or inverse limits; used also in constructing completions.</text:p>
          </table:table-cell>
          <table:table-cell table:style-name="Table13.A1" office:value-type="string">
            <text:p text:style-name="Table_20_Contents">Real Analysis (limits, completeness), Algebra (direct/inverse limits, colimits), Topology (inverse limits of spaces)</text:p>
          </table:table-cell>
        </table:table-row>
        <table:table-row>
          <table:table-cell table:style-name="Table13.A1" office:value-type="string">
            <text:p text:style-name="Table_20_Contents"><text:span text:style-name="Strong_20_Emphasis">Reduction / Contraction</text:span></text:p>
          </table:table-cell>
          <table:table-cell table:style-name="Table13.A1" office:value-type="string">
            <text:p text:style-name="Table_20_Contents">“Reduce complexity” – simplify by “reducing” redundant parts or isolating the essence.</text:p>
          </table:table-cell>
          <table:table-cell table:style-name="Table13.A1" office:value-type="string">
            <text:p text:style-name="Table_20_Contents">Reduction modulo a prime or ideal (e.g. Z/pZ); contraction mappings in analysis (Banach’s Contraction Principle) yield unique fixed points.</text:p>
          </table:table-cell>
          <table:table-cell table:style-name="Table13.A1" office:value-type="string">
            <text:p text:style-name="Table_20_Contents">Number Theory/Algebra (reduction mod p), Real Analysis (contraction mapping theorem), Topology (deformation retracts)</text:p>
          </table:table-cell>
        </table:table-row>
      </table:table>
      <text:p text:style-name="Text_20_body"><text:span text:style-name="Emphasis">Notes:</text:span><text:line-break/>• In each case the “informal” idea helps one think about how a structure can be simplified: by collapsing unnecessary or “redundant” information into a single object, then recovering essential properties via the quotient or limit process.<text:line-break/>• The same basic techniques appear under different guises—from coset partitioning in group theory to collapsing subspaces in topology.</text:p>
      <text:p text:style-name="Horizontal_20_Line"/>
      <text:h text:style-name="Heading_20_3" text:outline-level="3">Table 2. Key Theorems in Abstract Algebra (in the style of Artin) Proven via These Techniqu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span text:style-name="Strong_20_Emphasis">Theorem/Lemma/Corollary</text:span></text:p>
            </table:table-cell>
            <table:table-cell table:style-name="Table14.A1" office:value-type="string">
              <text:p text:style-name="Table_20_Heading"><text:span text:style-name="Strong_20_Emphasis">Field</text:span></text:p>
            </table:table-cell>
            <table:table-cell table:style-name="Table14.A1" office:value-type="string">
              <text:p text:style-name="Table_20_Heading"><text:span text:style-name="Strong_20_Emphasis">Primary Technique(s)</text:span></text:p>
            </table:table-cell>
            <table:table-cell table:style-name="Table14.A1" office:value-type="string">
              <text:p text:style-name="Table_20_Heading"><text:span text:style-name="Strong_20_Emphasis">Informal/Intuitive Explanation</text:span></text:p>
            </table:table-cell>
          </table:table-row>
        </table:table-header-rows>
        <table:table-row>
          <table:table-cell table:style-name="Table14.A1" office:value-type="string">
            <text:p text:style-name="Table_20_Contents"><text:span text:style-name="Strong_20_Emphasis">First Isomorphism Theorem</text:span></text:p>
          </table:table-cell>
          <table:table-cell table:style-name="Table14.A1" office:value-type="string">
            <text:p text:style-name="Table_20_Contents">Group Theory</text:p>
          </table:table-cell>
          <table:table-cell table:style-name="Table14.A1" office:value-type="string">
            <text:p text:style-name="Table_20_Contents">Quotienting / Collapsing</text:p>
          </table:table-cell>
          <table:table-cell table:style-name="Table14.A1" office:value-type="string">
            <text:p text:style-name="Table_20_Contents">The theorem “collapses” the kernel of a group homomorphism to a single point and identifies the quotient G/ker(φ) with the image Im(φ).</text:p>
          </table:table-cell>
        </table:table-row>
        <table:table-row>
          <table:table-cell table:style-name="Table14.A1" office:value-type="string">
            <text:p text:style-name="Table_20_Contents"><text:span text:style-name="Strong_20_Emphasis">Lagrange’s Theorem</text:span></text:p>
          </table:table-cell>
          <table:table-cell table:style-name="Table14.A1" office:value-type="string">
            <text:p text:style-name="Table_20_Contents">Group Theory</text:p>
          </table:table-cell>
          <table:table-cell table:style-name="Table14.A1" office:value-type="string">
            <text:p text:style-name="Table_20_Contents">Quotienting (via cosets)</text:p>
          </table:table-cell>
          <table:table-cell table:style-name="Table14.A1" office:value-type="string">
            <text:p text:style-name="Table_20_Contents">A finite group is partitioned into cosets of a subgroup. Each coset is an equivalence class, effectively “modding out” by the subgroup, so the group’s order is a multiple of the subgroup’s order.</text:p>
          </table:table-cell>
        </table:table-row>
        <table:table-row>
          <table:table-cell table:style-name="Table14.A1" office:value-type="string">
            <text:p text:style-name="Table_20_Contents"><text:span text:style-name="Strong_20_Emphasis">Fundamental Theorem of Finite Abelian Groups</text:span></text:p>
          </table:table-cell>
          <table:table-cell table:style-name="Table14.A1" office:value-type="string">
            <text:p text:style-name="Table_20_Contents">Abelian Groups</text:p>
          </table:table-cell>
          <table:table-cell table:style-name="Table14.A1" office:value-type="string">
            <text:p text:style-name="Table_20_Contents">Decomposition / Collapsing</text:p>
          </table:table-cell>
          <table:table-cell table:style-name="Table14.A1" office:value-type="string">
            <text:p text:style-name="Table_20_Contents">An abelian group is expressed as a direct sum of cyclic groups by “reducing” the group’s structure to its simplest cyclic factors using quotient operations.</text:p>
          </table:table-cell>
        </table:table-row>
        <table:table-row>
          <table:table-cell table:style-name="Table14.A1" office:value-type="string">
            <text:p text:style-name="Table_20_Contents"><text:span text:style-name="Strong_20_Emphasis">Jordan–Hölder </text:span><text:soft-page-break/><text:span text:style-name="Strong_20_Emphasis">Theorem</text:span></text:p>
          </table:table-cell>
          <table:table-cell table:style-name="Table14.A1" office:value-type="string">
            <text:p text:style-name="Table_20_Contents">Group <text:soft-page-break/>Theory</text:p>
          </table:table-cell>
          <table:table-cell table:style-name="Table14.A1" office:value-type="string">
            <text:p text:style-name="Table_20_Contents">Reduction / <text:soft-page-break/>Collapsing</text:p>
          </table:table-cell>
          <table:table-cell table:style-name="Table14.A1" office:value-type="string">
            <text:p text:style-name="Table_20_Contents">Any two composition series of a finite group <text:soft-page-break/>“reduce” (collapse) the group to simple building blocks (quotient groups) that are essentially the same up to ordering.</text:p>
          </table:table-cell>
        </table:table-row>
        <table:table-row>
          <table:table-cell table:style-name="Table14.A1" office:value-type="string">
            <text:p text:style-name="Table_20_Contents"><text:span text:style-name="Strong_20_Emphasis">Structure Theorem for Finitely Generated Modules</text:span></text:p>
          </table:table-cell>
          <table:table-cell table:style-name="Table14.A1" office:value-type="string">
            <text:p text:style-name="Table_20_Contents">Module Theory</text:p>
          </table:table-cell>
          <table:table-cell table:style-name="Table14.A1" office:value-type="string">
            <text:p text:style-name="Table_20_Contents">Quotienting / Reduction</text:p>
          </table:table-cell>
          <table:table-cell table:style-name="Table14.A1" office:value-type="string">
            <text:p text:style-name="Table_20_Contents">A finitely generated module over a principal ideal domain can be written as a direct sum of cyclic modules; the proof involves modding out by appropriate submodules to eliminate redundancies.</text:p>
          </table:table-cell>
        </table:table-row>
        <table:table-row>
          <table:table-cell table:style-name="Table14.A1" office:value-type="string">
            <text:p text:style-name="Table_20_Contents"><text:span text:style-name="Strong_20_Emphasis">Chinese Remainder Theorem</text:span></text:p>
          </table:table-cell>
          <table:table-cell table:style-name="Table14.A1" office:value-type="string">
            <text:p text:style-name="Table_20_Contents">Ring Theory</text:p>
          </table:table-cell>
          <table:table-cell table:style-name="Table14.A1" office:value-type="string">
            <text:p text:style-name="Table_20_Contents">Quotienting / Modular Reduction</text:p>
          </table:table-cell>
          <table:table-cell table:style-name="Table14.A1" office:value-type="string">
            <text:p text:style-name="Table_20_Contents">A ring is decomposed into a product of simpler quotient rings. One “reduces” complex congruence relations by “modding out” an ideal and then combining the results through an isomorphism.</text:p>
          </table:table-cell>
        </table:table-row>
      </table:table>
      <text:p text:style-name="Text_20_body"><text:span text:style-name="Emphasis">Notes:</text:span><text:line-break/>• Each theorem’s proof uses the idea of “removing complexity” by “identifying” or “collapsing” parts of the structure that are redundant, thereby revealing a simpler, essential structure.<text:line-break/>• This unifying idea is central in Artin’s approach to abstract algebra, where many results are built on forming quotient structures—whether in groups, rings, or modules—and then analyzing the resulting “simplified” object.</text:p>
      <text:p text:style-name="Horizontal_20_Line"/>
      <text:h text:style-name="Heading_20_3" text:outline-level="3">Concluding Remarks</text:h>
      <text:p text:style-name="Text_20_body">These tables illustrate how key unifying techniques—quotienting, collapsing, and limiting (or more broadly reduction and contraction)—are deployed across pure mathematical disciplines. In abstract algebra (as presented in Artin’s text), such techniques underpin fundamental results (like the First Isomorphism and Chinese Remainder Theorems), while similar ideas pervade topology (via quotient spaces and deformation retracts) and real analysis (via limits and contraction mappings).<text:line-break/>If you need additional details or further breakdown for a particular area, please let me know!</text:p>
      <text:h text:style-name="Heading_20_5" text:outline-level="5">You said:</text:h>
      <text:p text:style-name="Text_20_body">Quotienting “Identify elements” – collapse part of a structure by declaring elements equivalent. In group theory, form the quotient group G/NG/N (modding out a normal subgroup); in rings, form a quotient ring R/IR/I by an ideal II. Abstract Algebra (isomorphism theorems, ideals), Topology (quotient spaces), Real Analysis (factoring periodic functions) Collapsing “Crush or contract” – reduce a part of a structure to a single point or simpler object. In topology, a continuous map that sends an entire subspace A⊂XA⊂X to a point (e.g. forming a cone or a quotient space X/AX/A); similar ideas appear in algebra when one “collapses” a submodule. Topology (forming cones, deformation retracts), Algebra (collapsing kernels in the First Isomorphism Theorem) Limiting “Approach a simpler structure” – obtain a final structure as the limit of an iterative process. In analysis, taking the limit lim⁡n→∞fn(x)limn→∞​fn​(x); in category theory and algebra, forming direct or inverse limits; used also in constructing completions. Real Analysis (limits, completeness), Algebra (direct/inverse limits, colimits), Topology (inverse limits of spaces) Reduction / Contraction “Reduce complexity” – simplify by “reducing” redundant parts or isolating the essence.list all or versatile methods in table form below all or 200 </text:p>
      <text:h text:style-name="Heading_20_6" text:outline-level="6"><text:soft-page-break/>ChatGPT said:</text:h>
      <text:p text:style-name="Text_20_body">Below is a comprehensive table that encapsulates versatile methods—quotienting, collapsing, limiting, and reduction/contraction—in pure mathematics. The table summarizes each technique with an informal intuitive description, its formal processes (including key notations and examples), and its primary applications across different fields. This table is designed as a reference tool for recognizing how these unifying ideas simplify complex structures and computations in areas ranging from abstract algebra to topology and real analysis.</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text:span text:style-name="Strong_20_Emphasis">Technique</text:span></text:p>
            </table:table-cell>
            <table:table-cell table:style-name="Table15.A1" office:value-type="string">
              <text:p text:style-name="Table_20_Heading"><text:span text:style-name="Strong_20_Emphasis">Informal Intuition</text:span></text:p>
            </table:table-cell>
            <table:table-cell table:style-name="Table15.A1" office:value-type="string">
              <text:p text:style-name="Table_20_Heading"><text:span text:style-name="Strong_20_Emphasis">Formal Description &amp; Key Process</text:span></text:p>
            </table:table-cell>
            <table:table-cell table:style-name="Table15.A1" office:value-type="string">
              <text:p text:style-name="Table_20_Heading"><text:span text:style-name="Strong_20_Emphasis">Primary Applications/Fields</text:span></text:p>
            </table:table-cell>
          </table:table-row>
        </table:table-header-rows>
        <table:table-row>
          <table:table-cell table:style-name="Table15.A1" office:value-type="string">
            <text:p text:style-name="Table_20_Contents"><text:span text:style-name="Strong_20_Emphasis">Quotienting</text:span></text:p>
          </table:table-cell>
          <table:table-cell table:style-name="Table15.A1" office:value-type="string">
            <text:p text:style-name="Table_20_Contents">“Identify elements” – collapse part of a structure by declaring certain elements equivalent.</text:p>
          </table:table-cell>
          <table:table-cell table:style-name="Table15.A1" office:value-type="string">
            <text:p text:style-name="Table_20_Contents">• <text:span text:style-name="Strong_20_Emphasis">Groups:</text:span> Given a group G and a normal subgroup N, form the quotient group G/N where each coset of N represents an equivalence class.<text:line-break/>• <text:span text:style-name="Strong_20_Emphasis">Rings:</text:span> Given a ring R and an ideal I, construct the quotient ring R/I, effectively “modding out” the redundant elements in I.<text:line-break/>• <text:span text:style-name="Strong_20_Emphasis">Topology:</text:span> Create quotient spaces by identifying points via an equivalence relation (e.g. X/A).</text:p>
          </table:table-cell>
          <table:table-cell table:style-name="Table15.A1" office:value-type="string">
            <text:p text:style-name="Table_20_Contents">Abstract Algebra (isomorphism theorems, ideals), Topology (quotient spaces, identification spaces), Real Analysis (factoring periodic functions, modular reduction)</text:p>
          </table:table-cell>
        </table:table-row>
        <table:table-row>
          <table:table-cell table:style-name="Table15.A1" office:value-type="string">
            <text:p text:style-name="Table_20_Contents"><text:span text:style-name="Strong_20_Emphasis">Collapsing</text:span></text:p>
          </table:table-cell>
          <table:table-cell table:style-name="Table15.A1" office:value-type="string">
            <text:p text:style-name="Table_20_Contents">“Crush or contract” – reduce part of a structure to a single point or a simpler object.</text:p>
          </table:table-cell>
          <table:table-cell table:style-name="Table15.A1" office:value-type="string">
            <text:p text:style-name="Table_20_Contents">• <text:span text:style-name="Strong_20_Emphasis">Topology:</text:span> Use continuous maps that send an entire subspace A⊂X to a point, effectively forming a quotient space such as a cone or a suspension (e.g. collapsing A yields X/A).<text:line-break/>• <text:span text:style-name="Strong_20_Emphasis">Algebra:</text:span> In proofs (such as the First Isomorphism Theorem), collapse the kernel of a homomorphism into a neutral element to reveal an isomorphic structure.</text:p>
          </table:table-cell>
          <table:table-cell table:style-name="Table15.A1" office:value-type="string">
            <text:p text:style-name="Table_20_Contents">Topology (forming cones, deformation retracts, contractible spaces), Abstract Algebra (collapsing kernels via quotient maps, simplification in homomorphism proofs)</text:p>
          </table:table-cell>
        </table:table-row>
        <table:table-row>
          <table:table-cell table:style-name="Table15.A1" office:value-type="string">
            <text:p text:style-name="Table_20_Contents"><text:span text:style-name="Strong_20_Emphasis">Limiting</text:span></text:p>
          </table:table-cell>
          <table:table-cell table:style-name="Table15.A1" office:value-type="string">
            <text:p text:style-name="Table_20_Contents">“Approach a simpler structure” – obtain a final structure as the limit of an iterative or refining process.</text:p>
          </table:table-cell>
          <table:table-cell table:style-name="Table15.A1" office:value-type="string">
            <text:p text:style-name="Table_20_Contents">• <text:span text:style-name="Strong_20_Emphasis">Real Analysis:</text:span> Calculate the limit n→∞lim​fn​(x) for sequences of functions or objects to obtain a simpler entity (e.g., in establishing convergence or completeness).<text:line-break/>• <text:span text:style-name="Strong_20_Emphasis">Algebra/Category Theory:</text:span> Form direct limits (</text:p>
          </table:table-cell>
          <table:table-cell table:style-name="Table15.D4" office:value-type="string">
            <text:p text:style-name="P5"/>
          </table:table-cell>
        </table:table-row>
      </table:table>
      <text:p text:style-name="P4">lim​) or inverse limits (</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Table_20_Contents">lim​) to capture the eventual structure over an infinite sequence of morphisms, and construct completions <text:soft-page-break/>(such as the completion of a metric space).</text:p>
          </table:table-cell>
          <table:table-cell table:style-name="Table16.A1" office:value-type="string">
            <text:p text:style-name="Table_20_Contents">Real Analysis (limits, convergence, completions), Abstract Algebra (direct/inverse limits <text:soft-page-break/>and colimits), Topology (inverse limits of spaces, projective limits)</text:p>
          </table:table-cell>
          <table:table-cell table:style-name="Table16.C1" office:value-type="string">
            <text:p text:style-name="P5"/>
          </table:table-cell>
          <table:table-cell table:style-name="Table16.D1" office:value-type="string">
            <text:p text:style-name="P5"/>
          </table:table-cell>
        </table:table-row>
        <table:table-row>
          <table:table-cell table:style-name="Table16.A1" office:value-type="string">
            <text:p text:style-name="Table_20_Contents"><text:span text:style-name="Strong_20_Emphasis">Reduction / Contraction</text:span></text:p>
          </table:table-cell>
          <table:table-cell table:style-name="Table16.A1" office:value-type="string">
            <text:p text:style-name="Table_20_Contents">“Reduce complexity” – simplify a structure by eliminating redundancy and isolating its essential features.</text:p>
          </table:table-cell>
          <table:table-cell table:style-name="Table16.A1" office:value-type="string">
            <text:p text:style-name="Table_20_Contents">• <text:span text:style-name="Strong_20_Emphasis">Number Theory/Algebra:</text:span> Reduce an algebraic structure modulo a prime or an ideal (e.g., forming Z/pZ) to study its simpler, “residual” properties.<text:line-break/>• <text:span text:style-name="Strong_20_Emphasis">Analysis:</text:span> Apply the Banach Contraction Mapping Principle to show that a contraction mapping on a complete metric space has a unique fixed point, hence simplifying the problem to finding that unique solution.<text:line-break/>• <text:span text:style-name="Strong_20_Emphasis">General:</text:span> Reduction techniques often isolate invariant properties that capture the essence of a structure.</text:p>
          </table:table-cell>
          <table:table-cell table:style-name="Table16.A1" office:value-type="string">
            <text:p text:style-name="Table_20_Contents">Number Theory and Abstract Algebra (modular reduction, invariant factorization), Real Analysis (fixed point theorems), Topology (reducing spaces to homotopy types)</text:p>
          </table:table-cell>
        </table:table-row>
      </table:table>
      <text:p text:style-name="Horizontal_20_Line"/>
      <text:h text:style-name="Heading_20_3" text:outline-level="3">Brief Explanation</text:h>
      <text:list xml:id="list562643291" text:style-name="L2">
        <text:list-item>
          <text:p text:style-name="P2"><text:span text:style-name="Strong_20_Emphasis">Quotienting</text:span> provides a way to “collapse” undesired or repetitive information by forming equivalence classes. Its formal applications in both algebra (with groups and rings) and topology (through quotient spaces) are central to many classic theorems.</text:p>
        </text:list-item>
        <text:list-item>
          <text:p text:style-name="P2"><text:span text:style-name="Strong_20_Emphasis">Collapsing</text:span> emphasizes the idea of simplification by contracting a substructure to a point, an idea that is frequently used in both topological constructions (such as cones) and algebraic proofs.</text:p>
        </text:list-item>
        <text:list-item>
          <text:p text:style-name="P2"><text:span text:style-name="Strong_20_Emphasis">Limiting</text:span> captures the process of approaching a final, often simpler, configuration by an iterative process. This principle is foundational across analysis, algebra (via direct/inverse limits), and topology.</text:p>
        </text:list-item>
        <text:list-item>
          <text:p text:style-name="P2"><text:span text:style-name="Strong_20_Emphasis">Reduction / Contraction</text:span> focuses on eliminating redundancy, either through modular reduction or via contraction maps, to reveal the core structure. This process is vital in numerical analysis (via fixed point theorems) and abstract algebra.</text:p>
        </text:list-item>
      </text:list>
      <text:p text:style-name="Text_20_body">These methods not only provide alternative perspectives in proofs and constructions but also serve as a unifying language that helps bridge seemingly diverse topics across mathematics.</text:p>
      <text:p text:style-name="Text_20_body">If you have any questions or require further examples in any specific field, please let me know!</text:p>
      <text:h text:style-name="Heading_20_5" text:outline-level="5"><text:soft-page-break/>You said:</text:h>
      <text:p text:style-name="Text_20_body">told to tell ore methofds </text:p>
      <text:h text:style-name="Heading_20_6" text:outline-level="6">ChatGPT said:</text:h>
      <text:p text:style-name="Text_20_body">Below is an extended table that not only includes the earlier methods (quotienting, collapsing, limiting, reduction/contraction) but also several additional versatile techniques that mathematicians use to “remove complexity” by simplifying, abstracting, or transforming structures. These methods span from algebra and topology to analysis and applied mathematics. They provide powerful conceptual tools that bridge many areas by “reducing” a problem to a simpler or more canonical form.</text:p>
      <text:p text:style-name="Horizontal_20_Line"/>
      <text:h text:style-name="Heading_20_3" text:outline-level="3">Table: Versatile Methods to Remove Complexity in Mathematics</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span text:style-name="Strong_20_Emphasis">Method</text:span></text:p>
            </table:table-cell>
            <table:table-cell table:style-name="Table17.A1" office:value-type="string">
              <text:p text:style-name="Table_20_Heading"><text:span text:style-name="Strong_20_Emphasis">Informal Intuition</text:span></text:p>
            </table:table-cell>
            <table:table-cell table:style-name="Table17.A1" office:value-type="string">
              <text:p text:style-name="Table_20_Heading"><text:span text:style-name="Strong_20_Emphasis">Formal Description &amp; Key Processes</text:span></text:p>
            </table:table-cell>
            <table:table-cell table:style-name="Table17.A1" office:value-type="string">
              <text:p text:style-name="Table_20_Heading"><text:span text:style-name="Strong_20_Emphasis">Applications / Fields</text:span></text:p>
            </table:table-cell>
          </table:table-row>
        </table:table-header-rows>
        <table:table-row>
          <table:table-cell table:style-name="Table17.A1" office:value-type="string">
            <text:p text:style-name="Table_20_Contents"><text:span text:style-name="Strong_20_Emphasis">Quotienting</text:span></text:p>
          </table:table-cell>
          <table:table-cell table:style-name="Table17.A1" office:value-type="string">
            <text:p text:style-name="Table_20_Contents">“Identify elements” – collapse a structure by declaring elements equivalent.</text:p>
          </table:table-cell>
          <table:table-cell table:style-name="Table17.A1" office:value-type="string">
            <text:p text:style-name="Table_20_Contents">Form quotient groups G/N (mod out by a normal subgroup) or quotient rings R/I (mod out by an ideal); in topology, create quotient spaces (e.g., X/A) by identifying points under an equivalence relation.</text:p>
          </table:table-cell>
          <table:table-cell table:style-name="Table17.A1" office:value-type="string">
            <text:p text:style-name="Table_20_Contents">Abstract algebra (isomorphism theorems, ideal theory), topology (construction of quotient spaces), real analysis (periodic function factorization).</text:p>
          </table:table-cell>
        </table:table-row>
        <table:table-row>
          <table:table-cell table:style-name="Table17.A1" office:value-type="string">
            <text:p text:style-name="Table_20_Contents"><text:span text:style-name="Strong_20_Emphasis">Collapsing</text:span></text:p>
          </table:table-cell>
          <table:table-cell table:style-name="Table17.A1" office:value-type="string">
            <text:p text:style-name="Table_20_Contents">“Crush or contract” – reduce a part of a structure to a single point (or a simpler object).</text:p>
          </table:table-cell>
          <table:table-cell table:style-name="Table17.A1" office:value-type="string">
            <text:p text:style-name="Table_20_Contents">Use continuous maps that send an entire subspace A⊂X to a point (e.g. forming a cone or a deformation retract); in algebra, “collapse” the kernel when applying the First Isomorphism Theorem.</text:p>
          </table:table-cell>
          <table:table-cell table:style-name="Table17.A1" office:value-type="string">
            <text:p text:style-name="Table_20_Contents">Topology (cones, retracts, and cell attachments), algebra (simplification through collapsing submodules or kernels).</text:p>
          </table:table-cell>
        </table:table-row>
        <table:table-row>
          <table:table-cell table:style-name="Table17.A1" office:value-type="string">
            <text:p text:style-name="Table_20_Contents"><text:span text:style-name="Strong_20_Emphasis">Limiting</text:span></text:p>
          </table:table-cell>
          <table:table-cell table:style-name="Table17.A1" office:value-type="string">
            <text:p text:style-name="Table_20_Contents">“Approach a simpler structure” – obtain a final structure as the limit of an iterative process.</text:p>
          </table:table-cell>
          <table:table-cell table:style-name="Table17.A1" office:value-type="string">
            <text:p text:style-name="Table_20_Contents">In analysis, take limits (e.g. limn→∞​fn​(x)) to capture convergent behavior; in algebra/category theory, form direct/inverse limits and completions to encapsulate long‐term properties.</text:p>
          </table:table-cell>
          <table:table-cell table:style-name="Table17.A1" office:value-type="string">
            <text:p text:style-name="Table_20_Contents">Real analysis (limits, convergence, completeness), algebra (direct/inverse limits, colimits), topology (inverse limits, projective limits).</text:p>
          </table:table-cell>
        </table:table-row>
        <table:table-row>
          <table:table-cell table:style-name="Table17.A1" office:value-type="string">
            <text:p text:style-name="Table_20_Contents"><text:span text:style-name="Strong_20_Emphasis">Reduction / Contraction</text:span></text:p>
          </table:table-cell>
          <table:table-cell table:style-name="Table17.A1" office:value-type="string">
            <text:p text:style-name="Table_20_Contents">“Reduce complexity” – simplify by “reducing” redundant parts or isolating the core structure.</text:p>
          </table:table-cell>
          <table:table-cell table:style-name="Table17.A1" office:value-type="string">
            <text:p text:style-name="Table_20_Contents">Apply modular reduction (e.g. reduce Z modulo a prime p); use contraction mappings to find fixed points (as in Banach’s Contraction Mapping Theorem); reduce systems via invariants.</text:p>
          </table:table-cell>
          <table:table-cell table:style-name="Table17.A1" office:value-type="string">
            <text:p text:style-name="Table_20_Contents">Number theory (modular arithmetic), analysis (fixed point theorems), algebra (invariant factor decomposition), dynamical systems (contraction principles).</text:p>
          </table:table-cell>
        </table:table-row>
        <table:table-row>
          <table:table-cell table:style-name="Table17.A1" office:value-type="string">
            <text:p text:style-name="Table_20_Contents"><text:span text:style-name="Strong_20_Emphasis">Localization</text:span></text:p>
          </table:table-cell>
          <table:table-cell table:style-name="Table17.A1" office:value-type="string">
            <text:p text:style-name="Table_20_Contents">“Focus on the local” – study a structure by <text:soft-page-break/>concentrating on its behavior near a specific point or subset.</text:p>
          </table:table-cell>
          <table:table-cell table:style-name="Table17.A1" office:value-type="string">
            <text:p text:style-name="Table_20_Contents">In commutative algebra, form local rings Rp​ by <text:soft-page-break/>inverting all elements outside a prime ideal p; in geometry, use sheaf theory to analyze local properties.</text:p>
          </table:table-cell>
          <table:table-cell table:style-name="Table17.A1" office:value-type="string">
            <text:p text:style-name="Table_20_Contents">Algebraic geometry (local analysis of <text:soft-page-break/>varieties), commutative algebra (local rings), differential geometry (germs and local sections of bundles).</text:p>
          </table:table-cell>
        </table:table-row>
        <table:table-row>
          <table:table-cell table:style-name="Table17.A1" office:value-type="string">
            <text:p text:style-name="Table_20_Contents"><text:span text:style-name="Strong_20_Emphasis">Completion</text:span></text:p>
          </table:table-cell>
          <table:table-cell table:style-name="Table17.A1" office:value-type="string">
            <text:p text:style-name="Table_20_Contents">“Fill in the gaps” – complete a structure by adding limit points to remove “holes” or non-convergence issues.</text:p>
          </table:table-cell>
          <table:table-cell table:style-name="Table17.A1" office:value-type="string">
            <text:p text:style-name="Table_20_Contents">Construct the completion of a metric space (e.g., the Cauchy completion of Q in R); in algebra, complete local rings with respect to an ideal (e.g. R∧).</text:p>
          </table:table-cell>
          <table:table-cell table:style-name="Table17.A1" office:value-type="string">
            <text:p text:style-name="Table_20_Contents">Real analysis (completion of metric spaces), algebra (p-adic and formal power series rings), topology (completion of uniform spaces).</text:p>
          </table:table-cell>
        </table:table-row>
        <table:table-row>
          <table:table-cell table:style-name="Table17.A1" office:value-type="string">
            <text:p text:style-name="Table_20_Contents"><text:span text:style-name="Strong_20_Emphasis">Decomposition</text:span></text:p>
          </table:table-cell>
          <table:table-cell table:style-name="Table17.A1" office:value-type="string">
            <text:p text:style-name="Table_20_Contents">“Break into pieces” – express a complex structure as a sum or product of simpler, more manageable components.</text:p>
          </table:table-cell>
          <table:table-cell table:style-name="Table17.A1" office:value-type="string">
            <text:p text:style-name="Table_20_Contents">Use primary or Jordan decomposition in linear algebra; in topology, apply cell or spectral decomposition (such as CW complexes, simplicial complexes); in analysis, use orthogonal expansions (like Fourier or SVD).</text:p>
          </table:table-cell>
          <table:table-cell table:style-name="Table17.A1" office:value-type="string">
            <text:p text:style-name="Table_20_Contents">Linear algebra (Jordan form, spectral theory), topology (cell decompositions), harmonic analysis (Fourier series, singular value decomposition).</text:p>
          </table:table-cell>
        </table:table-row>
        <table:table-row>
          <table:table-cell table:style-name="Table17.A1" office:value-type="string">
            <text:p text:style-name="Table_20_Contents"><text:span text:style-name="Strong_20_Emphasis">Dimensional Reduction / Projection</text:span></text:p>
          </table:table-cell>
          <table:table-cell table:style-name="Table17.A1" office:value-type="string">
            <text:p text:style-name="Table_20_Contents">“Project to a lower dimension” – capture essential features by mapping to a lower-dimensional space.</text:p>
          </table:table-cell>
          <table:table-cell table:style-name="Table17.A1" office:value-type="string">
            <text:p text:style-name="Table_20_Contents">Use methods like Principal Component Analysis (PCA) or singular value decomposition (SVD) to project data onto a subspace; rigorously, design projection operators that retain key invariants.</text:p>
          </table:table-cell>
          <table:table-cell table:style-name="Table17.A1" office:value-type="string">
            <text:p text:style-name="Table_20_Contents">Data science (PCA, reduced order models), differential equations (modal analysis), statistics (low-dimensional approximations).</text:p>
          </table:table-cell>
        </table:table-row>
        <table:table-row>
          <table:table-cell table:style-name="Table17.A1" office:value-type="string">
            <text:p text:style-name="Table_20_Contents"><text:span text:style-name="Strong_20_Emphasis">Homogenization</text:span></text:p>
          </table:table-cell>
          <table:table-cell table:style-name="Table17.A1" office:value-type="string">
            <text:p text:style-name="Table_20_Contents">“Make things uniform” – transform an inhomogeneous problem into a homogeneous (or more uniform) form to simplify analysis.</text:p>
          </table:table-cell>
          <table:table-cell table:style-name="Table17.A1" office:value-type="string">
            <text:p text:style-name="Table_20_Contents">Replace variable-coefficient equations with “averaged” constant coefficients; in partial differential equations, homogenization techniques yield effective equations that approximate behavior on large scales.</text:p>
          </table:table-cell>
          <table:table-cell table:style-name="Table17.A1" office:value-type="string">
            <text:p text:style-name="Table_20_Contents">Partial differential equations, mathematical physics, materials science (effective medium theories).</text:p>
          </table:table-cell>
        </table:table-row>
        <table:table-row>
          <table:table-cell table:style-name="Table17.A1" office:value-type="string">
            <text:p text:style-name="Table_20_Contents"><text:span text:style-name="Strong_20_Emphasis">Approximation / Perturbation</text:span></text:p>
          </table:table-cell>
          <table:table-cell table:style-name="Table17.A1" office:value-type="string">
            <text:p text:style-name="Table_20_Contents">“Approximate a complex system with a simpler one” – use nearby “perturbations” that are easier to solve.</text:p>
          </table:table-cell>
          <table:table-cell table:style-name="Table17.A1" office:value-type="string">
            <text:p text:style-name="Table_20_Contents">Employ series approximations (e.g., Taylor series, asymptotic expansions) to approximate functions or solutions; use perturbation theory to understand the effect of a small parameter.</text:p>
          </table:table-cell>
          <table:table-cell table:style-name="Table17.A1" office:value-type="string">
            <text:p text:style-name="Table_20_Contents">Applied mathematics (perturbation methods), numerical analysis (approximation theory), physics (linearization and small-parameter analysis).</text:p>
          </table:table-cell>
        </table:table-row>
      </table:table>
      <text:p text:style-name="Horizontal_20_Line"/>
      <text:h text:style-name="Heading_20_3" text:outline-level="3"><text:soft-page-break/>How These Methods Help Remove Complexity</text:h>
      <text:list xml:id="list2699675229" text:style-name="L3">
        <text:list-item>
          <text:p text:style-name="P3"><text:span text:style-name="Strong_20_Emphasis">Abstraction:</text:span> By replacing a detailed, “messy” structure with an abstract or reduced model (e.g., quotienting, localization), one can focus on the essential, invariant properties.</text:p>
        </text:list-item>
        <text:list-item>
          <text:p text:style-name="P3"><text:span text:style-name="Strong_20_Emphasis">Simplification:</text:span> Methods like collapsing, reduction, and homogenization “strip away” superfluous details so that the underlying behavior is more transparent.</text:p>
        </text:list-item>
        <text:list-item>
          <text:p text:style-name="P3"><text:span text:style-name="Strong_20_Emphasis">Convergence:</text:span> Limiting and completion techniques allow one to work with well-behaved limits of sequences or nets, ensuring convergence or existence of fixed points.</text:p>
        </text:list-item>
        <text:list-item>
          <text:p text:style-name="P3"><text:span text:style-name="Strong_20_Emphasis">Decomposition:</text:span> Breaking up complex entities into simpler components (decomposition, dimensional reduction) enables separate, easier analysis which can then be recombined.</text:p>
        </text:list-item>
        <text:list-item>
          <text:p text:style-name="P3"><text:span text:style-name="Strong_20_Emphasis">Approximation:</text:span> Using approximations and perturbative methods, one can transform an intractable problem into a simpler one that retains the key features of the original system.</text:p>
        </text:list-item>
      </text:list>
      <text:p text:style-name="Horizontal_20_Line"/>
      <text:p text:style-name="Text_20_body">These additional methods, alongside the previously discussed ones, provide a versatile arsenal for mathematicians to simplify and solve a wide array of problems. They exemplify how removing—or, in some cases, adding a strategic layer of—complexity can yield deeper insight and more powerful results across mathematics.</text:p>
      <text:p text:style-name="Text_20_body">If you’d like further examples or more specific details on any of these techniques, feel free to as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10T16:52:59.072493144</meta:creation-date>
    <dc:date>2025-04-10T17:02:13.333725638</dc:date>
    <meta:editing-duration>PT9M13S</meta:editing-duration>
    <meta:editing-cycles>4</meta:editing-cycles>
    <meta:generator>LibreOffice/6.0.7.3$Linux_X86_64 LibreOffice_project/00m0$Build-3</meta:generator>
    <meta:document-statistic meta:table-count="17" meta:image-count="0" meta:object-count="0" meta:page-count="35" meta:paragraph-count="896" meta:word-count="10620" meta:character-count="89967" meta:non-whitespace-character-count="66815"/>
  </office:meta>
</office:document-meta>
</file>